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16.764cm" fo:margin-left="-0.191cm" table:align="left"/>
    </style:style>
    <style:style style:name="Table3.A" style:family="table-column">
      <style:table-column-properties style:column-width="4.064cm"/>
    </style:style>
    <style:style style:name="Table3.B" style:family="table-column">
      <style:table-column-properties style:column-width="2.032cm"/>
    </style:style>
    <style:style style:name="Table3.C" style:family="table-column">
      <style:table-column-properties style:column-width="6.604cm"/>
    </style:style>
    <style:style style:name="Table3.A1" style:family="table-cell">
      <style:table-cell-properties fo:background-color="#f2f2f2" fo:padding-left="0.191cm" fo:padding-right="0.191cm" fo:padding-top="0cm" fo:padding-bottom="0cm" fo:border="0.75pt solid #000000" style:writing-mode="lr-tb">
        <style:background-image/>
      </style:table-cell-properties>
    </style:style>
    <style:style style:name="Table3.A2" style:family="table-cell">
      <style:table-cell-properties fo:padding-left="0.191cm" fo:padding-right="0.191cm" fo:padding-top="0cm" fo:padding-bottom="0cm" fo:border="0.75pt solid #000000" style:writing-mode="lr-tb"/>
    </style:style>
    <style:style style:name="Table3.B2" style:family="table-cell">
      <style:table-cell-properties fo:padding-left="0.191cm" fo:padding-right="0.191cm" fo:padding-top="0cm" fo:padding-bottom="0cm" fo:border="0.75pt solid #000000" style:writing-mode="lr-tb"/>
    </style:style>
    <style:style style:name="Table3.C2" style:family="table-cell">
      <style:table-cell-properties fo:padding-left="0.191cm" fo:padding-right="0.191cm" fo:padding-top="0cm" fo:padding-bottom="0cm" fo:border="0.75pt solid #000000" style:writing-mode="lr-tb"/>
    </style:style>
    <style:style style:name="Table3.D2" style:family="table-cell">
      <style:table-cell-properties fo:padding-left="0.191cm" fo:padding-right="0.191cm" fo:padding-top="0cm" fo:padding-bottom="0cm" fo:border="0.75pt solid #000000" style:writing-mode="lr-tb"/>
    </style:style>
    <style:style style:name="Table3.A3" style:family="table-cell">
      <style:table-cell-properties fo:padding-left="0.191cm" fo:padding-right="0.191cm" fo:padding-top="0cm" fo:padding-bottom="0cm" fo:border="0.75pt solid #000000" style:writing-mode="lr-tb"/>
    </style:style>
    <style:style style:name="Table3.B3" style:family="table-cell">
      <style:table-cell-properties fo:padding-left="0.191cm" fo:padding-right="0.191cm" fo:padding-top="0cm" fo:padding-bottom="0cm" fo:border="0.75pt solid #000000" style:writing-mode="lr-tb"/>
    </style:style>
    <style:style style:name="Table3.C3" style:family="table-cell">
      <style:table-cell-properties fo:padding-left="0.191cm" fo:padding-right="0.191cm" fo:padding-top="0cm" fo:padding-bottom="0cm" fo:border="0.75pt solid #000000" style:writing-mode="lr-tb"/>
    </style:style>
    <style:style style:name="Table3.D3" style:family="table-cell">
      <style:table-cell-properties fo:padding-left="0.191cm" fo:padding-right="0.191cm" fo:padding-top="0cm" fo:padding-bottom="0cm" fo:border="0.75pt solid #000000" style:writing-mode="lr-tb"/>
    </style:style>
    <style:style style:name="Table3.A4" style:family="table-cell">
      <style:table-cell-properties fo:padding-left="0.191cm" fo:padding-right="0.191cm" fo:padding-top="0cm" fo:padding-bottom="0cm" fo:border="0.75pt solid #000000" style:writing-mode="lr-tb"/>
    </style:style>
    <style:style style:name="Table3.B4" style:family="table-cell">
      <style:table-cell-properties fo:padding-left="0.191cm" fo:padding-right="0.191cm" fo:padding-top="0cm" fo:padding-bottom="0cm" fo:border="0.75pt solid #000000" style:writing-mode="lr-tb"/>
    </style:style>
    <style:style style:name="Table3.C4" style:family="table-cell">
      <style:table-cell-properties fo:padding-left="0.191cm" fo:padding-right="0.191cm" fo:padding-top="0cm" fo:padding-bottom="0cm" fo:border="0.75pt solid #000000" style:writing-mode="lr-tb"/>
    </style:style>
    <style:style style:name="Table3.D4" style:family="table-cell">
      <style:table-cell-properties fo:padding-left="0.191cm" fo:padding-right="0.191cm" fo:padding-top="0cm" fo:padding-bottom="0cm" fo:border="0.75pt solid #000000" style:writing-mode="lr-tb"/>
    </style:style>
    <style:style style:name="Table3.A5" style:family="table-cell">
      <style:table-cell-properties fo:padding-left="0.191cm" fo:padding-right="0.191cm" fo:padding-top="0cm" fo:padding-bottom="0cm" fo:border="0.75pt solid #000000" style:writing-mode="lr-tb"/>
    </style:style>
    <style:style style:name="Table3.B5" style:family="table-cell">
      <style:table-cell-properties fo:padding-left="0.191cm" fo:padding-right="0.191cm" fo:padding-top="0cm" fo:padding-bottom="0cm" fo:border="0.75pt solid #000000" style:writing-mode="lr-tb"/>
    </style:style>
    <style:style style:name="Table3.C5" style:family="table-cell">
      <style:table-cell-properties fo:padding-left="0.191cm" fo:padding-right="0.191cm" fo:padding-top="0cm" fo:padding-bottom="0cm" fo:border="0.75pt solid #000000" style:writing-mode="lr-tb"/>
    </style:style>
    <style:style style:name="Table3.D5" style:family="table-cell">
      <style:table-cell-properties fo:padding-left="0.191cm" fo:padding-right="0.191cm" fo:padding-top="0cm" fo:padding-bottom="0cm" fo:border="0.75pt solid #000000" style:writing-mode="lr-tb"/>
    </style:style>
    <style:style style:name="Table15" style:family="table">
      <style:table-properties style:width="15.596cm" fo:margin-left="1.111cm" table:align="left"/>
    </style:style>
    <style:style style:name="Table15.A" style:family="table-column">
      <style:table-column-properties style:column-width="3.81cm"/>
    </style:style>
    <style:style style:name="Table15.B" style:family="table-column">
      <style:table-column-properties style:column-width="11.786cm"/>
    </style:style>
    <style:style style:name="Table15.A1" style:family="table-cell">
      <style:table-cell-properties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5.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5.A2" style:family="table-cell">
      <style:table-cell-properties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5.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A6" style:family="table-cell">
      <style:table-cell-properties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15.B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4" style:family="table">
      <style:table-properties style:width="15.596cm" fo:margin-left="1.111cm" table:align="left"/>
    </style:style>
    <style:style style:name="Table4.A" style:family="table-column">
      <style:table-column-properties style:column-width="3.81cm"/>
    </style:style>
    <style:style style:name="Table4.B" style:family="table-column">
      <style:table-column-properties style:column-width="11.786cm"/>
    </style:style>
    <style:style style:name="Table4.A1" style:family="table-cell">
      <style:table-cell-properties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4.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4.A2" style:family="table-cell">
      <style:table-cell-properties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4.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A6" style:family="table-cell">
      <style:table-cell-properties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4.B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16" style:family="table">
      <style:table-properties style:width="16.351cm" fo:margin-left="0.159cm" table:align="left"/>
    </style:style>
    <style:style style:name="Table16.A" style:family="table-column">
      <style:table-column-properties style:column-width="6.191cm"/>
    </style:style>
    <style:style style:name="Table16.B" style:family="table-column">
      <style:table-column-properties style:column-width="3.175cm"/>
    </style:style>
    <style:style style:name="Table16.C" style:family="table-column">
      <style:table-column-properties style:column-width="6.985cm"/>
    </style:style>
    <style:style style:name="Table16.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6.A3" style:family="table-cell">
      <style:table-cell-properties fo:padding-left="0.191cm" fo:padding-right="0.191cm" fo:padding-top="0cm" fo:padding-bottom="0cm" fo:border="0.75pt solid #000000" style:writing-mode="lr-tb"/>
    </style:style>
    <style:style style:name="Table16.B3" style:family="table-cell">
      <style:table-cell-properties fo:padding-left="0.191cm" fo:padding-right="0.191cm" fo:padding-top="0cm" fo:padding-bottom="0cm" fo:border="0.75pt solid #000000" style:writing-mode="lr-tb"/>
    </style:style>
    <style:style style:name="Table16.C3" style:family="table-cell">
      <style:table-cell-properties fo:padding-left="0.191cm" fo:padding-right="0.191cm" fo:padding-top="0cm" fo:padding-bottom="0cm" fo:border="0.75pt solid #000000" style:writing-mode="lr-tb"/>
    </style:style>
    <style:style style:name="Table16.A4" style:family="table-cell">
      <style:table-cell-properties fo:padding-left="0.191cm" fo:padding-right="0.191cm" fo:padding-top="0cm" fo:padding-bottom="0cm" fo:border="0.75pt solid #000000" style:writing-mode="lr-tb"/>
    </style:style>
    <style:style style:name="Table16.B4" style:family="table-cell">
      <style:table-cell-properties fo:padding-left="0.191cm" fo:padding-right="0.191cm" fo:padding-top="0cm" fo:padding-bottom="0cm" fo:border="0.75pt solid #000000" style:writing-mode="lr-tb"/>
    </style:style>
    <style:style style:name="Table16.C4" style:family="table-cell">
      <style:table-cell-properties fo:padding-left="0.191cm" fo:padding-right="0.191cm" fo:padding-top="0cm" fo:padding-bottom="0cm" fo:border="0.75pt solid #000000" style:writing-mode="lr-tb"/>
    </style:style>
    <style:style style:name="Table17" style:family="table">
      <style:table-properties style:width="16.701cm" fo:margin-left="-0.191cm" table:align="left"/>
    </style:style>
    <style:style style:name="Table17.A" style:family="table-column">
      <style:table-column-properties style:column-width="7.176cm"/>
    </style:style>
    <style:style style:name="Table17.B" style:family="table-column">
      <style:table-column-properties style:column-width="3.651cm"/>
    </style:style>
    <style:style style:name="Table17.C" style:family="table-column">
      <style:table-column-properties style:column-width="5.874cm"/>
    </style:style>
    <style:style style:name="Table17.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7.A2" style:family="table-cell">
      <style:table-cell-properties fo:padding-left="0.191cm" fo:padding-right="0.191cm" fo:padding-top="0cm" fo:padding-bottom="0cm" fo:border="0.75pt solid #000000" style:writing-mode="lr-tb"/>
    </style:style>
    <style:style style:name="Table17.B2" style:family="table-cell">
      <style:table-cell-properties fo:padding-left="0.191cm" fo:padding-right="0.191cm" fo:padding-top="0cm" fo:padding-bottom="0cm" fo:border="0.75pt solid #000000" style:writing-mode="lr-tb"/>
    </style:style>
    <style:style style:name="Table17.C2" style:family="table-cell">
      <style:table-cell-properties fo:padding-left="0.191cm" fo:padding-right="0.191cm" fo:padding-top="0cm" fo:padding-bottom="0cm" fo:border="0.75pt solid #000000" style:writing-mode="lr-tb"/>
    </style:style>
    <style:style style:name="Table17.A3" style:family="table-cell">
      <style:table-cell-properties fo:padding-left="0.191cm" fo:padding-right="0.191cm" fo:padding-top="0cm" fo:padding-bottom="0cm" fo:border="0.75pt solid #000000" style:writing-mode="lr-tb"/>
    </style:style>
    <style:style style:name="Table17.B3" style:family="table-cell">
      <style:table-cell-properties fo:padding-left="0.191cm" fo:padding-right="0.191cm" fo:padding-top="0cm" fo:padding-bottom="0cm" fo:border="0.75pt solid #000000" style:writing-mode="lr-tb"/>
    </style:style>
    <style:style style:name="Table17.C3" style:family="table-cell">
      <style:table-cell-properties fo:padding-left="0.191cm" fo:padding-right="0.191cm" fo:padding-top="0cm" fo:padding-bottom="0cm" fo:border="0.75pt solid #000000" style:writing-mode="lr-tb"/>
    </style:style>
    <style:style style:name="Table17.A4" style:family="table-cell">
      <style:table-cell-properties fo:padding-left="0.191cm" fo:padding-right="0.191cm" fo:padding-top="0cm" fo:padding-bottom="0cm" fo:border="0.75pt solid #000000" style:writing-mode="lr-tb"/>
    </style:style>
    <style:style style:name="Table17.B4" style:family="table-cell">
      <style:table-cell-properties fo:padding-left="0.191cm" fo:padding-right="0.191cm" fo:padding-top="0cm" fo:padding-bottom="0cm" fo:border="0.75pt solid #000000" style:writing-mode="lr-tb"/>
    </style:style>
    <style:style style:name="Table17.C4" style:family="table-cell">
      <style:table-cell-properties fo:padding-left="0.191cm" fo:padding-right="0.191cm" fo:padding-top="0cm" fo:padding-bottom="0cm" fo:border="0.75pt solid #000000" style:writing-mode="lr-tb"/>
    </style:style>
    <style:style style:name="Table18" style:family="table">
      <style:table-properties style:width="16.701cm" fo:margin-left="-0.191cm" table:align="left"/>
    </style:style>
    <style:style style:name="Table18.A" style:family="table-column">
      <style:table-column-properties style:column-width="5.398cm"/>
    </style:style>
    <style:style style:name="Table18.B" style:family="table-column">
      <style:table-column-properties style:column-width="4.159cm"/>
    </style:style>
    <style:style style:name="Table18.C" style:family="table-column">
      <style:table-column-properties style:column-width="4.921cm"/>
    </style:style>
    <style:style style:name="Table18.D" style:family="table-column">
      <style:table-column-properties style:column-width="2.223cm"/>
    </style:style>
    <style:style style:name="Table18.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8.A2" style:family="table-cell">
      <style:table-cell-properties fo:padding-left="0.191cm" fo:padding-right="0.191cm" fo:padding-top="0cm" fo:padding-bottom="0cm" fo:border="0.75pt solid #000000" style:writing-mode="lr-tb"/>
    </style:style>
    <style:style style:name="Table18.B2" style:family="table-cell">
      <style:table-cell-properties fo:padding-left="0.191cm" fo:padding-right="0.191cm" fo:padding-top="0cm" fo:padding-bottom="0cm" fo:border="0.75pt solid #000000" style:writing-mode="lr-tb"/>
    </style:style>
    <style:style style:name="Table18.C2" style:family="table-cell">
      <style:table-cell-properties fo:padding-left="0.191cm" fo:padding-right="0.191cm" fo:padding-top="0cm" fo:padding-bottom="0cm" fo:border="0.75pt solid #000000" style:writing-mode="lr-tb"/>
    </style:style>
    <style:style style:name="Table18.D2" style:family="table-cell">
      <style:table-cell-properties fo:padding-left="0.191cm" fo:padding-right="0.191cm" fo:padding-top="0cm" fo:padding-bottom="0cm" fo:border="0.75pt solid #000000" style:writing-mode="lr-tb"/>
    </style:style>
    <style:style style:name="Table18.A3" style:family="table-cell">
      <style:table-cell-properties fo:padding-left="0.191cm" fo:padding-right="0.191cm" fo:padding-top="0cm" fo:padding-bottom="0cm" fo:border="0.75pt solid #000000" style:writing-mode="lr-tb"/>
    </style:style>
    <style:style style:name="Table18.B3" style:family="table-cell">
      <style:table-cell-properties fo:padding-left="0.191cm" fo:padding-right="0.191cm" fo:padding-top="0cm" fo:padding-bottom="0cm" fo:border="0.75pt solid #000000" style:writing-mode="lr-tb"/>
    </style:style>
    <style:style style:name="Table18.C3" style:family="table-cell">
      <style:table-cell-properties fo:padding-left="0.191cm" fo:padding-right="0.191cm" fo:padding-top="0cm" fo:padding-bottom="0cm" fo:border="0.75pt solid #000000" style:writing-mode="lr-tb"/>
    </style:style>
    <style:style style:name="Table18.D3" style:family="table-cell">
      <style:table-cell-properties fo:padding-left="0.191cm" fo:padding-right="0.191cm" fo:padding-top="0cm" fo:padding-bottom="0cm" fo:border="0.75pt solid #000000" style:writing-mode="lr-tb"/>
    </style:style>
    <style:style style:name="Table19" style:family="table">
      <style:table-properties style:width="16.701cm" fo:margin-left="-0.191cm" table:align="left"/>
    </style:style>
    <style:style style:name="Table19.A" style:family="table-column">
      <style:table-column-properties style:column-width="5.398cm"/>
    </style:style>
    <style:style style:name="Table19.B" style:family="table-column">
      <style:table-column-properties style:column-width="6.064cm"/>
    </style:style>
    <style:style style:name="Table19.C" style:family="table-column">
      <style:table-column-properties style:column-width="5.239cm"/>
    </style:style>
    <style:style style:name="Table19.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9.A2" style:family="table-cell">
      <style:table-cell-properties fo:padding-left="0.191cm" fo:padding-right="0.191cm" fo:padding-top="0cm" fo:padding-bottom="0cm" fo:border="0.75pt solid #000000" style:writing-mode="lr-tb"/>
    </style:style>
    <style:style style:name="Table19.B2" style:family="table-cell">
      <style:table-cell-properties fo:padding-left="0.191cm" fo:padding-right="0.191cm" fo:padding-top="0cm" fo:padding-bottom="0cm" fo:border="0.75pt solid #000000" style:writing-mode="lr-tb"/>
    </style:style>
    <style:style style:name="Table19.C2" style:family="table-cell">
      <style:table-cell-properties fo:padding-left="0.191cm" fo:padding-right="0.191cm" fo:padding-top="0cm" fo:padding-bottom="0cm" fo:border="0.75pt solid #000000" style:writing-mode="lr-tb"/>
    </style:style>
    <style:style style:name="Table19.A3" style:family="table-cell">
      <style:table-cell-properties fo:padding-left="0.191cm" fo:padding-right="0.191cm" fo:padding-top="0cm" fo:padding-bottom="0cm" fo:border="0.75pt solid #000000" style:writing-mode="lr-tb"/>
    </style:style>
    <style:style style:name="Table19.B3" style:family="table-cell">
      <style:table-cell-properties fo:padding-left="0.191cm" fo:padding-right="0.191cm" fo:padding-top="0cm" fo:padding-bottom="0cm" fo:border="0.75pt solid #000000" style:writing-mode="lr-tb"/>
    </style:style>
    <style:style style:name="Table19.C3" style:family="table-cell">
      <style:table-cell-properties fo:padding-left="0.191cm" fo:padding-right="0.191cm" fo:padding-top="0cm" fo:padding-bottom="0cm" fo:border="0.75pt solid #000000" style:writing-mode="lr-tb"/>
    </style:style>
    <style:style style:name="Table19.A4" style:family="table-cell">
      <style:table-cell-properties fo:padding-left="0.191cm" fo:padding-right="0.191cm" fo:padding-top="0cm" fo:padding-bottom="0cm" fo:border="0.75pt solid #000000" style:writing-mode="lr-tb"/>
    </style:style>
    <style:style style:name="Table19.B4" style:family="table-cell">
      <style:table-cell-properties fo:padding-left="0.191cm" fo:padding-right="0.191cm" fo:padding-top="0cm" fo:padding-bottom="0cm" fo:border="0.75pt solid #000000" style:writing-mode="lr-tb"/>
    </style:style>
    <style:style style:name="Table19.C4" style:family="table-cell">
      <style:table-cell-properties fo:padding-left="0.191cm" fo:padding-right="0.191cm" fo:padding-top="0cm" fo:padding-bottom="0cm" fo:border="0.75pt solid #000000" style:writing-mode="lr-tb"/>
    </style:style>
    <style:style style:name="Table19.A5" style:family="table-cell">
      <style:table-cell-properties fo:padding-left="0.191cm" fo:padding-right="0.191cm" fo:padding-top="0cm" fo:padding-bottom="0cm" fo:border="0.75pt solid #000000" style:writing-mode="lr-tb"/>
    </style:style>
    <style:style style:name="Table19.B5" style:family="table-cell">
      <style:table-cell-properties fo:padding-left="0.191cm" fo:padding-right="0.191cm" fo:padding-top="0cm" fo:padding-bottom="0cm" fo:border="0.75pt solid #000000" style:writing-mode="lr-tb"/>
    </style:style>
    <style:style style:name="Table19.C5" style:family="table-cell">
      <style:table-cell-properties fo:padding-left="0.191cm" fo:padding-right="0.191cm" fo:padding-top="0cm" fo:padding-bottom="0cm" fo:border="0.75pt solid #000000" style:writing-mode="lr-tb"/>
    </style:style>
    <style:style style:name="Table19.A6" style:family="table-cell">
      <style:table-cell-properties fo:padding-left="0.191cm" fo:padding-right="0.191cm" fo:padding-top="0cm" fo:padding-bottom="0cm" fo:border="0.75pt solid #000000" style:writing-mode="lr-tb"/>
    </style:style>
    <style:style style:name="Table19.B6" style:family="table-cell">
      <style:table-cell-properties fo:padding-left="0.191cm" fo:padding-right="0.191cm" fo:padding-top="0cm" fo:padding-bottom="0cm" fo:border="0.75pt solid #000000" style:writing-mode="lr-tb"/>
    </style:style>
    <style:style style:name="Table19.C6" style:family="table-cell">
      <style:table-cell-properties fo:padding-left="0.191cm" fo:padding-right="0.191cm" fo:padding-top="0cm" fo:padding-bottom="0cm" fo:border="0.75pt solid #000000" style:writing-mode="lr-tb"/>
    </style:style>
    <style:style style:name="Table20" style:family="table">
      <style:table-properties style:width="16.383cm" fo:margin-left="-0.191cm" table:align="left"/>
    </style:style>
    <style:style style:name="Table20.A" style:family="table-column">
      <style:table-column-properties style:column-width="4.318cm"/>
    </style:style>
    <style:style style:name="Table20.B" style:family="table-column">
      <style:table-column-properties style:column-width="4.763cm"/>
    </style:style>
    <style:style style:name="Table20.C" style:family="table-column">
      <style:table-column-properties style:column-width="7.303cm"/>
    </style:style>
    <style:style style:name="Table20.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0.A3" style:family="table-cell">
      <style:table-cell-properties fo:padding-left="0.191cm" fo:padding-right="0.191cm" fo:padding-top="0cm" fo:padding-bottom="0cm" fo:border="0.75pt solid #000000" style:writing-mode="lr-tb"/>
    </style:style>
    <style:style style:name="Table20.B3" style:family="table-cell">
      <style:table-cell-properties fo:padding-left="0.191cm" fo:padding-right="0.191cm" fo:padding-top="0cm" fo:padding-bottom="0cm" fo:border="0.75pt solid #000000" style:writing-mode="lr-tb"/>
    </style:style>
    <style:style style:name="Table20.C3" style:family="table-cell">
      <style:table-cell-properties fo:padding-left="0.191cm" fo:padding-right="0.191cm" fo:padding-top="0cm" fo:padding-bottom="0cm" fo:border="0.75pt solid #000000" style:writing-mode="lr-tb"/>
    </style:style>
    <style:style style:name="Table20.A4"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4" style:family="table-cell">
      <style:table-cell-properties fo:padding-left="0.191cm" fo:padding-right="0.191cm" fo:padding-top="0cm" fo:padding-bottom="0cm" fo:border="0.75pt solid #000000" style:writing-mode="lr-tb"/>
    </style:style>
    <style:style style:name="Table20.C4" style:family="table-cell">
      <style:table-cell-properties fo:padding-left="0.191cm" fo:padding-right="0.191cm" fo:padding-top="0cm" fo:padding-bottom="0cm" fo:border="0.75pt solid #000000" style:writing-mode="lr-tb"/>
    </style:style>
    <style:style style:name="Table20.A5"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5" style:family="table-cell">
      <style:table-cell-properties fo:padding-left="0.191cm" fo:padding-right="0.191cm" fo:padding-top="0cm" fo:padding-bottom="0cm" fo:border="0.75pt solid #000000" style:writing-mode="lr-tb"/>
    </style:style>
    <style:style style:name="Table20.C5" style:family="table-cell">
      <style:table-cell-properties fo:padding-left="0.191cm" fo:padding-right="0.191cm" fo:padding-top="0cm" fo:padding-bottom="0cm" fo:border="0.75pt solid #000000" style:writing-mode="lr-tb"/>
    </style:style>
    <style:style style:name="Table20.6" style:family="table-row">
      <style:table-row-properties style:min-row-height="0.071cm" style:use-optimal-row-height="false"/>
    </style:style>
    <style:style style:name="Table20.A6"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6"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6" style:family="table-cell">
      <style:table-cell-properties fo:padding-left="0.191cm" fo:padding-right="0.191cm" fo:padding-top="0cm" fo:padding-bottom="0cm" fo:border="0.75pt solid #000000" style:writing-mode="lr-tb"/>
    </style:style>
    <style:style style:name="Table20.A7" style:family="table-cell">
      <style:table-cell-properties fo:padding-left="0.191cm" fo:padding-right="0.191cm" fo:padding-top="0cm" fo:padding-bottom="0cm" fo:border="0.75pt solid #000000" style:writing-mode="lr-tb"/>
    </style:style>
    <style:style style:name="Table20.B7"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7" style:family="table-cell">
      <style:table-cell-properties fo:padding-left="0.191cm" fo:padding-right="0.191cm" fo:padding-top="0cm" fo:padding-bottom="0cm" fo:border="0.75pt solid #000000" style:writing-mode="lr-tb"/>
    </style:style>
    <style:style style:name="Table20.A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B8" style:family="table-cell">
      <style:table-cell-properties fo:padding-left="0.191cm" fo:padding-right="0.191cm" fo:padding-top="0cm" fo:padding-bottom="0cm" fo:border="0.75pt solid #000000" style:writing-mode="lr-tb"/>
    </style:style>
    <style:style style:name="Table20.C8" style:family="table-cell">
      <style:table-cell-properties fo:padding-left="0.191cm" fo:padding-right="0.191cm" fo:padding-top="0cm" fo:padding-bottom="0cm" fo:border="0.75pt solid #000000" style:writing-mode="lr-tb"/>
    </style:style>
    <style:style style:name="Table20.A9" style:family="table-cell">
      <style:table-cell-properties fo:padding-left="0.191cm" fo:padding-right="0.191cm" fo:padding-top="0cm" fo:padding-bottom="0cm" fo:border="0.75pt solid #000000" style:writing-mode="lr-tb"/>
    </style:style>
    <style:style style:name="Table20.B9" style:family="table-cell">
      <style:table-cell-properties fo:padding-left="0.191cm" fo:padding-right="0.191cm" fo:padding-top="0cm" fo:padding-bottom="0cm" fo:border="0.75pt solid #000000" style:writing-mode="lr-tb"/>
    </style:style>
    <style:style style:name="Table20.C9" style:family="table-cell">
      <style:table-cell-properties fo:padding-left="0.191cm" fo:padding-right="0.191cm" fo:padding-top="0cm" fo:padding-bottom="0cm" fo:border="0.75pt solid #000000" style:writing-mode="lr-tb"/>
    </style:style>
    <style:style style:name="Table20.A10" style:family="table-cell">
      <style:table-cell-properties fo:padding-left="0.191cm" fo:padding-right="0.191cm" fo:padding-top="0cm" fo:padding-bottom="0cm" fo:border="0.75pt solid #000000" style:writing-mode="lr-tb"/>
    </style:style>
    <style:style style:name="Table20.B10" style:family="table-cell">
      <style:table-cell-properties fo:padding-left="0.191cm" fo:padding-right="0.191cm" fo:padding-top="0cm" fo:padding-bottom="0cm" fo:border="0.75pt solid #000000" style:writing-mode="lr-tb"/>
    </style:style>
    <style:style style:name="Table20.C10" style:family="table-cell">
      <style:table-cell-properties fo:padding-left="0.191cm" fo:padding-right="0.191cm" fo:padding-top="0cm" fo:padding-bottom="0cm" fo:border="0.75pt solid #000000" style:writing-mode="lr-tb"/>
    </style:style>
    <style:style style:name="Table21" style:family="table">
      <style:table-properties style:width="16.226cm" fo:margin-left="-0.191cm" table:align="left"/>
    </style:style>
    <style:style style:name="Table21.A" style:family="table-column">
      <style:table-column-properties style:column-width="5.112cm"/>
    </style:style>
    <style:style style:name="Table21.B" style:family="table-column">
      <style:table-column-properties style:column-width="2.778cm"/>
    </style:style>
    <style:style style:name="Table21.E" style:family="table-column">
      <style:table-column-properties style:column-width="2.78cm"/>
    </style:style>
    <style:style style:name="Table21.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1.A2" style:family="table-cell">
      <style:table-cell-properties fo:padding-left="0.191cm" fo:padding-right="0.191cm" fo:padding-top="0cm" fo:padding-bottom="0cm" fo:border="0.75pt solid #000000" style:writing-mode="lr-tb"/>
    </style:style>
    <style:style style:name="Table21.B2" style:family="table-cell">
      <style:table-cell-properties fo:padding-left="0.191cm" fo:padding-right="0.191cm" fo:padding-top="0cm" fo:padding-bottom="0cm" fo:border="0.75pt solid #000000" style:writing-mode="lr-tb"/>
    </style:style>
    <style:style style:name="Table21.C2" style:family="table-cell">
      <style:table-cell-properties fo:padding-left="0.191cm" fo:padding-right="0.191cm" fo:padding-top="0cm" fo:padding-bottom="0cm" fo:border="0.75pt solid #000000" style:writing-mode="lr-tb"/>
    </style:style>
    <style:style style:name="Table21.D2" style:family="table-cell">
      <style:table-cell-properties fo:padding-left="0.191cm" fo:padding-right="0.191cm" fo:padding-top="0cm" fo:padding-bottom="0cm" fo:border="0.75pt solid #000000" style:writing-mode="lr-tb"/>
    </style:style>
    <style:style style:name="Table21.E2" style:family="table-cell">
      <style:table-cell-properties fo:padding-left="0.191cm" fo:padding-right="0.191cm" fo:padding-top="0cm" fo:padding-bottom="0cm" fo:border="0.75pt solid #000000" style:writing-mode="lr-tb"/>
    </style:style>
    <style:style style:name="Table21.A3" style:family="table-cell">
      <style:table-cell-properties fo:padding-left="0.191cm" fo:padding-right="0.191cm" fo:padding-top="0cm" fo:padding-bottom="0cm" fo:border="0.75pt solid #000000" style:writing-mode="lr-tb"/>
    </style:style>
    <style:style style:name="Table21.B3" style:family="table-cell">
      <style:table-cell-properties fo:padding-left="0.191cm" fo:padding-right="0.191cm" fo:padding-top="0cm" fo:padding-bottom="0cm" fo:border="0.75pt solid #000000" style:writing-mode="lr-tb"/>
    </style:style>
    <style:style style:name="Table21.C3" style:family="table-cell">
      <style:table-cell-properties fo:padding-left="0.191cm" fo:padding-right="0.191cm" fo:padding-top="0cm" fo:padding-bottom="0cm" fo:border="0.75pt solid #000000" style:writing-mode="lr-tb"/>
    </style:style>
    <style:style style:name="Table21.D3" style:family="table-cell">
      <style:table-cell-properties fo:padding-left="0.191cm" fo:padding-right="0.191cm" fo:padding-top="0cm" fo:padding-bottom="0cm" fo:border="0.75pt solid #000000" style:writing-mode="lr-tb"/>
    </style:style>
    <style:style style:name="Table21.E3" style:family="table-cell">
      <style:table-cell-properties fo:padding-left="0.191cm" fo:padding-right="0.191cm" fo:padding-top="0cm" fo:padding-bottom="0cm" fo:border="0.75pt solid #000000" style:writing-mode="lr-tb"/>
    </style:style>
    <style:style style:name="Table21.A4" style:family="table-cell">
      <style:table-cell-properties fo:padding-left="0.191cm" fo:padding-right="0.191cm" fo:padding-top="0cm" fo:padding-bottom="0cm" fo:border="0.75pt solid #000000" style:writing-mode="lr-tb"/>
    </style:style>
    <style:style style:name="Table21.B4" style:family="table-cell">
      <style:table-cell-properties fo:padding-left="0.191cm" fo:padding-right="0.191cm" fo:padding-top="0cm" fo:padding-bottom="0cm" fo:border="0.75pt solid #000000" style:writing-mode="lr-tb"/>
    </style:style>
    <style:style style:name="Table21.C4" style:family="table-cell">
      <style:table-cell-properties fo:padding-left="0.191cm" fo:padding-right="0.191cm" fo:padding-top="0cm" fo:padding-bottom="0cm" fo:border="0.75pt solid #000000" style:writing-mode="lr-tb"/>
    </style:style>
    <style:style style:name="Table21.D4" style:family="table-cell">
      <style:table-cell-properties fo:padding-left="0.191cm" fo:padding-right="0.191cm" fo:padding-top="0cm" fo:padding-bottom="0cm" fo:border="0.75pt solid #000000" style:writing-mode="lr-tb"/>
    </style:style>
    <style:style style:name="Table21.E4" style:family="table-cell">
      <style:table-cell-properties fo:padding-left="0.191cm" fo:padding-right="0.191cm" fo:padding-top="0cm" fo:padding-bottom="0cm" fo:border="0.75pt solid #000000" style:writing-mode="lr-tb"/>
    </style:style>
    <style:style style:name="Table21.A5" style:family="table-cell">
      <style:table-cell-properties fo:padding-left="0.191cm" fo:padding-right="0.191cm" fo:padding-top="0cm" fo:padding-bottom="0cm" fo:border="0.75pt solid #000000" style:writing-mode="lr-tb"/>
    </style:style>
    <style:style style:name="Table21.B5" style:family="table-cell">
      <style:table-cell-properties fo:padding-left="0.191cm" fo:padding-right="0.191cm" fo:padding-top="0cm" fo:padding-bottom="0cm" fo:border="0.75pt solid #000000" style:writing-mode="lr-tb"/>
    </style:style>
    <style:style style:name="Table21.C5" style:family="table-cell">
      <style:table-cell-properties fo:padding-left="0.191cm" fo:padding-right="0.191cm" fo:padding-top="0cm" fo:padding-bottom="0cm" fo:border="0.75pt solid #000000" style:writing-mode="lr-tb"/>
    </style:style>
    <style:style style:name="Table21.D5" style:family="table-cell">
      <style:table-cell-properties fo:padding-left="0.191cm" fo:padding-right="0.191cm" fo:padding-top="0cm" fo:padding-bottom="0cm" fo:border="0.75pt solid #000000" style:writing-mode="lr-tb"/>
    </style:style>
    <style:style style:name="Table21.E5" style:family="table-cell">
      <style:table-cell-properties fo:padding-left="0.191cm" fo:padding-right="0.191cm" fo:padding-top="0cm" fo:padding-bottom="0cm" fo:border="0.75pt solid #000000" style:writing-mode="lr-tb"/>
    </style:style>
    <style:style style:name="Table21.A6" style:family="table-cell">
      <style:table-cell-properties fo:padding-left="0.191cm" fo:padding-right="0.191cm" fo:padding-top="0cm" fo:padding-bottom="0cm" fo:border="0.75pt solid #000000" style:writing-mode="lr-tb"/>
    </style:style>
    <style:style style:name="Table21.B6" style:family="table-cell">
      <style:table-cell-properties fo:padding-left="0.191cm" fo:padding-right="0.191cm" fo:padding-top="0cm" fo:padding-bottom="0cm" fo:border="0.75pt solid #000000" style:writing-mode="lr-tb"/>
    </style:style>
    <style:style style:name="Table21.C6" style:family="table-cell">
      <style:table-cell-properties fo:padding-left="0.191cm" fo:padding-right="0.191cm" fo:padding-top="0cm" fo:padding-bottom="0cm" fo:border="0.75pt solid #000000" style:writing-mode="lr-tb"/>
    </style:style>
    <style:style style:name="Table21.D6" style:family="table-cell">
      <style:table-cell-properties fo:padding-left="0.191cm" fo:padding-right="0.191cm" fo:padding-top="0cm" fo:padding-bottom="0cm" fo:border="0.75pt solid #000000" style:writing-mode="lr-tb"/>
    </style:style>
    <style:style style:name="Table21.E6" style:family="table-cell">
      <style:table-cell-properties fo:padding-left="0.191cm" fo:padding-right="0.191cm" fo:padding-top="0cm" fo:padding-bottom="0cm" fo:border="0.75pt solid #000000" style:writing-mode="lr-tb"/>
    </style:style>
    <style:style style:name="Table21.A7" style:family="table-cell">
      <style:table-cell-properties fo:padding-left="0.191cm" fo:padding-right="0.191cm" fo:padding-top="0cm" fo:padding-bottom="0cm" fo:border="0.75pt solid #000000" style:writing-mode="lr-tb"/>
    </style:style>
    <style:style style:name="Table21.B7" style:family="table-cell">
      <style:table-cell-properties fo:padding-left="0.191cm" fo:padding-right="0.191cm" fo:padding-top="0cm" fo:padding-bottom="0cm" fo:border="0.75pt solid #000000" style:writing-mode="lr-tb"/>
    </style:style>
    <style:style style:name="Table21.C7" style:family="table-cell">
      <style:table-cell-properties fo:padding-left="0.191cm" fo:padding-right="0.191cm" fo:padding-top="0cm" fo:padding-bottom="0cm" fo:border="0.75pt solid #000000" style:writing-mode="lr-tb"/>
    </style:style>
    <style:style style:name="Table21.D7" style:family="table-cell">
      <style:table-cell-properties fo:padding-left="0.191cm" fo:padding-right="0.191cm" fo:padding-top="0cm" fo:padding-bottom="0cm" fo:border="0.75pt solid #000000" style:writing-mode="lr-tb"/>
    </style:style>
    <style:style style:name="Table21.E7" style:family="table-cell">
      <style:table-cell-properties fo:padding-left="0.191cm" fo:padding-right="0.191cm" fo:padding-top="0cm" fo:padding-bottom="0cm" fo:border="0.75pt solid #000000" style:writing-mode="lr-tb"/>
    </style:style>
    <style:style style:name="Table21.A8" style:family="table-cell">
      <style:table-cell-properties fo:padding-left="0.191cm" fo:padding-right="0.191cm" fo:padding-top="0cm" fo:padding-bottom="0cm" fo:border="0.75pt solid #000000" style:writing-mode="lr-tb"/>
    </style:style>
    <style:style style:name="Table21.B8" style:family="table-cell">
      <style:table-cell-properties fo:padding-left="0.191cm" fo:padding-right="0.191cm" fo:padding-top="0cm" fo:padding-bottom="0cm" fo:border="0.75pt solid #000000" style:writing-mode="lr-tb"/>
    </style:style>
    <style:style style:name="Table21.C8" style:family="table-cell">
      <style:table-cell-properties fo:padding-left="0.191cm" fo:padding-right="0.191cm" fo:padding-top="0cm" fo:padding-bottom="0cm" fo:border="0.75pt solid #000000" style:writing-mode="lr-tb"/>
    </style:style>
    <style:style style:name="Table21.D8" style:family="table-cell">
      <style:table-cell-properties fo:padding-left="0.191cm" fo:padding-right="0.191cm" fo:padding-top="0cm" fo:padding-bottom="0cm" fo:border="0.75pt solid #000000" style:writing-mode="lr-tb"/>
    </style:style>
    <style:style style:name="Table21.E8" style:family="table-cell">
      <style:table-cell-properties fo:padding-left="0.191cm" fo:padding-right="0.191cm" fo:padding-top="0cm" fo:padding-bottom="0cm" fo:border="0.75pt solid #000000" style:writing-mode="lr-tb"/>
    </style:style>
    <style:style style:name="Table21.A9" style:family="table-cell">
      <style:table-cell-properties fo:padding-left="0.191cm" fo:padding-right="0.191cm" fo:padding-top="0cm" fo:padding-bottom="0cm" fo:border="0.75pt solid #000000" style:writing-mode="lr-tb"/>
    </style:style>
    <style:style style:name="Table21.B9" style:family="table-cell">
      <style:table-cell-properties fo:padding-left="0.191cm" fo:padding-right="0.191cm" fo:padding-top="0cm" fo:padding-bottom="0cm" fo:border="0.75pt solid #000000" style:writing-mode="lr-tb"/>
    </style:style>
    <style:style style:name="Table21.C9" style:family="table-cell">
      <style:table-cell-properties fo:padding-left="0.191cm" fo:padding-right="0.191cm" fo:padding-top="0cm" fo:padding-bottom="0cm" fo:border="0.75pt solid #000000" style:writing-mode="lr-tb"/>
    </style:style>
    <style:style style:name="Table21.D9" style:family="table-cell">
      <style:table-cell-properties fo:padding-left="0.191cm" fo:padding-right="0.191cm" fo:padding-top="0cm" fo:padding-bottom="0cm" fo:border="0.75pt solid #000000" style:writing-mode="lr-tb"/>
    </style:style>
    <style:style style:name="Table21.E9" style:family="table-cell">
      <style:table-cell-properties fo:padding-left="0.191cm" fo:padding-right="0.191cm" fo:padding-top="0cm" fo:padding-bottom="0cm" fo:border="0.75pt solid #000000" style:writing-mode="lr-tb"/>
    </style:style>
    <style:style style:name="Table21.A10" style:family="table-cell">
      <style:table-cell-properties fo:padding-left="0.191cm" fo:padding-right="0.191cm" fo:padding-top="0cm" fo:padding-bottom="0cm" fo:border="0.75pt solid #000000" style:writing-mode="lr-tb"/>
    </style:style>
    <style:style style:name="Table21.B10" style:family="table-cell">
      <style:table-cell-properties fo:padding-left="0.191cm" fo:padding-right="0.191cm" fo:padding-top="0cm" fo:padding-bottom="0cm" fo:border="0.75pt solid #000000" style:writing-mode="lr-tb"/>
    </style:style>
    <style:style style:name="Table21.C10" style:family="table-cell">
      <style:table-cell-properties fo:padding-left="0.191cm" fo:padding-right="0.191cm" fo:padding-top="0cm" fo:padding-bottom="0cm" fo:border="0.75pt solid #000000" style:writing-mode="lr-tb"/>
    </style:style>
    <style:style style:name="Table21.D10" style:family="table-cell">
      <style:table-cell-properties fo:padding-left="0.191cm" fo:padding-right="0.191cm" fo:padding-top="0cm" fo:padding-bottom="0cm" fo:border="0.75pt solid #000000" style:writing-mode="lr-tb"/>
    </style:style>
    <style:style style:name="Table21.E10" style:family="table-cell">
      <style:table-cell-properties fo:padding-left="0.191cm" fo:padding-right="0.191cm" fo:padding-top="0cm" fo:padding-bottom="0cm" fo:border="0.75pt solid #000000" style:writing-mode="lr-tb"/>
    </style:style>
    <style:style style:name="Table21.A11" style:family="table-cell">
      <style:table-cell-properties fo:padding-left="0.191cm" fo:padding-right="0.191cm" fo:padding-top="0cm" fo:padding-bottom="0cm" fo:border="0.75pt solid #000000" style:writing-mode="lr-tb"/>
    </style:style>
    <style:style style:name="Table21.B11" style:family="table-cell">
      <style:table-cell-properties fo:padding-left="0.191cm" fo:padding-right="0.191cm" fo:padding-top="0cm" fo:padding-bottom="0cm" fo:border="0.75pt solid #000000" style:writing-mode="lr-tb"/>
    </style:style>
    <style:style style:name="Table21.C11" style:family="table-cell">
      <style:table-cell-properties fo:padding-left="0.191cm" fo:padding-right="0.191cm" fo:padding-top="0cm" fo:padding-bottom="0cm" fo:border="0.75pt solid #000000" style:writing-mode="lr-tb"/>
    </style:style>
    <style:style style:name="Table21.D11" style:family="table-cell">
      <style:table-cell-properties fo:padding-left="0.191cm" fo:padding-right="0.191cm" fo:padding-top="0cm" fo:padding-bottom="0cm" fo:border="0.75pt solid #000000" style:writing-mode="lr-tb"/>
    </style:style>
    <style:style style:name="Table21.E11" style:family="table-cell">
      <style:table-cell-properties fo:padding-left="0.191cm" fo:padding-right="0.191cm" fo:padding-top="0cm" fo:padding-bottom="0cm" fo:border="0.75pt solid #000000" style:writing-mode="lr-tb"/>
    </style:style>
    <style:style style:name="Table21.A12" style:family="table-cell">
      <style:table-cell-properties fo:padding-left="0.191cm" fo:padding-right="0.191cm" fo:padding-top="0cm" fo:padding-bottom="0cm" fo:border="0.75pt solid #000000" style:writing-mode="lr-tb"/>
    </style:style>
    <style:style style:name="Table21.B12" style:family="table-cell">
      <style:table-cell-properties fo:padding-left="0.191cm" fo:padding-right="0.191cm" fo:padding-top="0cm" fo:padding-bottom="0cm" fo:border="0.75pt solid #000000" style:writing-mode="lr-tb"/>
    </style:style>
    <style:style style:name="Table21.C12" style:family="table-cell">
      <style:table-cell-properties fo:padding-left="0.191cm" fo:padding-right="0.191cm" fo:padding-top="0cm" fo:padding-bottom="0cm" fo:border="0.75pt solid #000000" style:writing-mode="lr-tb"/>
    </style:style>
    <style:style style:name="Table21.D12" style:family="table-cell">
      <style:table-cell-properties fo:padding-left="0.191cm" fo:padding-right="0.191cm" fo:padding-top="0cm" fo:padding-bottom="0cm" fo:border="0.75pt solid #000000" style:writing-mode="lr-tb"/>
    </style:style>
    <style:style style:name="Table21.E12" style:family="table-cell">
      <style:table-cell-properties fo:padding-left="0.191cm" fo:padding-right="0.191cm" fo:padding-top="0cm" fo:padding-bottom="0cm" fo:border="0.75pt solid #000000" style:writing-mode="lr-tb"/>
    </style:style>
    <style:style style:name="Table21.A13" style:family="table-cell">
      <style:table-cell-properties fo:padding-left="0.191cm" fo:padding-right="0.191cm" fo:padding-top="0cm" fo:padding-bottom="0cm" fo:border="0.75pt solid #000000" style:writing-mode="lr-tb"/>
    </style:style>
    <style:style style:name="Table21.B13" style:family="table-cell">
      <style:table-cell-properties fo:padding-left="0.191cm" fo:padding-right="0.191cm" fo:padding-top="0cm" fo:padding-bottom="0cm" fo:border="0.75pt solid #000000" style:writing-mode="lr-tb"/>
    </style:style>
    <style:style style:name="Table21.C13" style:family="table-cell">
      <style:table-cell-properties fo:padding-left="0.191cm" fo:padding-right="0.191cm" fo:padding-top="0cm" fo:padding-bottom="0cm" fo:border="0.75pt solid #000000" style:writing-mode="lr-tb"/>
    </style:style>
    <style:style style:name="Table21.D13" style:family="table-cell">
      <style:table-cell-properties fo:padding-left="0.191cm" fo:padding-right="0.191cm" fo:padding-top="0cm" fo:padding-bottom="0cm" fo:border="0.75pt solid #000000" style:writing-mode="lr-tb"/>
    </style:style>
    <style:style style:name="Table21.E13" style:family="table-cell">
      <style:table-cell-properties fo:padding-left="0.191cm" fo:padding-right="0.191cm" fo:padding-top="0cm" fo:padding-bottom="0cm" fo:border="0.75pt solid #000000" style:writing-mode="lr-tb"/>
    </style:style>
    <style:style style:name="Table21.A14" style:family="table-cell">
      <style:table-cell-properties fo:padding-left="0.191cm" fo:padding-right="0.191cm" fo:padding-top="0cm" fo:padding-bottom="0cm" fo:border="0.75pt solid #000000" style:writing-mode="lr-tb"/>
    </style:style>
    <style:style style:name="Table21.B14" style:family="table-cell">
      <style:table-cell-properties fo:padding-left="0.191cm" fo:padding-right="0.191cm" fo:padding-top="0cm" fo:padding-bottom="0cm" fo:border="0.75pt solid #000000" style:writing-mode="lr-tb"/>
    </style:style>
    <style:style style:name="Table21.C14" style:family="table-cell">
      <style:table-cell-properties fo:padding-left="0.191cm" fo:padding-right="0.191cm" fo:padding-top="0cm" fo:padding-bottom="0cm" fo:border="0.75pt solid #000000" style:writing-mode="lr-tb"/>
    </style:style>
    <style:style style:name="Table21.D14" style:family="table-cell">
      <style:table-cell-properties fo:padding-left="0.191cm" fo:padding-right="0.191cm" fo:padding-top="0cm" fo:padding-bottom="0cm" fo:border="0.75pt solid #000000" style:writing-mode="lr-tb"/>
    </style:style>
    <style:style style:name="Table21.E14" style:family="table-cell">
      <style:table-cell-properties fo:padding-left="0.191cm" fo:padding-right="0.191cm" fo:padding-top="0cm" fo:padding-bottom="0cm" fo:border="0.75pt solid #000000" style:writing-mode="lr-tb"/>
    </style:style>
    <style:style style:name="Table21.A15" style:family="table-cell">
      <style:table-cell-properties fo:padding-left="0.191cm" fo:padding-right="0.191cm" fo:padding-top="0cm" fo:padding-bottom="0cm" fo:border="0.75pt solid #000000" style:writing-mode="lr-tb"/>
    </style:style>
    <style:style style:name="Table21.B15" style:family="table-cell">
      <style:table-cell-properties fo:padding-left="0.191cm" fo:padding-right="0.191cm" fo:padding-top="0cm" fo:padding-bottom="0cm" fo:border="0.75pt solid #000000" style:writing-mode="lr-tb"/>
    </style:style>
    <style:style style:name="Table21.C15" style:family="table-cell">
      <style:table-cell-properties fo:padding-left="0.191cm" fo:padding-right="0.191cm" fo:padding-top="0cm" fo:padding-bottom="0cm" fo:border="0.75pt solid #000000" style:writing-mode="lr-tb"/>
    </style:style>
    <style:style style:name="Table21.D15" style:family="table-cell">
      <style:table-cell-properties fo:padding-left="0.191cm" fo:padding-right="0.191cm" fo:padding-top="0cm" fo:padding-bottom="0cm" fo:border="0.75pt solid #000000" style:writing-mode="lr-tb"/>
    </style:style>
    <style:style style:name="Table21.E15" style:family="table-cell">
      <style:table-cell-properties fo:padding-left="0.191cm" fo:padding-right="0.191cm" fo:padding-top="0cm" fo:padding-bottom="0cm" fo:border="0.75pt solid #000000" style:writing-mode="lr-tb"/>
    </style:style>
    <style:style style:name="Table21.A16" style:family="table-cell">
      <style:table-cell-properties fo:padding-left="0.191cm" fo:padding-right="0.191cm" fo:padding-top="0cm" fo:padding-bottom="0cm" fo:border="0.75pt solid #000000" style:writing-mode="lr-tb"/>
    </style:style>
    <style:style style:name="Table21.B16" style:family="table-cell">
      <style:table-cell-properties fo:padding-left="0.191cm" fo:padding-right="0.191cm" fo:padding-top="0cm" fo:padding-bottom="0cm" fo:border="0.75pt solid #000000" style:writing-mode="lr-tb"/>
    </style:style>
    <style:style style:name="Table21.C16" style:family="table-cell">
      <style:table-cell-properties fo:padding-left="0.191cm" fo:padding-right="0.191cm" fo:padding-top="0cm" fo:padding-bottom="0cm" fo:border="0.75pt solid #000000" style:writing-mode="lr-tb"/>
    </style:style>
    <style:style style:name="Table21.D16" style:family="table-cell">
      <style:table-cell-properties fo:padding-left="0.191cm" fo:padding-right="0.191cm" fo:padding-top="0cm" fo:padding-bottom="0cm" fo:border="0.75pt solid #000000" style:writing-mode="lr-tb"/>
    </style:style>
    <style:style style:name="Table21.E16" style:family="table-cell">
      <style:table-cell-properties fo:padding-left="0.191cm" fo:padding-right="0.191cm" fo:padding-top="0cm" fo:padding-bottom="0cm" fo:border="0.75pt solid #000000" style:writing-mode="lr-tb"/>
    </style:style>
    <style:style style:name="Table21.A17" style:family="table-cell">
      <style:table-cell-properties fo:padding-left="0.191cm" fo:padding-right="0.191cm" fo:padding-top="0cm" fo:padding-bottom="0cm" fo:border="0.75pt solid #000000" style:writing-mode="lr-tb"/>
    </style:style>
    <style:style style:name="Table21.B17" style:family="table-cell">
      <style:table-cell-properties fo:padding-left="0.191cm" fo:padding-right="0.191cm" fo:padding-top="0cm" fo:padding-bottom="0cm" fo:border="0.75pt solid #000000" style:writing-mode="lr-tb"/>
    </style:style>
    <style:style style:name="Table21.C17" style:family="table-cell">
      <style:table-cell-properties fo:padding-left="0.191cm" fo:padding-right="0.191cm" fo:padding-top="0cm" fo:padding-bottom="0cm" fo:border="0.75pt solid #000000" style:writing-mode="lr-tb"/>
    </style:style>
    <style:style style:name="Table21.D17" style:family="table-cell">
      <style:table-cell-properties fo:padding-left="0.191cm" fo:padding-right="0.191cm" fo:padding-top="0cm" fo:padding-bottom="0cm" fo:border="0.75pt solid #000000" style:writing-mode="lr-tb"/>
    </style:style>
    <style:style style:name="Table21.E17" style:family="table-cell">
      <style:table-cell-properties fo:padding-left="0.191cm" fo:padding-right="0.191cm" fo:padding-top="0cm" fo:padding-bottom="0cm" fo:border="0.75pt solid #000000" style:writing-mode="lr-tb"/>
    </style:style>
    <style:style style:name="Table22" style:family="table">
      <style:table-properties style:width="16.034cm" fo:margin-left="0cm" table:align="left"/>
    </style:style>
    <style:style style:name="Table22.A" style:family="table-column">
      <style:table-column-properties style:column-width="3.175cm"/>
    </style:style>
    <style:style style:name="Table22.B" style:family="table-column">
      <style:table-column-properties style:column-width="6.985cm"/>
    </style:style>
    <style:style style:name="Table22.C" style:family="table-column">
      <style:table-column-properties style:column-width="5.874cm"/>
    </style:style>
    <style:style style:name="Table22.A1" style:family="table-cell">
      <style:table-cell-properties style:vertical-align="middle" fo:background-color="#f2f2f2" fo:padding-left="0.191cm" fo:padding-right="0.191cm" fo:padding-top="0cm" fo:padding-bottom="0cm" fo:border="0.75pt solid #000000" style:writing-mode="lr-tb">
        <style:background-image/>
      </style:table-cell-properties>
    </style:style>
    <style:style style:name="Table22.A2" style:family="table-cell">
      <style:table-cell-properties fo:padding-left="0.191cm" fo:padding-right="0.191cm" fo:padding-top="0cm" fo:padding-bottom="0cm" fo:border="0.75pt solid #000000" style:writing-mode="lr-tb"/>
    </style:style>
    <style:style style:name="Table22.B2" style:family="table-cell">
      <style:table-cell-properties fo:padding-left="0.191cm" fo:padding-right="0.191cm" fo:padding-top="0cm" fo:padding-bottom="0cm" fo:border="0.75pt solid #000000" style:writing-mode="lr-tb"/>
    </style:style>
    <style:style style:name="Table22.C2" style:family="table-cell">
      <style:table-cell-properties fo:padding-left="0.191cm" fo:padding-right="0.191cm" fo:padding-top="0cm" fo:padding-bottom="0cm" fo:border="0.75pt solid #000000" style:writing-mode="lr-tb"/>
    </style:style>
    <style:style style:name="Table22.A3" style:family="table-cell">
      <style:table-cell-properties fo:padding-left="0.191cm" fo:padding-right="0.191cm" fo:padding-top="0cm" fo:padding-bottom="0cm" fo:border="0.75pt solid #000000" style:writing-mode="lr-tb"/>
    </style:style>
    <style:style style:name="Table22.B3" style:family="table-cell">
      <style:table-cell-properties fo:padding-left="0.191cm" fo:padding-right="0.191cm" fo:padding-top="0cm" fo:padding-bottom="0cm" fo:border="0.75pt solid #000000" style:writing-mode="lr-tb"/>
    </style:style>
    <style:style style:name="Table22.C3" style:family="table-cell">
      <style:table-cell-properties fo:padding-left="0.191cm" fo:padding-right="0.191cm" fo:padding-top="0cm" fo:padding-bottom="0cm" fo:border="0.75pt solid #000000" style:writing-mode="lr-tb"/>
    </style:style>
    <style:style style:name="Table22.A4" style:family="table-cell">
      <style:table-cell-properties fo:padding-left="0.191cm" fo:padding-right="0.191cm" fo:padding-top="0cm" fo:padding-bottom="0cm" fo:border="0.75pt solid #000000" style:writing-mode="lr-tb"/>
    </style:style>
    <style:style style:name="Table22.B4" style:family="table-cell">
      <style:table-cell-properties fo:padding-left="0.191cm" fo:padding-right="0.191cm" fo:padding-top="0cm" fo:padding-bottom="0cm" fo:border="0.75pt solid #000000" style:writing-mode="lr-tb"/>
    </style:style>
    <style:style style:name="Table22.C4" style:family="table-cell">
      <style:table-cell-properties fo:padding-left="0.191cm" fo:padding-right="0.191cm" fo:padding-top="0cm" fo:padding-bottom="0cm" fo:border="0.75pt solid #000000" style:writing-mode="lr-tb"/>
    </style:style>
    <style:style style:name="Table23" style:family="table">
      <style:table-properties style:width="16.034cm" fo:margin-left="0cm" table:align="left"/>
    </style:style>
    <style:style style:name="Table23.A" style:family="table-column">
      <style:table-column-properties style:column-width="5.398cm"/>
    </style:style>
    <style:style style:name="Table23.B" style:family="table-column">
      <style:table-column-properties style:column-width="6.668cm"/>
    </style:style>
    <style:style style:name="Table23.C" style:family="table-column">
      <style:table-column-properties style:column-width="3.969cm"/>
    </style:style>
    <style:style style:name="Table23.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3.A2" style:family="table-cell">
      <style:table-cell-properties fo:padding-left="0.191cm" fo:padding-right="0.191cm" fo:padding-top="0cm" fo:padding-bottom="0cm" fo:border="0.75pt solid #000000" style:writing-mode="lr-tb"/>
    </style:style>
    <style:style style:name="Table23.B2" style:family="table-cell">
      <style:table-cell-properties fo:padding-left="0.191cm" fo:padding-right="0.191cm" fo:padding-top="0cm" fo:padding-bottom="0cm" fo:border="0.75pt solid #000000" style:writing-mode="lr-tb"/>
    </style:style>
    <style:style style:name="Table23.C2" style:family="table-cell">
      <style:table-cell-properties fo:padding-left="0.191cm" fo:padding-right="0.191cm" fo:padding-top="0cm" fo:padding-bottom="0cm" fo:border="0.75pt solid #000000" style:writing-mode="lr-tb"/>
    </style:style>
    <style:style style:name="Table23.A3" style:family="table-cell">
      <style:table-cell-properties fo:padding-left="0.191cm" fo:padding-right="0.191cm" fo:padding-top="0cm" fo:padding-bottom="0cm" fo:border="0.75pt solid #000000" style:writing-mode="lr-tb"/>
    </style:style>
    <style:style style:name="Table23.B3" style:family="table-cell">
      <style:table-cell-properties fo:padding-left="0.191cm" fo:padding-right="0.191cm" fo:padding-top="0cm" fo:padding-bottom="0cm" fo:border="0.75pt solid #000000" style:writing-mode="lr-tb"/>
    </style:style>
    <style:style style:name="Table23.C3" style:family="table-cell">
      <style:table-cell-properties fo:padding-left="0.191cm" fo:padding-right="0.191cm" fo:padding-top="0cm" fo:padding-bottom="0cm" fo:border="0.75pt solid #000000" style:writing-mode="lr-tb"/>
    </style:style>
    <style:style style:name="Table24" style:family="table">
      <style:table-properties style:width="16.034cm" fo:margin-left="0cm" table:align="left"/>
    </style:style>
    <style:style style:name="Table24.A" style:family="table-column">
      <style:table-column-properties style:column-width="5.398cm"/>
    </style:style>
    <style:style style:name="Table24.B" style:family="table-column">
      <style:table-column-properties style:column-width="6.668cm"/>
    </style:style>
    <style:style style:name="Table24.C" style:family="table-column">
      <style:table-column-properties style:column-width="3.969cm"/>
    </style:style>
    <style:style style:name="Table24.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4.A2" style:family="table-cell">
      <style:table-cell-properties fo:padding-left="0.191cm" fo:padding-right="0.191cm" fo:padding-top="0cm" fo:padding-bottom="0cm" fo:border="0.75pt solid #000000" style:writing-mode="lr-tb"/>
    </style:style>
    <style:style style:name="Table24.B2" style:family="table-cell">
      <style:table-cell-properties fo:padding-left="0.191cm" fo:padding-right="0.191cm" fo:padding-top="0cm" fo:padding-bottom="0cm" fo:border="0.75pt solid #000000" style:writing-mode="lr-tb"/>
    </style:style>
    <style:style style:name="Table24.C2" style:family="table-cell">
      <style:table-cell-properties fo:padding-left="0.191cm" fo:padding-right="0.191cm" fo:padding-top="0cm" fo:padding-bottom="0cm" fo:border="0.75pt solid #000000" style:writing-mode="lr-tb"/>
    </style:style>
    <style:style style:name="Table24.A3" style:family="table-cell">
      <style:table-cell-properties fo:padding-left="0.191cm" fo:padding-right="0.191cm" fo:padding-top="0cm" fo:padding-bottom="0cm" fo:border="0.75pt solid #000000" style:writing-mode="lr-tb"/>
    </style:style>
    <style:style style:name="Table24.B3" style:family="table-cell">
      <style:table-cell-properties fo:padding-left="0.191cm" fo:padding-right="0.191cm" fo:padding-top="0cm" fo:padding-bottom="0cm" fo:border="0.75pt solid #000000" style:writing-mode="lr-tb"/>
    </style:style>
    <style:style style:name="Table24.C3" style:family="table-cell">
      <style:table-cell-properties fo:padding-left="0.191cm" fo:padding-right="0.191cm" fo:padding-top="0cm" fo:padding-bottom="0cm" fo:border="0.75pt solid #000000" style:writing-mode="lr-tb"/>
    </style:style>
    <style:style style:name="Table25" style:family="table">
      <style:table-properties style:width="16.034cm" fo:margin-left="0cm" table:align="left"/>
    </style:style>
    <style:style style:name="Table25.A" style:family="table-column">
      <style:table-column-properties style:column-width="5.398cm"/>
    </style:style>
    <style:style style:name="Table25.B" style:family="table-column">
      <style:table-column-properties style:column-width="6.668cm"/>
    </style:style>
    <style:style style:name="Table25.C" style:family="table-column">
      <style:table-column-properties style:column-width="3.969cm"/>
    </style:style>
    <style:style style:name="Table25.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5.A2" style:family="table-cell">
      <style:table-cell-properties fo:padding-left="0.191cm" fo:padding-right="0.191cm" fo:padding-top="0cm" fo:padding-bottom="0cm" fo:border="0.75pt solid #000000" style:writing-mode="lr-tb"/>
    </style:style>
    <style:style style:name="Table25.B2" style:family="table-cell">
      <style:table-cell-properties fo:padding-left="0.191cm" fo:padding-right="0.191cm" fo:padding-top="0cm" fo:padding-bottom="0cm" fo:border="0.75pt solid #000000" style:writing-mode="lr-tb"/>
    </style:style>
    <style:style style:name="Table25.C2" style:family="table-cell">
      <style:table-cell-properties fo:padding-left="0.191cm" fo:padding-right="0.191cm" fo:padding-top="0cm" fo:padding-bottom="0cm" fo:border="0.75pt solid #000000" style:writing-mode="lr-tb"/>
    </style:style>
    <style:style style:name="Table25.A3" style:family="table-cell">
      <style:table-cell-properties fo:padding-left="0.191cm" fo:padding-right="0.191cm" fo:padding-top="0cm" fo:padding-bottom="0cm" fo:border="0.75pt solid #000000" style:writing-mode="lr-tb"/>
    </style:style>
    <style:style style:name="Table25.B3" style:family="table-cell">
      <style:table-cell-properties fo:padding-left="0.191cm" fo:padding-right="0.191cm" fo:padding-top="0cm" fo:padding-bottom="0cm" fo:border="0.75pt solid #000000" style:writing-mode="lr-tb"/>
    </style:style>
    <style:style style:name="Table25.C3" style:family="table-cell">
      <style:table-cell-properties fo:padding-left="0.191cm" fo:padding-right="0.191cm" fo:padding-top="0cm" fo:padding-bottom="0cm" fo:border="0.75pt solid #000000" style:writing-mode="lr-tb"/>
    </style:style>
    <style:style style:name="Table25.A4" style:family="table-cell">
      <style:table-cell-properties fo:padding-left="0.191cm" fo:padding-right="0.191cm" fo:padding-top="0cm" fo:padding-bottom="0cm" fo:border="0.75pt solid #000000" style:writing-mode="lr-tb"/>
    </style:style>
    <style:style style:name="Table25.B4" style:family="table-cell">
      <style:table-cell-properties fo:padding-left="0.191cm" fo:padding-right="0.191cm" fo:padding-top="0cm" fo:padding-bottom="0cm" fo:border="0.75pt solid #000000" style:writing-mode="lr-tb"/>
    </style:style>
    <style:style style:name="Table25.C4" style:family="table-cell">
      <style:table-cell-properties fo:padding-left="0.191cm" fo:padding-right="0.191cm" fo:padding-top="0cm" fo:padding-bottom="0cm"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3" style:family="paragraph" style:parent-style-name="Kopfzeil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P5" style:family="paragraph" style:parent-style-name="Standard">
      <style:paragraph-properties fo:text-align="end" style:justify-single-word="false"/>
    </style:style>
    <style:style style:name="P6" style:family="paragraph" style:parent-style-name="Heading">
      <style:paragraph-properties fo:text-align="end" style:justify-single-word="false"/>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8" style:family="paragraph" style:parent-style-name="Textkörper">
      <style:paragraph-properties fo:text-align="center" style:justify-single-word="false"/>
      <style:text-properties style:font-name="Arial" fo:font-weight="bold" style:font-weight-asian="bold" style:font-name-complex="Arial" style:font-weight-complex="bold"/>
    </style:style>
    <style:style style:name="P9" style:family="paragraph" style:parent-style-name="Textkörper">
      <style:text-properties style:font-name="Arial" fo:font-weight="bold" style:font-weight-asian="bold" style:font-name-complex="Arial" style:font-weight-complex="bold"/>
    </style:style>
    <style:style style:name="P10" style:family="paragraph" style:parent-style-name="Text_20_body">
      <style:text-properties style:font-name="Arial" fo:font-weight="bold" style:font-weight-asian="bold" style:font-name-complex="Arial" style:font-weight-complex="bold"/>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Arial" fo:language="en" fo:country="NZ" fo:font-weight="bold" style:font-weight-asian="bold" style:font-name-complex="Arial" style:font-weight-complex="bold"/>
    </style:style>
    <style:style style:name="P12" style:family="paragraph" style:parent-style-name="Standard">
      <style:paragraph-properties fo:text-align="center" style:justify-single-word="false"/>
      <style:text-properties style:font-name="Arial" fo:language="en" fo:country="NZ" fo:font-weight="bold" style:font-weight-asian="bold" style:font-name-complex="Arial" style:font-weight-complex="bold"/>
    </style:style>
    <style:style style:name="P13" style:family="paragraph" style:parent-style-name="Standard">
      <style:paragraph-properties style:snap-to-layout-grid="false"/>
      <style:text-properties style:font-name="Arial" fo:font-size="9pt" fo:language="en" fo:country="NZ" fo:font-weight="bold" style:font-size-asian="9pt" style:font-weight-asian="bold" style:font-name-complex="Arial" style:font-weight-complex="bold"/>
    </style:style>
    <style:style style:name="P14"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5" style:family="paragraph" style:parent-style-name="Standard">
      <style:paragraph-properties fo:margin-left="0cm" fo:margin-right="0.635cm" fo:text-indent="0cm" style:auto-text-indent="false"/>
    </style:style>
    <style:style style:name="P16" style:family="paragraph" style:parent-style-name="Standard">
      <style:paragraph-properties fo:text-align="center" style:justify-single-word="false"/>
    </style:style>
    <style:style style:name="P17" style:family="paragraph" style:parent-style-name="Textkörper">
      <style:paragraph-properties fo:text-align="center" style:justify-single-word="false" style:snap-to-layout-grid="false"/>
    </style:style>
    <style:style style:name="P18" style:family="paragraph" style:parent-style-name="Heading">
      <style:paragraph-properties fo:text-align="end" style:justify-single-word="false"/>
      <style:text-properties fo:font-size="14pt" style:font-size-asian="14pt"/>
    </style:style>
    <style:style style:name="P19" style:family="paragraph" style:parent-style-name="Standard">
      <style:paragraph-properties fo:text-align="end" style:justify-single-word="false"/>
      <style:text-properties fo:font-size="14pt" style:font-size-asian="14pt"/>
    </style:style>
    <style:style style:name="P20" style:family="paragraph" style:parent-style-name="Heading">
      <style:text-properties fo:font-size="14pt" style:font-size-asian="14pt"/>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style:snap-to-layout-grid="false"/>
    </style:style>
    <style:style style:name="P23" style:family="paragraph" style:parent-style-name="Textkörper">
      <style:paragraph-properties style:snap-to-layout-grid="false"/>
    </style:style>
    <style:style style:name="P24" style:family="paragraph" style:parent-style-name="Main_20_Title">
      <style:paragraph-properties fo:margin-left="0.794cm" fo:margin-right="0cm" fo:text-indent="0.794cm" style:auto-text-indent="false" fo:break-before="page">
        <style:tab-stops/>
      </style:paragraph-properties>
    </style:style>
    <style:style style:name="P25" style:family="paragraph" style:parent-style-name="Text_20_body">
      <style:paragraph-properties fo:margin-left="0cm" fo:margin-right="0cm" fo:text-indent="0cm" style:auto-text-indent="false">
        <style:tab-stops/>
      </style:paragraph-properties>
    </style:style>
    <style:style style:name="P26" style:family="paragraph" style:parent-style-name="Text_20_body">
      <style:paragraph-properties fo:margin-left="-0.032cm" fo:margin-right="0cm" fo:text-indent="0.032cm" style:auto-text-indent="false">
        <style:tab-stops/>
      </style:paragraph-properties>
    </style:style>
    <style:style style:name="P27" style:family="paragraph" style:parent-style-name="Textkörper">
      <style:paragraph-properties fo:margin-left="-0.032cm" fo:margin-right="0cm" fo:text-indent="0.032cm" style:auto-text-indent="false">
        <style:tab-stops/>
      </style:paragraph-properties>
    </style:style>
    <style:style style:name="P28" style:family="paragraph" style:parent-style-name="Text_20_body">
      <style:paragraph-properties fo:margin-left="0cm" fo:margin-right="0cm" fo:text-indent="0.794cm" style:auto-text-indent="false">
        <style:tab-stops/>
      </style:paragraph-properties>
    </style:style>
    <style:style style:name="P29" style:family="paragraph" style:parent-style-name="Text_20_body">
      <style:paragraph-properties fo:margin-left="0cm" fo:margin-right="0cm" fo:text-indent="0.794cm" style:auto-text-indent="false" fo:keep-with-next="always">
        <style:tab-stops/>
      </style:paragraph-properties>
    </style:style>
    <style:style style:name="P30" style:family="paragraph" style:parent-style-name="Text_20_body">
      <style:paragraph-properties fo:margin-left="-0.032cm" fo:margin-right="0cm" fo:text-indent="0.032cm" style:auto-text-indent="false">
        <style:tab-stops/>
      </style:paragraph-properties>
      <style:text-properties officeooo:paragraph-rsid="00273e48"/>
    </style:style>
    <style:style style:name="P31" style:family="paragraph" style:parent-style-name="Textkörper">
      <style:paragraph-properties fo:margin-left="-0.032cm" fo:margin-right="0cm" fo:text-indent="0.032cm" style:auto-text-indent="false">
        <style:tab-stops/>
      </style:paragraph-properties>
      <style:text-properties officeooo:paragraph-rsid="00273e48"/>
    </style:style>
    <style:style style:name="P32" style:family="paragraph" style:parent-style-name="Text_20_body">
      <style:paragraph-properties fo:keep-together="auto"/>
    </style:style>
    <style:style style:name="P33" style:family="paragraph" style:parent-style-name="Text_20_body">
      <style:paragraph-properties fo:margin-left="0cm" fo:margin-right="0cm" fo:keep-together="auto" fo:text-indent="0.787cm" style:auto-text-indent="false">
        <style:tab-stops/>
      </style:paragraph-properties>
    </style:style>
    <style:style style:name="P34" style:family="paragraph" style:parent-style-name="Textkörper">
      <style:paragraph-properties fo:text-align="center" style:justify-single-word="false"/>
      <style:text-properties fo:font-size="8pt" fo:font-weight="bold" style:font-size-asian="8pt" style:font-weight-asian="bold" style:font-weight-complex="bold"/>
    </style:style>
    <style:style style:name="P35" style:family="paragraph" style:parent-style-name="Standard">
      <style:text-properties fo:font-size="9pt" fo:language="en" fo:country="NZ" style:font-size-asian="9pt"/>
    </style:style>
    <style:style style:name="P36" style:family="paragraph" style:parent-style-name="Standard">
      <style:paragraph-properties style:snap-to-layout-grid="false"/>
      <style:text-properties fo:font-size="9pt" fo:language="en" fo:country="NZ" style:font-size-asian="9pt"/>
    </style:style>
    <style:style style:name="P37" style:family="paragraph" style:parent-style-name="Text_20_body">
      <style:text-properties fo:color="#000000" loext:opacity="100%" officeooo:rsid="001f29f9" officeooo:paragraph-rsid="001f29f9"/>
    </style:style>
    <style:style style:name="P38" style:family="paragraph" style:parent-style-name="InfoBlue">
      <style:text-properties fo:color="#000000" loext:opacity="100%" fo:font-style="normal" officeooo:rsid="001f29f9" officeooo:paragraph-rsid="001f29f9" style:font-style-asian="normal" style:font-style-complex="normal"/>
    </style:style>
    <style:style style:name="P39" style:family="paragraph" style:parent-style-name="InfoBlue">
      <style:text-properties fo:color="#000000" loext:opacity="100%" fo:font-style="normal" officeooo:rsid="001f84e2" officeooo:paragraph-rsid="001f84e2" style:font-style-asian="normal" style:font-style-complex="normal"/>
    </style:style>
    <style:style style:name="P40" style:family="paragraph" style:parent-style-name="InfoBlue">
      <style:text-properties fo:color="#000000" loext:opacity="100%" fo:font-style="normal" officeooo:rsid="001fa819" officeooo:paragraph-rsid="001fa819" style:font-style-asian="normal" style:font-style-complex="normal"/>
    </style:style>
    <style:style style:name="P41" style:family="paragraph" style:parent-style-name="InfoBlue">
      <style:text-properties fo:color="#000000" loext:opacity="100%" fo:font-style="normal" officeooo:rsid="00203666" officeooo:paragraph-rsid="00203666" style:font-style-asian="normal" style:font-style-complex="normal"/>
    </style:style>
    <style:style style:name="P42" style:family="paragraph" style:parent-style-name="InfoBlue">
      <style:text-properties fo:color="#000000" loext:opacity="100%" fo:font-style="normal" officeooo:rsid="002330d8" officeooo:paragraph-rsid="002330d8" style:font-style-asian="normal" style:font-style-complex="normal"/>
    </style:style>
    <style:style style:name="P43" style:family="paragraph" style:parent-style-name="InfoBlue">
      <style:text-properties fo:color="#000000" loext:opacity="100%" fo:font-style="normal" officeooo:rsid="00273e48" officeooo:paragraph-rsid="00273e48" style:font-style-asian="normal" style:font-style-complex="normal"/>
    </style:style>
    <style:style style:name="P44" style:family="paragraph" style:parent-style-name="InfoBlue">
      <style:text-properties fo:color="#000000" loext:opacity="100%" fo:font-style="normal" officeooo:rsid="002c8375" officeooo:paragraph-rsid="002c8375" style:font-style-asian="normal" style:font-style-complex="normal"/>
    </style:style>
    <style:style style:name="P45" style:family="paragraph" style:parent-style-name="Standard">
      <style:text-properties officeooo:paragraph-rsid="001f29f9"/>
    </style:style>
    <style:style style:name="P46" style:family="paragraph" style:parent-style-name="InfoBlue">
      <style:text-properties officeooo:paragraph-rsid="00273e48"/>
    </style:style>
    <style:style style:name="P47" style:family="paragraph" style:parent-style-name="Standard">
      <style:text-properties officeooo:paragraph-rsid="00273e48"/>
    </style:style>
    <style:style style:name="P48" style:family="paragraph" style:parent-style-name="Textkörper">
      <style:text-properties officeooo:paragraph-rsid="00273e48"/>
    </style:style>
    <style:style style:name="P49" style:family="paragraph" style:parent-style-name="Text_20_body">
      <style:text-properties officeooo:rsid="00252cd3" officeooo:paragraph-rsid="00252cd3"/>
    </style:style>
    <style:style style:name="P50" style:family="paragraph" style:parent-style-name="Text_20_body">
      <style:text-properties officeooo:rsid="002632db" officeooo:paragraph-rsid="002632db"/>
    </style:style>
    <style:style style:name="P51" style:family="paragraph" style:parent-style-name="Text_20_body">
      <style:paragraph-properties fo:margin-left="0cm" fo:margin-right="0cm" fo:text-indent="0.794cm" style:auto-text-indent="false">
        <style:tab-stops/>
      </style:paragraph-properties>
      <style:text-properties officeooo:rsid="0028f3fd" officeooo:paragraph-rsid="0028f3fd"/>
    </style:style>
    <style:style style:name="P52" style:family="paragraph" style:parent-style-name="Text_20_body">
      <style:text-properties officeooo:rsid="002bd71a" officeooo:paragraph-rsid="002bd71a"/>
    </style:style>
    <style:style style:name="P53" style:family="paragraph" style:parent-style-name="Text_20_body">
      <style:text-properties officeooo:rsid="002ca421" officeooo:paragraph-rsid="002ca421"/>
    </style:style>
    <style:style style:name="P54" style:family="paragraph" style:parent-style-name="Project" style:master-page-name="MP0">
      <style:paragraph-properties style:page-number="auto" fo:break-before="page"/>
    </style:style>
    <style:style style:name="P55" style:family="paragraph" style:parent-style-name="Contents_20_1">
      <style:paragraph-properties>
        <style:tab-stops>
          <style:tab-stop style:position="16.51cm" style:type="right" style:leader-style="dotted" style:leader-text="."/>
        </style:tab-stops>
      </style:paragraph-properties>
    </style:style>
    <style:style style:name="P56" style:family="paragraph" style:parent-style-name="Contents_20_2">
      <style:paragraph-properties>
        <style:tab-stops>
          <style:tab-stop style:position="15.748cm" style:type="right" style:leader-style="dotted" style:leader-text="."/>
        </style:tab-stops>
      </style:paragraph-properties>
    </style:style>
    <style:style style:name="P57" style:family="paragraph" style:parent-style-name="Contents_20_3">
      <style:paragraph-properties>
        <style:tab-stops>
          <style:tab-stop style:position="14.986cm" style:type="right" style:leader-style="dotted" style:leader-text="."/>
        </style:tab-stops>
      </style:paragraph-properties>
    </style:style>
    <style:style style:name="P58" style:family="paragraph" style:parent-style-name="Heading" style:master-page-name="MP1">
      <style:paragraph-properties style:page-number="auto" fo:break-before="page"/>
    </style:style>
    <style:style style:name="P59" style:family="paragraph" style:parent-style-name="Heading_20_1">
      <style:paragraph-properties fo:break-before="page"/>
    </style:style>
    <style:style style:name="P60" style:family="paragraph" style:parent-style-name="InfoBlue" style:list-style-name="L1">
      <style:text-properties fo:color="#000000" loext:opacity="100%" fo:font-style="normal" officeooo:rsid="001f29f9" officeooo:paragraph-rsid="001f29f9" style:font-style-asian="normal" style:font-style-complex="normal"/>
    </style:style>
    <style:style style:name="P61" style:family="paragraph" style:parent-style-name="InfoBlue" style:list-style-name="L1">
      <style:text-properties fo:color="#000000" loext:opacity="100%" fo:font-style="normal" officeooo:rsid="001f29f9" officeooo:paragraph-rsid="00273e48" style:font-style-asian="normal" style:font-style-complex="normal"/>
    </style:style>
    <style:style style:name="P62" style:family="paragraph" style:parent-style-name="InfoBlue" style:list-style-name="L1">
      <style:text-properties fo:color="#000000" loext:opacity="100%" fo:font-style="normal" officeooo:rsid="00273e48" officeooo:paragraph-rsid="00273e48" style:font-style-asian="normal" style:font-style-complex="normal"/>
    </style:style>
    <style:style style:name="P63" style:family="paragraph" style:parent-style-name="InfoBlue">
      <style:text-properties fo:color="#000000" loext:opacity="100%" fo:font-style="normal" officeooo:rsid="00412e34" officeooo:paragraph-rsid="00412e34" style:font-style-asian="normal" style:font-style-complex="normal"/>
    </style:style>
    <style:style style:name="P64" style:family="paragraph" style:parent-style-name="Main_20_Title">
      <style:paragraph-properties fo:margin-left="0cm" fo:margin-right="0cm" fo:text-indent="0cm" style:auto-text-indent="false">
        <style:tab-stops/>
      </style:paragraph-properties>
    </style:style>
    <style:style style:name="P65" style:family="paragraph" style:parent-style-name="Standard">
      <style:paragraph-properties style:snap-to-layout-grid="false"/>
      <style:text-properties style:font-name="Arial" fo:font-size="9pt" fo:language="en" fo:country="NZ" fo:font-weight="bold" officeooo:rsid="004707e1" officeooo:paragraph-rsid="004707e1" style:font-size-asian="9pt" style:font-weight-asian="bold" style:font-name-complex="Arial" style:font-weight-complex="bold"/>
    </style:style>
    <style:style style:name="P66" style:family="paragraph" style:parent-style-name="Standard">
      <style:paragraph-properties style:snap-to-layout-grid="false"/>
      <style:text-properties style:font-name="Arial" fo:font-size="9pt" fo:language="en" fo:country="NZ" fo:font-weight="bold" officeooo:rsid="00487de9" officeooo:paragraph-rsid="00487de9" style:font-size-asian="9pt" style:font-weight-asian="bold" style:font-name-complex="Arial" style:font-weight-complex="bold"/>
    </style:style>
    <style:style style:name="P67" style:family="paragraph" style:parent-style-name="Standard">
      <style:paragraph-properties fo:text-align="center" style:justify-single-word="false"/>
      <style:text-properties style:font-name="Arial" fo:language="en" fo:country="NZ" fo:font-weight="bold" style:font-weight-asian="bold" style:font-name-complex="Arial" style:font-weight-complex="bold"/>
    </style:style>
    <style:style style:name="P68" style:family="paragraph" style:parent-style-name="Standard" style:list-style-name="WW8Num18">
      <style:text-properties fo:font-size="9pt" fo:language="en" fo:country="NZ" style:font-size-asian="9pt"/>
    </style:style>
    <style:style style:name="P69" style:family="paragraph" style:parent-style-name="Standard">
      <style:text-properties fo:font-size="9pt" fo:language="en" fo:country="NZ" officeooo:rsid="00453ea9" officeooo:paragraph-rsid="00453ea9" style:font-size-asian="9pt"/>
    </style:style>
    <style:style style:name="P70" style:family="paragraph" style:parent-style-name="Standard" style:list-style-name="WW8Num47">
      <style:text-properties fo:font-size="9pt" fo:language="en" fo:country="NZ" officeooo:rsid="00453ea9" officeooo:paragraph-rsid="00453ea9" style:font-size-asian="9pt"/>
    </style:style>
    <style:style style:name="P71" style:family="paragraph" style:parent-style-name="Standard">
      <style:text-properties fo:font-size="9pt" fo:language="en" fo:country="NZ" officeooo:paragraph-rsid="00453ea9" style:font-size-asian="9pt"/>
    </style:style>
    <style:style style:name="P72" style:family="paragraph" style:parent-style-name="Standard">
      <style:text-properties fo:font-size="9pt" fo:language="en" fo:country="NZ" style:font-size-asian="9pt"/>
    </style:style>
    <style:style style:name="P73" style:family="paragraph" style:parent-style-name="Standard">
      <style:text-properties fo:font-size="9pt" fo:language="en" fo:country="NZ" officeooo:rsid="0045db02" officeooo:paragraph-rsid="0045db02" style:font-size-asian="9pt"/>
    </style:style>
    <style:style style:name="P74" style:family="paragraph" style:parent-style-name="Standard" style:list-style-name="WW8Num76">
      <style:text-properties fo:font-size="9pt" fo:language="en" fo:country="NZ" officeooo:rsid="0045db02" officeooo:paragraph-rsid="0045db02" style:font-size-asian="9pt"/>
    </style:style>
    <style:style style:name="P75" style:family="paragraph" style:parent-style-name="Standard">
      <style:paragraph-properties style:snap-to-layout-grid="false"/>
      <style:text-properties fo:font-size="9pt" fo:language="en" fo:country="NZ" officeooo:rsid="004707e1" officeooo:paragraph-rsid="004707e1" style:font-size-asian="9pt"/>
    </style:style>
    <style:style style:name="P76" style:family="paragraph" style:parent-style-name="Standard">
      <style:paragraph-properties style:snap-to-layout-grid="false"/>
      <style:text-properties fo:font-size="9pt" fo:language="en" fo:country="NZ" officeooo:rsid="00487de9" officeooo:paragraph-rsid="00487de9" style:font-size-asian="9pt"/>
    </style:style>
    <style:style style:name="P77" style:family="paragraph" style:parent-style-name="Text_20_body" style:list-style-name="L2"/>
    <style:style style:name="P78" style:family="paragraph" style:parent-style-name="Text_20_body" style:list-style-name="L3">
      <style:paragraph-properties fo:keep-together="auto"/>
    </style:style>
    <style:style style:name="P79" style:family="paragraph" style:parent-style-name="Text_20_body" style:list-style-name="L3">
      <style:text-properties officeooo:rsid="00252cd3" officeooo:paragraph-rsid="00252cd3"/>
    </style:style>
    <style:style style:name="P80" style:family="paragraph" style:parent-style-name="Text_20_body" style:list-style-name="L1">
      <style:text-properties fo:color="#000000" loext:opacity="100%" fo:font-style="normal" officeooo:rsid="001f29f9" officeooo:paragraph-rsid="001f29f9" style:font-style-asian="normal" style:font-style-complex="normal"/>
    </style:style>
    <style:style style:name="P81" style:family="paragraph" style:parent-style-name="Text_20_body" style:list-style-name="L1">
      <style:text-properties fo:color="#000000" loext:opacity="100%" fo:font-style="normal" officeooo:rsid="00273e48" officeooo:paragraph-rsid="00273e48" style:font-style-asian="normal" style:font-style-complex="normal"/>
    </style:style>
    <style:style style:name="P82" style:family="paragraph" style:parent-style-name="Text_20_body">
      <style:text-properties fo:color="#000000" loext:opacity="100%" officeooo:rsid="002de88d" officeooo:paragraph-rsid="002de88d"/>
    </style:style>
    <style:style style:name="P83" style:family="paragraph" style:parent-style-name="Text_20_body" style:list-style-name="L4">
      <style:text-properties officeooo:rsid="001f29f9" officeooo:paragraph-rsid="001f29f9"/>
    </style:style>
    <style:style style:name="P84" style:family="paragraph" style:parent-style-name="Text_20_body" style:list-style-name="L4">
      <style:text-properties officeooo:rsid="0027bbe5" officeooo:paragraph-rsid="0027bbe5"/>
    </style:style>
    <style:style style:name="P85" style:family="paragraph" style:parent-style-name="Text_20_body" style:list-style-name="WW8Num89">
      <style:text-properties officeooo:paragraph-rsid="002ca421"/>
    </style:style>
    <style:style style:name="P86" style:family="paragraph" style:parent-style-name="Text_20_body" style:list-style-name="WW8Num89">
      <style:text-properties officeooo:rsid="002ca421" officeooo:paragraph-rsid="002ca421"/>
    </style:style>
    <style:style style:name="P87" style:family="paragraph" style:parent-style-name="Text_20_body">
      <style:text-properties officeooo:rsid="002de88d" officeooo:paragraph-rsid="002de88d"/>
    </style:style>
    <style:style style:name="P88" style:family="paragraph" style:parent-style-name="Text_20_body">
      <style:text-properties officeooo:rsid="002fa00a" officeooo:paragraph-rsid="002fa00a"/>
    </style:style>
    <style:style style:name="P89" style:family="paragraph" style:parent-style-name="Text_20_body">
      <style:text-properties officeooo:rsid="00412e34" officeooo:paragraph-rsid="00412e34"/>
    </style:style>
    <style:style style:name="P90" style:family="paragraph" style:parent-style-name="Text_20_body">
      <style:text-properties officeooo:rsid="00416b03" officeooo:paragraph-rsid="00416b03"/>
    </style:style>
    <style:style style:name="P91" style:family="paragraph" style:parent-style-name="Text_20_body">
      <style:text-properties officeooo:paragraph-rsid="0041a981"/>
    </style:style>
    <style:style style:name="P92" style:family="paragraph" style:parent-style-name="Text_20_body">
      <style:text-properties officeooo:rsid="0041b302" officeooo:paragraph-rsid="0041b302"/>
    </style:style>
    <style:style style:name="P93" style:family="paragraph" style:parent-style-name="Text_20_body">
      <style:text-properties officeooo:rsid="00427bdb" officeooo:paragraph-rsid="00427bdb"/>
    </style:style>
    <style:style style:name="P94" style:family="paragraph" style:parent-style-name="Text_20_body" style:list-style-name="WW8Num89">
      <style:text-properties officeooo:rsid="00427bdb" officeooo:paragraph-rsid="00427bdb"/>
    </style:style>
    <style:style style:name="P95" style:family="paragraph" style:parent-style-name="Text_20_body" style:list-style-name="WW8Num89">
      <style:text-properties officeooo:rsid="0044b7b0" officeooo:paragraph-rsid="0044b7b0"/>
    </style:style>
    <style:style style:name="P96" style:family="paragraph" style:parent-style-name="Textkörper" style:list-style-name="WW8Num37"/>
    <style:style style:name="P97" style:family="paragraph" style:parent-style-name="Textkörper" style:list-style-name="WW8Num25"/>
    <style:style style:name="P98" style:family="paragraph" style:parent-style-name="Textkörper" style:list-style-name="WW8Num113"/>
    <style:style style:name="P99" style:family="paragraph" style:parent-style-name="Textkörper" style:list-style-name="WW8Num99"/>
    <style:style style:name="P100" style:family="paragraph" style:parent-style-name="Textkörper" style:list-style-name="WW8Num24"/>
    <style:style style:name="P101" style:family="paragraph" style:parent-style-name="Textkörper" style:list-style-name="WW8Num47"/>
    <style:style style:name="P102" style:family="paragraph" style:parent-style-name="Textkörper" style:list-style-name="WW8Num112"/>
    <style:style style:name="P103" style:family="paragraph" style:parent-style-name="infoblue" style:list-style-name="WW8Num20"/>
    <style:style style:name="P104" style:family="paragraph" style:parent-style-name="Überschrift_20_1">
      <style:text-properties officeooo:paragraph-rsid="00273e48"/>
    </style:style>
    <style:style style:name="P105" style:family="paragraph" style:parent-style-name="Überschrift_20_3" style:master-page-name="">
      <style:paragraph-properties style:page-number="auto"/>
      <style:text-properties officeooo:rsid="001f29f9" officeooo:paragraph-rsid="001f29f9"/>
    </style:style>
    <style:style style:name="P106" style:family="paragraph" style:parent-style-name="Überschrift_20_3" style:master-page-name="">
      <style:paragraph-properties style:page-number="auto"/>
      <style:text-properties officeooo:rsid="001f29f9" officeooo:paragraph-rsid="00273e48"/>
    </style:style>
    <style:style style:name="T1" style:family="text">
      <style:text-properties style:font-name="Symbol" style:font-name-asian="Symbol" style:font-name-complex="Symbol"/>
    </style:style>
    <style:style style:name="T2" style:family="text">
      <style:text-properties fo:color="#000000" loext:opacity="100%"/>
    </style:style>
    <style:style style:name="T3" style:family="text">
      <style:text-properties fo:color="#c9211e" loext:opacity="1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273e48"/>
    </style:style>
    <style:style style:name="T7" style:family="text">
      <style:text-properties officeooo:rsid="0029e46d"/>
    </style:style>
    <style:style style:name="T8" style:family="text">
      <style:text-properties officeooo:rsid="002de88d"/>
    </style:style>
    <style:style style:name="T9" style:family="text">
      <style:text-properties officeooo:rsid="00316ffe"/>
    </style:style>
    <style:style style:name="T10" style:family="text">
      <style:text-properties officeooo:rsid="00330a36"/>
    </style:style>
    <style:style style:name="T11" style:family="text">
      <style:text-properties officeooo:rsid="00338109"/>
    </style:style>
    <style:style style:name="T12" style:family="text">
      <style:text-properties officeooo:rsid="0034f610"/>
    </style:style>
    <style:style style:name="T13" style:family="text">
      <style:text-properties officeooo:rsid="003957f2"/>
    </style:style>
    <style:style style:name="T14" style:family="text">
      <style:text-properties officeooo:rsid="003d9dd4"/>
    </style:style>
    <style:style style:name="T15" style:family="text">
      <style:text-properties officeooo:rsid="003f642d"/>
    </style:style>
    <style:style style:name="T16" style:family="text">
      <style:text-properties officeooo:rsid="0041a981"/>
    </style:style>
    <style:style style:name="T17" style:family="text">
      <style:text-properties officeooo:rsid="002ca421"/>
    </style:style>
    <style:style style:name="T18" style:family="text">
      <style:text-properties officeooo:rsid="0044b7b0"/>
    </style:style>
    <style:style style:name="T19" style:family="text">
      <style:text-properties officeooo:rsid="00453ea9"/>
    </style:style>
    <style:style style:name="T20" style:family="text">
      <style:text-properties officeooo:rsid="0045db02"/>
    </style:style>
    <style:style style:name="T21" style:family="text">
      <style:text-properties officeooo:rsid="004707e1"/>
    </style:style>
    <style:style style:name="T22" style:family="text">
      <style:text-properties officeooo:rsid="0048d398"/>
    </style:style>
    <style:style style:name="T23"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42cm" fo:text-indent="-0.635cm" fo:margin-left="1.94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77cm" fo:text-indent="-0.635cm" fo:margin-left="2.57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12cm" fo:text-indent="-0.635cm" fo:margin-left="3.21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47cm" fo:text-indent="-0.635cm" fo:margin-left="3.84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82cm" fo:text-indent="-0.635cm" fo:margin-left="4.48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17cm" fo:text-indent="-0.635cm" fo:margin-left="5.11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52cm" fo:text-indent="-0.635cm" fo:margin-left="5.75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87cm" fo:text-indent="-0.635cm" fo:margin-left="6.38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22cm" fo:text-indent="-0.635cm" fo:margin-left="7.02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57cm" fo:text-indent="-0.635cm" fo:margin-left="7.657cm"/>
        </style:list-level-properties>
      </text:list-level-style-bullet>
    </text:list-style>
    <text:list-style style:name="L2">
      <text:list-level-style-bullet text:level="1" text:style-name="WW_5f_CharLFO125LVL1" loext:num-list-format="%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125LVL2"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125LVL3" loext:num-list-format="%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125LVL4" loext:num-list-format="%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125LVL5" loext:num-list-format="%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125LVL6" loext:num-list-format="%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125LVL7" loext:num-list-format="%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125LVL8" loext:num-list-format="%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125LVL9" loext:num-list-format="%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6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ubject>Project Highrise</text:subject></text:p>
      <text:p text:style-name="P6"><text:title>Iteration Test Plan</text:title></text:p>
      <text:p text:style-name="Standard"/>
      <text:p text:style-name="P18">Version &lt;1.0&gt;</text:p>
      <text:p text:style-name="P20"/>
      <text:p text:style-name="P19"/>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p text:style-name="P58">Revision History</text:p>
      <table:table table:name="Table3" table:style-name="Table3">
        <table:table-column table:style-name="Table3.A"/>
        <table:table-column table:style-name="Table3.B"/>
        <table:table-column table:style-name="Table3.C"/>
        <table:table-column table:style-name="Table3.A"/>
        <table:table-row>
          <table:table-cell table:style-name="Table3.A1" office:value-type="string">
            <text:p text:style-name="P21">Date</text:p>
          </table:table-cell>
          <table:table-cell table:style-name="Table3.A1" office:value-type="string">
            <text:p text:style-name="P21">Version</text:p>
          </table:table-cell>
          <table:table-cell table:style-name="Table3.A1" office:value-type="string">
            <text:p text:style-name="P21">Description</text:p>
          </table:table-cell>
          <table:table-cell table:style-name="Table3.A1" office:value-type="string">
            <text:p text:style-name="P21">Author</text:p>
          </table:table-cell>
        </table:table-row>
        <table:table-row>
          <table:table-cell table:style-name="Table3.A2" office:value-type="string">
            <text:p text:style-name="Tabletext">&lt;dd/mmm/yy&gt;</text:p>
          </table:table-cell>
          <table:table-cell table:style-name="Table3.B2" office:value-type="string">
            <text:p text:style-name="Tabletext">&lt;x.x&gt;</text:p>
          </table:table-cell>
          <table:table-cell table:style-name="Table3.C2" office:value-type="string">
            <text:p text:style-name="Tabletext">&lt;details&gt;</text:p>
          </table:table-cell>
          <table:table-cell table:style-name="Table3.D2" office:value-type="string">
            <text:p text:style-name="Tabletext">&lt;name&gt;</text:p>
          </table:table-cell>
        </table:table-row>
        <table:table-row>
          <table:table-cell table:style-name="Table3.A3" office:value-type="string">
            <text:p text:style-name="P22"/>
          </table:table-cell>
          <table:table-cell table:style-name="Table3.B3" office:value-type="string">
            <text:p text:style-name="P22"/>
          </table:table-cell>
          <table:table-cell table:style-name="Table3.C3" office:value-type="string">
            <text:p text:style-name="P22"/>
          </table:table-cell>
          <table:table-cell table:style-name="Table3.D3" office:value-type="string">
            <text:p text:style-name="P22"/>
          </table:table-cell>
        </table:table-row>
        <table:table-row>
          <table:table-cell table:style-name="Table3.A4" office:value-type="string">
            <text:p text:style-name="P22"/>
          </table:table-cell>
          <table:table-cell table:style-name="Table3.B4" office:value-type="string">
            <text:p text:style-name="P22"/>
          </table:table-cell>
          <table:table-cell table:style-name="Table3.C4" office:value-type="string">
            <text:p text:style-name="P22"/>
          </table:table-cell>
          <table:table-cell table:style-name="Table3.D4" office:value-type="string">
            <text:p text:style-name="P22"/>
          </table:table-cell>
        </table:table-row>
        <table:table-row>
          <table:table-cell table:style-name="Table3.A5" office:value-type="string">
            <text:p text:style-name="P22"/>
          </table:table-cell>
          <table:table-cell table:style-name="Table3.B5" office:value-type="string">
            <text:p text:style-name="P22"/>
          </table:table-cell>
          <table:table-cell table:style-name="Table3.C5" office:value-type="string">
            <text:p text:style-name="P22"/>
          </table:table-cell>
          <table:table-cell table:style-name="Table3.D5" office:value-type="string">
            <text:p text:style-name="P22"/>
          </table:table-cell>
        </table:table-row>
      </table:table>
      <text:p text:style-name="Standard"/>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524537127" text:style-name="Index_20_Link" text:visited-style-name="Index_20_Link">1. Introduction<text:tab/>5</text:a></text:p>
          <text:p text:style-name="P56"><text:a xlink:type="simple" xlink:href="#__RefHeading___Toc524537128" text:style-name="Index_20_Link" text:visited-style-name="Index_20_Link">1.1 Purpose<text:tab/>5</text:a></text:p>
          <text:p text:style-name="P56"><text:a xlink:type="simple" xlink:href="#__RefHeading___Toc524537129" text:style-name="Index_20_Link" text:visited-style-name="Index_20_Link">1.2 Scope<text:tab/>5</text:a></text:p>
          <text:p text:style-name="P56"><text:a xlink:type="simple" xlink:href="#__RefHeading___Toc524537130" text:style-name="Index_20_Link" text:visited-style-name="Index_20_Link">1.3 Intended Audience<text:tab/>5</text:a></text:p>
          <text:p text:style-name="P56"><text:a xlink:type="simple" xlink:href="#__RefHeading___Toc524537131" text:style-name="Index_20_Link" text:visited-style-name="Index_20_Link">1.4 Document Terminology and Acronyms<text:tab/>5</text:a></text:p>
          <text:p text:style-name="P56"><text:a xlink:type="simple" xlink:href="#__RefHeading___Toc3578_1904965309" text:style-name="Index_20_Link" text:visited-style-name="Index_20_Link">1.5 <text:s/>References<text:tab/>5</text:a></text:p>
          <text:p text:style-name="P56"><text:a xlink:type="simple" xlink:href="#__RefHeading___Toc524537133" text:style-name="Index_20_Link" text:visited-style-name="Index_20_Link">1.6 Document Structure<text:tab/>5</text:a></text:p>
          <text:p text:style-name="P55"><text:a xlink:type="simple" xlink:href="#__RefHeading___Toc524537134" text:style-name="Index_20_Link" text:visited-style-name="Index_20_Link">2. Evaluation Mission and Test Motivation<text:tab/>5</text:a></text:p>
          <text:p text:style-name="P56"><text:a xlink:type="simple" xlink:href="#__RefHeading___Toc524537135" text:style-name="Index_20_Link" text:visited-style-name="Index_20_Link">2.1 Background<text:tab/>6</text:a></text:p>
          <text:p text:style-name="P56"><text:a xlink:type="simple" xlink:href="#__RefHeading___Toc3580_1904965309" text:style-name="Index_20_Link" text:visited-style-name="Index_20_Link">2.2 Evaluation Mission<text:tab/>6</text:a></text:p>
          <text:p text:style-name="P56"><text:a xlink:type="simple" xlink:href="#__RefHeading___Toc524537137" text:style-name="Index_20_Link" text:visited-style-name="Index_20_Link">2.3 Test Motivators<text:tab/>6</text:a></text:p>
          <text:p text:style-name="P55"><text:a xlink:type="simple" xlink:href="#__RefHeading___Toc524537138" text:style-name="Index_20_Link" text:visited-style-name="Index_20_Link">3. Target Test Items<text:tab/>6</text:a></text:p>
          <text:p text:style-name="P55"><text:a xlink:type="simple" xlink:href="#__RefHeading___Toc524537139" text:style-name="Index_20_Link" text:visited-style-name="Index_20_Link">4. Outline of Planned Tests<text:tab/>6</text:a></text:p>
          <text:p text:style-name="P56"><text:a xlink:type="simple" xlink:href="#__RefHeading___Toc524537140" text:style-name="Index_20_Link" text:visited-style-name="Index_20_Link">4.1 Outline of Test Inclusions<text:tab/>6</text:a></text:p>
          <text:p text:style-name="P56"><text:a xlink:type="simple" xlink:href="#__RefHeading___Toc524537141" text:style-name="Index_20_Link" text:visited-style-name="Index_20_Link">4.2 Outline of Other Candidates for Potential Inclusion<text:tab/>6</text:a></text:p>
          <text:p text:style-name="P56"><text:a xlink:type="simple" xlink:href="#__RefHeading___Toc524537142" text:style-name="Index_20_Link" text:visited-style-name="Index_20_Link">4.3 Outline of Test Exclusions<text:tab/>6</text:a></text:p>
          <text:p text:style-name="P55"><text:a xlink:type="simple" xlink:href="#__RefHeading___Toc524537143" text:style-name="Index_20_Link" text:visited-style-name="Index_20_Link">5. Test Approach<text:tab/>6</text:a></text:p>
          <text:p text:style-name="P56"><text:a xlink:type="simple" xlink:href="#__RefHeading___Toc524537144" text:style-name="Index_20_Link" text:visited-style-name="Index_20_Link">5.1 Initial Test-Idea Catalogs and Other Reference Sources<text:tab/>6</text:a></text:p>
          <text:p text:style-name="P56"><text:a xlink:type="simple" xlink:href="#__RefHeading___Toc524537145" text:style-name="Index_20_Link" text:visited-style-name="Index_20_Link">5.2 Testing Techniques and Types<text:tab/>7</text:a></text:p>
          <text:p text:style-name="P57"><text:a xlink:type="simple" xlink:href="#__RefHeading___Toc524537157" text:style-name="Index_20_Link" text:visited-style-name="Index_20_Link">5.2.1 Unit Testing<text:tab/>7</text:a></text:p>
          <text:p text:style-name="P57"><text:a xlink:type="simple" xlink:href="#__RefHeading___Toc524537157%20Copy%201" text:style-name="Index_20_Link" text:visited-style-name="Index_20_Link">5.2.1 Alpha Testing<text:tab/>7</text:a></text:p>
          <text:p text:style-name="P55"><text:a xlink:type="simple" xlink:href="#__RefHeading___Toc524537158" text:style-name="Index_20_Link" text:visited-style-name="Index_20_Link">6. Entry and Exit Criteria<text:tab/>7</text:a></text:p>
          <text:p text:style-name="P56"><text:a xlink:type="simple" xlink:href="#__RefHeading___Toc524537159" text:style-name="Index_20_Link" text:visited-style-name="Index_20_Link">6.1 Test Plan<text:tab/>7</text:a></text:p>
          <text:p text:style-name="P57"><text:a xlink:type="simple" xlink:href="#__RefHeading___Toc524537160" text:style-name="Index_20_Link" text:visited-style-name="Index_20_Link">6.1.1 Test Plan Entry Criteria<text:tab/>7</text:a></text:p>
          <text:p text:style-name="P57"><text:a xlink:type="simple" xlink:href="#__RefHeading___Toc524537161" text:style-name="Index_20_Link" text:visited-style-name="Index_20_Link">6.1.2 Test Plan Exit Criteria<text:tab/>8</text:a></text:p>
          <text:p text:style-name="P57"><text:a xlink:type="simple" xlink:href="#__RefHeading___Toc3582_1904965309" text:style-name="Index_20_Link" text:visited-style-name="Index_20_Link">6.1.3 <text:s/>Suspension and Resumption Criteria<text:tab/>8</text:a></text:p>
          <text:p text:style-name="P56"><text:a xlink:type="simple" xlink:href="#__RefHeading___Toc524537163" text:style-name="Index_20_Link" text:visited-style-name="Index_20_Link">6.2 Test Cycles<text:tab/>8</text:a></text:p>
          <text:p text:style-name="P57"><text:a xlink:type="simple" xlink:href="#__RefHeading___Toc524537164" text:style-name="Index_20_Link" text:visited-style-name="Index_20_Link">6.2.1 Test Cycle Entry Criteria<text:tab/>8</text:a></text:p>
          <text:p text:style-name="P57"><text:a xlink:type="simple" xlink:href="#__RefHeading___Toc524537165" text:style-name="Index_20_Link" text:visited-style-name="Index_20_Link">6.2.2 Test Cycle Exit Criteria<text:tab/>8</text:a></text:p>
          <text:p text:style-name="P57"><text:a xlink:type="simple" xlink:href="#__RefHeading___Toc524537166" text:style-name="Index_20_Link" text:visited-style-name="Index_20_Link">6.2.3 Test Cycle Abnormal Termination<text:tab/>8</text:a></text:p>
          <text:p text:style-name="P55"><text:a xlink:type="simple" xlink:href="#__RefHeading___Toc524537167" text:style-name="Index_20_Link" text:visited-style-name="Index_20_Link">7. Deliverables<text:tab/>8</text:a></text:p>
          <text:p text:style-name="P56"><text:a xlink:type="simple" xlink:href="#__RefHeading___Toc524537168" text:style-name="Index_20_Link" text:visited-style-name="Index_20_Link">7.1 Test Evaluation Summaries<text:tab/>8</text:a></text:p>
          <text:p text:style-name="P56"><text:a xlink:type="simple" xlink:href="#__RefHeading___Toc524537169" text:style-name="Index_20_Link" text:visited-style-name="Index_20_Link">7.2 Reporting on Test Coverage<text:tab/>8</text:a></text:p>
          <text:p text:style-name="P56"><text:a xlink:type="simple" xlink:href="#__RefHeading___Toc524537170" text:style-name="Index_20_Link" text:visited-style-name="Index_20_Link">7.3 Perceived Quality Reports<text:tab/>8</text:a></text:p>
          <text:p text:style-name="P56"><text:a xlink:type="simple" xlink:href="#__RefHeading___Toc524537171" text:style-name="Index_20_Link" text:visited-style-name="Index_20_Link">7.4 Incident Logs and Change Requests<text:tab/>8</text:a></text:p>
          <text:p text:style-name="P56"><text:a xlink:type="simple" xlink:href="#__RefHeading___Toc524537172" text:style-name="Index_20_Link" text:visited-style-name="Index_20_Link">7.5 Smoke Test Suite and Supporting Test Scripts<text:tab/>8</text:a></text:p>
          <text:p text:style-name="P56"><text:a xlink:type="simple" xlink:href="#__RefHeading___Toc524537173" text:style-name="Index_20_Link" text:visited-style-name="Index_20_Link">7.6 Additional Work Products<text:tab/>9</text:a></text:p>
          <text:p text:style-name="P57"><text:a xlink:type="simple" xlink:href="#__RefHeading___Toc524537174" text:style-name="Index_20_Link" text:visited-style-name="Index_20_Link">7.6.1 Detailed Test Results<text:tab/>9</text:a></text:p>
          <text:p text:style-name="P57"><text:a xlink:type="simple" xlink:href="#__RefHeading___Toc524537175" text:style-name="Index_20_Link" text:visited-style-name="Index_20_Link">7.6.2 Additional Automated Functional Test Scripts<text:tab/>9</text:a></text:p>
          <text:p text:style-name="P57"><text:a xlink:type="simple" xlink:href="#__RefHeading___Toc524537176" text:style-name="Index_20_Link" text:visited-style-name="Index_20_Link"><text:soft-page-break/>7.6.3 Test Guidelines<text:tab/>9</text:a></text:p>
          <text:p text:style-name="P57"><text:a xlink:type="simple" xlink:href="#__RefHeading___Toc524537177" text:style-name="Index_20_Link" text:visited-style-name="Index_20_Link">7.6.4 Traceability Matrices<text:tab/>9</text:a></text:p>
          <text:p text:style-name="P55"><text:a xlink:type="simple" xlink:href="#__RefHeading___Toc524537178" text:style-name="Index_20_Link" text:visited-style-name="Index_20_Link">8. Testing Workflow<text:tab/>9</text:a></text:p>
          <text:p text:style-name="P55"><text:a xlink:type="simple" xlink:href="#__RefHeading___Toc524537179" text:style-name="Index_20_Link" text:visited-style-name="Index_20_Link">9. Environmental Needs<text:tab/>10</text:a></text:p>
          <text:p text:style-name="P56"><text:a xlink:type="simple" xlink:href="#__RefHeading___Toc524537180" text:style-name="Index_20_Link" text:visited-style-name="Index_20_Link">9.1 Base System Hardware<text:tab/>10</text:a></text:p>
          <text:p text:style-name="P56"><text:a xlink:type="simple" xlink:href="#__RefHeading___Toc524537181" text:style-name="Index_20_Link" text:visited-style-name="Index_20_Link">9.2 Base Software Elements in the Test Environment<text:tab/>10</text:a></text:p>
          <text:p text:style-name="P56"><text:a xlink:type="simple" xlink:href="#__RefHeading___Toc524537182" text:style-name="Index_20_Link" text:visited-style-name="Index_20_Link">9.3 Productivity and Support Tools<text:tab/>10</text:a></text:p>
          <text:p text:style-name="P56"><text:a xlink:type="simple" xlink:href="#__RefHeading___Toc524537183" text:style-name="Index_20_Link" text:visited-style-name="Index_20_Link">10.1 Test Environment Configurations<text:tab/>10</text:a></text:p>
          <text:p text:style-name="P55"><text:a xlink:type="simple" xlink:href="#__RefHeading___Toc524537184" text:style-name="Index_20_Link" text:visited-style-name="Index_20_Link">11. Responsibilities, Staffing, and Training Needs<text:tab/>11</text:a></text:p>
          <text:p text:style-name="P56"><text:a xlink:type="simple" xlink:href="#__RefHeading___Toc524537185" text:style-name="Index_20_Link" text:visited-style-name="Index_20_Link">11.1 People and Roles<text:tab/>11</text:a></text:p>
          <text:p text:style-name="P56"><text:a xlink:type="simple" xlink:href="#__RefHeading___Toc524537186" text:style-name="Index_20_Link" text:visited-style-name="Index_20_Link">11.2 Staffing and Training Needs<text:tab/>12</text:a></text:p>
          <text:p text:style-name="P55"><text:a xlink:type="simple" xlink:href="#__RefHeading___Toc524537187" text:style-name="Index_20_Link" text:visited-style-name="Index_20_Link">12. Iteration Milestones<text:tab/>12</text:a></text:p>
          <text:p text:style-name="P55"><text:a xlink:type="simple" xlink:href="#__RefHeading___Toc524537188" text:style-name="Index_20_Link" text:visited-style-name="Index_20_Link">13. Risks, Dependencies, Assumptions, and Constraints<text:tab/>13</text:a></text:p>
          <text:p text:style-name="P55"><text:a xlink:type="simple" xlink:href="#__RefHeading___Toc524537189" text:style-name="Index_20_Link" text:visited-style-name="Index_20_Link">14. Management Process and Procedures<text:tab/>14</text:a></text:p>
          <text:p text:style-name="P56"><text:a xlink:type="simple" xlink:href="#__RefHeading___Toc524537190" text:style-name="Index_20_Link" text:visited-style-name="Index_20_Link">14.1 Measuring and Assessing the Extent of Testing<text:tab/>14</text:a></text:p>
          <text:p text:style-name="P56"><text:a xlink:type="simple" xlink:href="#__RefHeading___Toc524537191" text:style-name="Index_20_Link" text:visited-style-name="Index_20_Link">14.2 Assessing the Deliverables of this Test Plan<text:tab/>14</text:a></text:p>
          <text:p text:style-name="P56"><text:a xlink:type="simple" xlink:href="#__RefHeading___Toc524537192" text:style-name="Index_20_Link" text:visited-style-name="Index_20_Link">14.3 Problem Reporting, Escalation, and Issue Resolution<text:tab/>14</text:a></text:p>
          <text:p text:style-name="P56"><text:a xlink:type="simple" xlink:href="#__RefHeading___Toc524537193" text:style-name="Index_20_Link" text:visited-style-name="Index_20_Link">14.4 Managing Test Cycles<text:tab/>14</text:a></text:p>
          <text:p text:style-name="P56"><text:a xlink:type="simple" xlink:href="#__RefHeading___Toc524537194" text:style-name="Index_20_Link" text:visited-style-name="Index_20_Link">14.5 Traceability Strategies<text:tab/>14</text:a></text:p>
          <text:p text:style-name="P56"><text:a xlink:type="simple" xlink:href="#__RefHeading___Toc524537195" text:style-name="Index_20_Link" text:visited-style-name="Index_20_Link">14.6 Approval and Signoff<text:tab/>15</text:a></text:p>
        </text:index-body>
      </text:table-of-content>
      <text:p text:style-name="P64"/>
      <text:p text:style-name="P24"><text:title>Iteration Test Plan</text:title></text:p>
      <text:h text:style-name="Überschrift_20_1" text:outline-level="1"><text:bookmark-start text:name="__RefHeading___Toc524537127"/><text:bookmark-start text:name="__RefNumPara__1987_1904965309"/>Introduction<text:bookmark-end text:name="__RefHeading___Toc524537127"/><text:bookmark-end text:name="__RefNumPara__1987_1904965309"/></text:h>
      <text:h text:style-name="Überschrift_20_2" text:outline-level="2"><text:bookmark-start text:name="__RefHeading___Toc524537128"/>Purpose<text:bookmark-end text:name="__RefHeading___Toc524537128"/></text:h>
      <text:p text:style-name="Text_20_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_20_body">The Test Plan for Project Highrise will target the main functionalities of the game. For example wether the LevelGenerator generates different levels after a specific amount of iterations or wether the players go to the direction they intend to go.</text:p>
      <text:p text:style-name="Text_20_body">The motivation for testing in Project Highrise is to rule out errors that may occur on the starting of the game or while playing. This ensures that the game stays playable and that possible defects will be eliminated before even occuring.</text:p>
      <text:p text:style-name="Text_20_body">For the testing, we will be using a <text:span text:style-name="Absatz-Standardschriftart"><text:span text:style-name="T2">framework plugin, called “GUT”</text:span></text:span>. The testing tool will test the scripts of the Scenes in Godot. For the chosen framework, we will need to download the plugin from the AssertLib inside of Godot.</text:p>
      <text:h text:style-name="Überschrift_20_2" text:outline-level="2"><text:bookmark-start text:name="_Ref524432427"/><text:bookmark-start text:name="__RefHeading___Toc524537129"/>Scope<text:bookmark-end text:name="_Ref524432427"/><text:bookmark-end text:name="__RefHeading___Toc524537129"/></text:h>
      <text:p text:style-name="Text_20_body">The scope of testing for Project Highrise will be deduced to Unit-Testing <text:span text:style-name="T8">and Alpha-Testing</text:span>. The aim is to suffice the required testing for a unit of a specified type. For example, a player scene should be tested against functionality and usability whereas a map scene should suffice good performance and supportability.</text:p>
      <text:p text:style-name="P87">The Alpha Tests consist of playable demos that aim on fixing bugs that occurred while development. </text:p>
      <text:h text:style-name="Überschrift_20_2" text:outline-level="2"><text:bookmark-start text:name="__RefHeading___Toc524537130"/>Intended Audience<text:bookmark-end text:name="__RefHeading___Toc524537130"/></text:h>
      <text:p text:style-name="Text_20_body">The Test Plan is indented for the sole use of monitoring the progress of the project and should be seen as such. The audience thus involves the overseeing person and selected team members respectively. <text:span text:style-name="Absatz-Standardschriftart"><text:span text:style-name="T3">Reicht das?</text:span></text:span></text:p>
      <text:h text:style-name="Überschrift_20_2" text:outline-level="2"><text:bookmark-start text:name="__RefHeading___Toc524537131"/>Document Terminology and Acronyms<text:bookmark-end text:name="__RefHeading___Toc524537131"/></text:h>
      <text:p text:style-name="P50">GUT – “Godot Unit Test”</text:p>
      <text:h text:style-name="Überschrift_20_2" text:outline-level="2"><text:bookmark-start text:name="__RefHeading___Toc3578_1904965309"/><text:s/><text:bookmark-start text:name="__RefHeading___Toc524537132"/>References<text:bookmark-end text:name="__RefHeading___Toc3578_1904965309"/><text:bookmark-end text:name="__RefHeading___Toc524537132"/></text:h>
      <text:p text:style-name="Text_20_body">--- insert glossary here ---</text:p>
      <text:h text:style-name="Überschrift_20_2" text:outline-level="2"><text:bookmark-start text:name="__RefHeading___Toc524537133"/>Document Structure<text:bookmark-end text:name="__RefHeading___Toc524537133"/></text:h>
      <text:p text:style-name="P82">See Table of Content</text:p>
      <text:h text:style-name="Überschrift_20_1" text:outline-level="1"><text:bookmark-start text:name="__RefHeading___Toc524537134"/>Evaluation Mission and Test Motivation<text:bookmark-end text:name="__RefHeading___Toc524537134"/></text:h>
      <text:p text:style-name="Text_20_body">The purpose of testing at the beginning is firstly to build up knowledge in testing inside of Godot and secondly to assure that the tests can be built upon regarding knowledge and experience. If the basics are set, then further testing can be done without problems. </text:p>
      <text:p text:style-name="P88">If the basic knowledge is built up, CI can be implemented as a major step. For that to be done, GitHub Actions has to be probed thoroughly and implemented. </text:p>
      <text:h text:style-name="Überschrift_20_2" text:outline-level="2"><text:bookmark-start text:name="__RefHeading___Toc524537135"/><text:soft-page-break/>Background<text:bookmark-end text:name="__RefHeading___Toc524537135"/></text:h>
      <text:p text:style-name="Text_20_body">As already mentioned in the “<text:span text:style-name="T9">srs.md” document at step 1.2</text:span>, the game is played on the phone and as such it should be optimized for that use. To ensure that it functions accordingly, the tests will be conducted in this regard. The main problems that the tests will be aimed at are the performance, the usability and the <text:span text:style-name="T10">functionality</text:span> of the game.</text:p>
      <text:h text:style-name="Überschrift_20_2" text:outline-level="2"><text:bookmark-start text:name="__RefHeading___Toc3580_1904965309"/>Evaluation Mission<text:bookmark-end text:name="__RefHeading___Toc3580_1904965309"/></text:h>
      <text:p text:style-name="Text_20_body">The goal for testing this project is to ensure the <text:span text:style-name="T11">performance</text:span>, functionality and usability of the game itself. <text:span text:style-name="T11">This consists of getting good results in every tested aspect. </text:span><text:span text:style-name="T12">Good results in this regard mean “passed” (also in CI).</text:span></text:p>
      <text:h text:style-name="Überschrift_20_2" text:outline-level="2"><text:bookmark-start text:name="__RefHeading___Toc524537137"/>Test Motivators<text:bookmark-end text:name="__RefHeading___Toc524537137"/></text:h>
      <text:p text:style-name="Text_20_body">The key elements are:</text:p>
      <text:list text:style-name="L2">
        <text:list-item>
          <text:p text:style-name="P77">Technical risks that are noted in “Risk management.xlsx”</text:p>
        </text:list-item>
        <text:list-item>
          <text:p text:style-name="P77">Essential components, such as the attack and defender views, the levels and other testable components</text:p>
        </text:list-item>
        <text:list-item>
          <text:p text:style-name="P77">Design elements, such as the levels and the players</text:p>
        </text:list-item>
      </text:list>
      <text:h text:style-name="Überschrift_20_1" text:outline-level="1"><text:bookmark-start text:name="__RefHeading___Toc524537138"/><text:bookmark-start text:name="__RefNumPara__2544_1904965309"/><text:bookmark-start text:name="_Ref524432434"/>Target Test Items<text:bookmark-end text:name="__RefHeading___Toc524537138"/><text:bookmark-end text:name="__RefNumPara__2544_1904965309"/><text:bookmark-end text:name="_Ref524432434"/></text:h>
      <text:p text:style-name="P32">The listing below identifies those test items<text:span text:style-name="Absatz-Standardschriftart"><text:span text:style-name="T1"></text:span></text:span>software, hardware, and supporting product elements <text:span text:style-name="Absatz-Standardschriftart"><text:span text:style-name="T1"></text:span></text:span>that have been identified as targets for testing. This list represents what items will be tested.</text:p>
      <text:list text:style-name="L3">
        <text:list-item>
          <text:p text:style-name="P78">Gameloop</text:p>
        </text:list-item>
        <text:list-item>
          <text:p text:style-name="P78">Level generator</text:p>
        </text:list-item>
        <text:list-item>
          <text:p text:style-name="P78">Character </text:p>
          <text:list>
            <text:list-item>
              <text:p text:style-name="P78">Shooting mechanics</text:p>
            </text:list-item>
            <text:list-item>
              <text:p text:style-name="P78">Movements</text:p>
            </text:list-item>
          </text:list>
        </text:list-item>
        <text:list-item>
          <text:p text:style-name="P79">Fog of War (if possible)</text:p>
        </text:list-item>
      </text:list>
      <text:h text:style-name="Überschrift_20_1" text:outline-level="1"><text:bookmark-start text:name="__RefHeading___Toc524537139"/><text:bookmark-start text:name="_Ref524432393"/>Outline of Planned Tests<text:bookmark-end text:name="__RefHeading___Toc524537139"/><text:bookmark-end text:name="_Ref524432393"/></text:h>
      <text:h text:style-name="Überschrift_20_2" text:outline-level="2"><text:bookmark-start text:name="__RefHeading___Toc524537140"/>Outline of Test Inclusions<text:bookmark-end text:name="__RefHeading___Toc524537140"/></text:h>
      <text:p text:style-name="P49">All of the Target Test Items are meant to be tested in this iteration. They are crucial for the release of the first <text:span text:style-name="T13">playable</text:span> version and thus have to function accordingly. </text:p>
      <text:h text:style-name="Überschrift_20_2" text:outline-level="2"><text:bookmark-start text:name="__RefHeading___Toc524537141"/>Outline of Other Candidates for Potential Inclusion<text:bookmark-end text:name="__RefHeading___Toc524537141"/></text:h>
      <text:p text:style-name="P50">Fog of War. </text:p>
      <text:h text:style-name="Überschrift_20_2" text:outline-level="2"><text:bookmark-start text:name="__RefHeading___Toc524537142"/><text:bookmark-start text:name="_Ref524448019"/>Outline of Test Exclusions<text:bookmark-end text:name="__RefHeading___Toc524537142"/><text:bookmark-end text:name="_Ref524448019"/></text:h>
      <text:p text:style-name="InfoBlue"/>
      <text:h text:style-name="Überschrift_20_1" text:outline-level="1"><text:bookmark-start text:name="__RefHeading___Toc524537143"/>Test Approach<text:bookmark-end text:name="__RefHeading___Toc524537143"/></text:h>
      <text:h text:style-name="Überschrift_20_2" text:outline-level="2"><text:bookmark-start text:name="__RefHeading___Toc524537144"/>Initial Test-Idea Catalogs and Other Reference Sources<text:bookmark-end text:name="__RefHeading___Toc524537144"/></text:h>
      <text:p text:style-name="Text_20_body">Unit-Testing <text:span text:style-name="T7">and Alpha-Testing </text:span>has been added.</text:p>
      <text:h text:style-name="Überschrift_20_2" text:outline-level="2"><text:bookmark-start text:name="__RefHeading___Toc524537145"/><text:soft-page-break/>Testing Techniques and Types <text:s text:c="13"/><text:bookmark-end text:name="__RefHeading___Toc524537145"/></text:h>
      <text:h text:style-name="P105" text:outline-level="3"><text:bookmark-start text:name="__RefHeading___Toc524537157"/>Unit Testing<text:bookmark-end text:name="__RefHeading___Toc524537157"/></text:h>
      <text:p text:style-name="P45"/>
      <table:table table:name="Table15" table:style-name="Table15">
        <table:table-column table:style-name="Table15.A"/>
        <table:table-column table:style-name="Table15.B"/>
        <table:table-row>
          <table:table-cell table:style-name="Table15.A1" office:value-type="string">
            <text:p text:style-name="P26">Technique Objective:</text:p>
          </table:table-cell>
          <table:table-cell table:style-name="Table15.B1" office:value-type="string">
            <text:p text:style-name="P38">The objective of Unit Testing is to test bits of executable code and to ensure functionality and usability. The result of the tests determine whether the bits of code have to be rewritten or not. The goal is to successfully run every Unit Test and get a result that describes the state of the code. </text:p>
          </table:table-cell>
        </table:table-row>
        <table:table-row>
          <table:table-cell table:style-name="Table15.A2" office:value-type="string">
            <text:p text:style-name="P26">Technique:</text:p>
          </table:table-cell>
          <table:table-cell table:style-name="Table15.B2" office:value-type="string">
            <text:list xml:id="list3003296010" text:style-name="L1">
              <text:list-item>
                <text:p text:style-name="P60">Write Tests in GUT</text:p>
              </text:list-item>
              <text:list-item>
                <text:p text:style-name="P80">Execute Tests in GitHub Actions</text:p>
              </text:list-item>
              <text:list-item>
                <text:p text:style-name="P80">Edit Tests according to the result in GitHub Action</text:p>
              </text:list-item>
            </text:list>
          </table:table-cell>
        </table:table-row>
        <table:table-row>
          <table:table-cell table:style-name="Table15.A2" office:value-type="string">
            <text:p text:style-name="Textkörper">Oracles:</text:p>
          </table:table-cell>
          <table:table-cell table:style-name="Table15.B3" office:value-type="string">
            <text:p text:style-name="P38">The Observed results in GitHub Actions resemble the results of the Unit Tests themselves, thus ensuring that the functionality and usability are both “good”. </text:p>
          </table:table-cell>
        </table:table-row>
        <table:table-row>
          <table:table-cell table:style-name="Table15.A2" office:value-type="string">
            <text:p text:style-name="P27">Required Tools:</text:p>
          </table:table-cell>
          <table:table-cell table:style-name="Table15.B4" office:value-type="string">
            <text:list xml:id="list201730016623337" text:continue-numbering="true" text:style-name="L1">
              <text:list-item>
                <text:p text:style-name="P60">GUT-Framework for Godot</text:p>
              </text:list-item>
            </text:list>
          </table:table-cell>
        </table:table-row>
        <table:table-row>
          <table:table-cell table:style-name="Table15.A2" office:value-type="string">
            <text:p text:style-name="P26">Success Criteria:</text:p>
          </table:table-cell>
          <table:table-cell table:style-name="Table15.B5" office:value-type="string">
            <text:list xml:id="list201730176622935" text:continue-numbering="true" text:style-name="L1">
              <text:list-item>
                <text:p text:style-name="P60">The tests succeed</text:p>
              </text:list-item>
            </text:list>
          </table:table-cell>
        </table:table-row>
        <table:table-row>
          <table:table-cell table:style-name="Table15.A6" office:value-type="string">
            <text:p text:style-name="P26">Special Considerations:</text:p>
          </table:table-cell>
          <table:table-cell table:style-name="Table15.B6" office:value-type="string">
            <text:p text:style-name="InfoBlue">- </text:p>
          </table:table-cell>
        </table:table-row>
      </table:table>
      <text:h text:style-name="Überschrift_20_1" text:outline-level="1" text:is-list-header="true"/>
      <text:h text:style-name="P106" text:outline-level="3"><text:bookmark-start text:name="__RefHeading___Toc524537157 Copy 1"/><text:span text:style-name="T6">Alpha</text:span> Testing<text:bookmark-end text:name="__RefHeading___Toc524537157 Copy 1"/></text:h>
      <text:p text:style-name="P47"/>
      <table:table table:name="Table4" table:style-name="Table4">
        <table:table-column table:style-name="Table4.A"/>
        <table:table-column table:style-name="Table4.B"/>
        <table:table-row>
          <table:table-cell table:style-name="Table4.A1" office:value-type="string">
            <text:p text:style-name="P30">Technique Objective:</text:p>
          </table:table-cell>
          <table:table-cell table:style-name="Table4.B1" office:value-type="string">
            <text:p text:style-name="P43">The testing of the pre-alpha version, before a functioning beta can be tested. This is the first step to create a release candidate. </text:p>
          </table:table-cell>
        </table:table-row>
        <table:table-row>
          <table:table-cell table:style-name="Table4.A2" office:value-type="string">
            <text:p text:style-name="P30">Technique:</text:p>
          </table:table-cell>
          <table:table-cell table:style-name="Table4.B2" office:value-type="string">
            <text:list xml:id="list201731245338621" text:continue-numbering="true" text:style-name="L1">
              <text:list-item>
                <text:p text:style-name="P62">Mostly the same as in Unit Testing</text:p>
              </text:list-item>
              <text:list-item>
                <text:p text:style-name="P81">Addressing bugs that came up in the pre-alpha</text:p>
              </text:list-item>
            </text:list>
          </table:table-cell>
        </table:table-row>
        <table:table-row>
          <table:table-cell table:style-name="Table4.A2" office:value-type="string">
            <text:p text:style-name="P48">Oracles:</text:p>
          </table:table-cell>
          <table:table-cell table:style-name="Table4.B3" office:value-type="string">
            <text:p text:style-name="P43">After the bugs are fixed and the game mechanics are implemented, the Alpha Testing is finished. </text:p>
          </table:table-cell>
        </table:table-row>
        <table:table-row>
          <table:table-cell table:style-name="Table4.A2" office:value-type="string">
            <text:p text:style-name="P31">Required Tools:</text:p>
          </table:table-cell>
          <table:table-cell table:style-name="Table4.B4" office:value-type="string">
            <text:list xml:id="list201729937509399" text:continue-numbering="true" text:style-name="L1">
              <text:list-item>
                <text:p text:style-name="P61">GUT-Framework for Godot</text:p>
              </text:list-item>
              <text:list-item>
                <text:p text:style-name="P81">Development Smartphone</text:p>
              </text:list-item>
            </text:list>
          </table:table-cell>
        </table:table-row>
        <table:table-row>
          <table:table-cell table:style-name="Table4.A2" office:value-type="string">
            <text:p text:style-name="P30">Success Criteria:</text:p>
          </table:table-cell>
          <table:table-cell table:style-name="Table4.B5" office:value-type="string">
            <text:list xml:id="list201729185864405" text:continue-numbering="true" text:style-name="L1">
              <text:list-item>
                <text:p text:style-name="P61">The tests succeed</text:p>
              </text:list-item>
              <text:list-item>
                <text:p text:style-name="P81">Addressed bugs get fixed</text:p>
              </text:list-item>
            </text:list>
          </table:table-cell>
        </table:table-row>
        <table:table-row>
          <table:table-cell table:style-name="Table4.A6" office:value-type="string">
            <text:p text:style-name="P30">Special Considerations:</text:p>
          </table:table-cell>
          <table:table-cell table:style-name="Table4.B6" office:value-type="string">
            <text:p text:style-name="P46">- </text:p>
          </table:table-cell>
        </table:table-row>
      </table:table>
      <text:h text:style-name="P104" text:outline-level="1" text:is-list-header="true"/>
      <text:h text:style-name="Überschrift_20_1" text:outline-level="1"><text:bookmark-start text:name="__RefHeading___Toc524537158"/>Entry and Exit Criteria<text:bookmark-end text:name="__RefHeading___Toc524537158"/></text:h>
      <text:h text:style-name="Überschrift_20_2" text:outline-level="2"><text:bookmark-start text:name="__RefHeading___Toc524537159"/>Test Plan<text:bookmark-end text:name="__RefHeading___Toc524537159"/></text:h>
      <text:h text:style-name="Überschrift_20_3" text:outline-level="3"><text:bookmark-start text:name="__RefHeading___Toc524537160"/>Test Plan Entry Criteria<text:bookmark-end text:name="__RefHeading___Toc524537160"/></text:h>
      <text:p text:style-name="Text_20_body">The testing with (and without) the Test Plan can begin with the introduction of the testing framework.</text:p>
      <text:h text:style-name="Überschrift_20_3" text:outline-level="3"><text:bookmark-start text:name="__RefHeading___Toc524537161"/><text:soft-page-break/>Test Plan Exit Criteria<text:bookmark-end text:name="__RefHeading___Toc524537161"/></text:h>
      <text:p text:style-name="Text_20_body">Mostly open end, because there might be features that will should be added and tested along the way. For example, if a component throws errors, because of missing functionalities that should be added.</text:p>
      <text:h text:style-name="Überschrift_20_3" text:outline-level="3"><text:bookmark-start text:name="__RefHeading___Toc3582_1904965309"/><text:s/><text:bookmark-start text:name="__RefHeading___Toc524537162"/>Suspension and Resumption Criteria<text:bookmark-end text:name="__RefHeading___Toc3582_1904965309"/><text:bookmark-end text:name="__RefHeading___Toc524537162"/></text:h>
      <text:p text:style-name="Text_20_body">The suspension of testing may occur, if a component in the testing process malfunctions, such as the CI or the framework itself. The resumption is then evaluated upon finding a solution to that problem. </text:p>
      <text:h text:style-name="Überschrift_20_2" text:outline-level="2"><text:bookmark-start text:name="__RefHeading___Toc524537163"/>Test Cycles<text:bookmark-end text:name="__RefHeading___Toc524537163"/></text:h>
      <text:h text:style-name="Überschrift_20_3" text:outline-level="3"><text:bookmark-start text:name="__RefHeading___Toc524537164"/>Test Cycle Entry Criteria<text:bookmark-end text:name="__RefHeading___Toc524537164"/></text:h>
      <text:p text:style-name="P37">The Test Cycle Entry Criteria is a pull request on GitHub. After every pull request, a test cycle will be executed. </text:p>
      <text:h text:style-name="Überschrift_20_3" text:outline-level="3"><text:bookmark-start text:name="__RefHeading___Toc524537165"/>Test Cycle Exit Criteria<text:bookmark-end text:name="__RefHeading___Toc524537165"/></text:h>
      <text:p text:style-name="P38">After sufficient results of the executed test cycles. </text:p>
      <text:h text:style-name="Überschrift_20_3" text:outline-level="3"><text:bookmark-start text:name="__RefHeading___Toc524537166"/>Test Cycle Abnormal Termination<text:bookmark-end text:name="__RefHeading___Toc524537166"/></text:h>
      <text:p text:style-name="InfoBlue">-</text:p>
      <text:h text:style-name="Überschrift_20_1" text:outline-level="1"><text:bookmark-start text:name="__RefHeading___Toc524537167"/>Deliverables<text:bookmark-end text:name="__RefHeading___Toc524537167"/></text:h>
      <text:p text:style-name="P39">Alpha Versions. After an Alpha Test, the built project is uploaded for playing and testing the newest features of the game. Every alpha version should deliver a number of features to test on an emulator or a test development smartphone.</text:p>
      <text:h text:style-name="Überschrift_20_2" text:outline-level="2"><text:bookmark-start text:name="__RefHeading___Toc524537168"/>Test Evaluation Summaries<text:bookmark-end text:name="__RefHeading___Toc524537168"/></text:h>
      <text:p text:style-name="P40">The Test Evaluation Summary will be written once at the end of the semester. The according document will be pushed to the github_docs site. </text:p>
      <text:h text:style-name="Überschrift_20_2" text:outline-level="2"><text:bookmark-start text:name="__RefHeading___Toc524537169"/>Reporting on Test Coverage<text:bookmark-end text:name="__RefHeading___Toc524537169"/></text:h>
      <text:p text:style-name="P41">There is no specific test coverage document or report, because the functions to be tested can be a part of way bigger component, thus resulting in a falsely incomplete test coverage. </text:p>
      <text:h text:style-name="Überschrift_20_2" text:outline-level="2"><text:bookmark-start text:name="__RefHeading___Toc524537170"/>Perceived Quality Reports<text:bookmark-end text:name="__RefHeading___Toc524537170"/></text:h>
      <text:p text:style-name="InfoBlue">[Provide a brief outline of both the form and 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p text:style-name="P52">The quality of the product will be tested in alpha versions, before releasing the first working examples. This ensures that the quality stays at an appropriate level. </text:p>
      <text:p text:style-name="P52">An alpha <text:span text:style-name="T14">V</text:span>ersion is released after a batch of improvements and bug fixes were assessed. They come in form of a playable example. </text:p>
      <text:h text:style-name="Überschrift_20_2" text:outline-level="2"><text:bookmark-start text:name="__RefHeading___Toc524537171"/>Incident Logs and Change Requests<text:bookmark-end text:name="__RefHeading___Toc524537171"/></text:h>
      <text:p text:style-name="P42">If there is a <text:span text:style-name="T15">Change Request or change</text:span> of any sort, it will be visible in the versioning. <text:span text:style-name="T15">Logs can also be read on the versioning site. </text:span></text:p>
      <text:h text:style-name="Überschrift_20_2" text:outline-level="2"><text:bookmark-start text:name="__RefHeading___Toc524537172"/>Smoke Test Suite and Supporting Test Scripts<text:bookmark-end text:name="__RefHeading___Toc524537172"/></text:h>
      <text:p text:style-name="InfoBlue">[Provide a brief outline of the test assets that will be delivered to allow ongoing regression testing of <text:soft-page-break/>subsequent product builds to help detect regressions in the product quality.] <text:s/></text:p>
      <text:h text:style-name="Überschrift_20_2" text:outline-level="2"><text:bookmark-start text:name="__RefHeading___Toc524537173"/>Additional Work Products<text:bookmark-end text:name="__RefHeading___Toc524537173"/></text:h>
      <text:h text:style-name="Überschrift_20_3" text:outline-level="3"><text:bookmark-start text:name="__RefHeading___Toc524537174"/>Detailed Test Results<text:bookmark-end text:name="__RefHeading___Toc524537174"/></text:h>
      <text:p text:style-name="InfoBlue"><text:a xlink:type="simple" xlink:href="https://github.com/GamesUnlimited/highrise/actions" text:style-name="Internet_20_link" text:visited-style-name="Visited_20_Internet_20_Link">https://github.com/GamesUnlimited/highrise/actions</text:a></text:p>
      <text:p text:style-name="P89">The GitHub Actions site provides sufficient information over the outcome of the tests. </text:p>
      <text:h text:style-name="Überschrift_20_3" text:outline-level="3"><text:bookmark-start text:name="__RefHeading___Toc524537175"/>Additional Automated Functional Test Scripts<text:bookmark-end text:name="__RefHeading___Toc524537175"/></text:h>
      <text:p text:style-name="P44">As in 7.6.1.</text:p>
      <text:h text:style-name="Überschrift_20_3" text:outline-level="3"><text:bookmark-start text:name="__RefHeading___Toc524537176"/>Test Guidelines<text:bookmark-end text:name="__RefHeading___Toc524537176"/></text:h>
      <text:p text:style-name="P63">Mostly following the Guideline provided by GUT and GitHub Actions. </text:p>
      <text:h text:style-name="Überschrift_20_3" text:outline-level="3"><text:bookmark-start text:name="__RefHeading___Toc524537177"/>Traceability Matrices<text:bookmark-end text:name="__RefHeading___Toc524537177"/></text:h>
      <text:p text:style-name="Text_20_body">-</text:p>
      <text:h text:style-name="Überschrift_20_1" text:outline-level="1"><text:bookmark-start text:name="__RefHeading___Toc524537178"/>Testing Workflow<text:bookmark-end text:name="__RefHeading___Toc524537178"/></text:h>
      <text:p text:style-name="InfoBlue">[Provide an outline of the workflow to be followed by the Test team in the development and execution of this <text:span text:style-name="Absatz-Standardschriftart"><text:span text:style-name="T4">Test Plan</text:span></text:span>.]</text:p>
      <text:p text:style-name="InfoBlue">The specific testing workflow that you will use should be documented separately in the project's Development Case. It should explain how the project has customized the base RUP test workflow (typically on a phase-by-phase basis). In most cases, we recommend you place a reference in this section of the <text:span text:style-name="Absatz-Standardschriftart"><text:span text:style-name="T4">Test Plan</text:span></text:span> to the relevant section of 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 for example:</text:p>
      <text:list text:style-name="WW8Num20">
        <text:list-item>
          <text:p text:style-name="P103">defined as a list of tasks in this section of the <text:span text:style-name="Absatz-Standardschriftart"><text:span text:style-name="T4">Test Plan</text:span></text:span>, or in an accompanying appendix</text:p>
        </text:list-item>
        <text:list-item>
          <text:p text:style-name="P103">defined in a central project schedule (often in a scheduling tool such as Microsoft Project)</text:p>
        </text:list-item>
        <text:list-item>
          <text:p text:style-name="P103">documented in individual, "dynamic" to-do lists for each team member, which are usually too detailed to be placed in the <text:span text:style-name="Absatz-Standardschriftart"><text:span text:style-name="T4">Test Plan</text:span></text:span></text:p>
        </text:list-item>
        <text:list-item>
          <text:p text:style-name="P103">documented on a centrally located whiteboard and updated dynamically</text:p>
        </text:list-item>
        <text:list-item>
          <text:p text:style-name="P103">not formally documented at all</text:p>
        </text:list-item>
      </text:list>
      <text:p text:style-name="InfoBlue">Based on your project culture, you should either list your specific testing tasks here or provide some descriptive text explaining the process your team uses to handle detailed task planning and provide a reference to where the details are stored, if appropriate.</text:p>
      <text:p text:style-name="InfoBlue">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Absatz-Standardschriftart"><text:span text:style-name="T4">Note</text:span></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easier and simply reference the "Master" source material.]</text:p>
      <text:h text:style-name="Überschrift_20_1" text:outline-level="1"><text:bookmark-start text:name="__RefHeading___Toc524537179"/><text:soft-page-break/>Environmental Needs<text:bookmark-end text:name="__RefHeading___Toc524537179"/></text:h>
      <text:list text:style-name="L4">
        <text:list-item>
          <text:p text:style-name="P83">Smartphones for Alpha-Testing</text:p>
        </text:list-item>
        <text:list-item>
          <text:p text:style-name="P84">Development Environment</text:p>
        </text:list-item>
        <text:list-item>
          <text:p text:style-name="P84">Platform, from which the game can be downloaded</text:p>
        </text:list-item>
      </text:list>
      <text:h text:style-name="Überschrift_20_2" text:outline-level="2"><text:bookmark-start text:name="__RefHeading___Toc524537180"/>Base System Hardware<text:bookmark-end text:name="__RefHeading___Toc524537180"/></text:h>
      <text:p text:style-name="P33">The following table sets forth the system resources for the test effort presented in this <text:span text:style-name="Absatz-Standardschriftart"><text:span text:style-name="T5">Test Plan</text:span></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3" office:value-type="string">
              <text:p text:style-name="P8">System Resources</text:p>
            </table:table-cell>
            <table:covered-table-cell/>
            <table:covered-table-cell/>
          </table:table-row>
          <table:table-row>
            <table:table-cell table:style-name="Table16.A1" office:value-type="string">
              <text:p text:style-name="P8">Resource</text:p>
            </table:table-cell>
            <table:table-cell table:style-name="Table16.A1" office:value-type="string">
              <text:p text:style-name="P8">Quantity</text:p>
            </table:table-cell>
            <table:table-cell table:style-name="Table16.A1" office:value-type="string">
              <text:p text:style-name="P8">Name and Type</text:p>
            </table:table-cell>
          </table:table-row>
        </table:table-header-rows>
        <table:table-row>
          <table:table-cell table:style-name="Table16.A3" office:value-type="string">
            <text:p text:style-name="Textkörper">Test Development PCs </text:p>
          </table:table-cell>
          <table:table-cell table:style-name="Table16.B3" office:value-type="string">
            <text:p text:style-name="P23">1 for each team member</text:p>
          </table:table-cell>
          <table:table-cell table:style-name="Table16.C3" office:value-type="string">
            <text:p text:style-name="Textkörper">Various types </text:p>
          </table:table-cell>
        </table:table-row>
        <table:table-row>
          <table:table-cell table:style-name="Table16.A4" office:value-type="string">
            <text:p text:style-name="Textkörper">Test Development Phones</text:p>
          </table:table-cell>
          <table:table-cell table:style-name="Table16.B4" office:value-type="string">
            <text:p text:style-name="P23">1</text:p>
          </table:table-cell>
          <table:table-cell table:style-name="Table16.C4" office:value-type="string">
            <text:p text:style-name="Textkörper">According to need</text:p>
          </table:table-cell>
        </table:table-row>
      </table:table>
      <text:h text:style-name="Überschrift_20_2" text:outline-level="2"><text:bookmark-start text:name="__RefHeading___Toc524537181"/>Base Software Elements in the Test Environment<text:bookmark-end text:name="__RefHeading___Toc524537181"/></text:h>
      <text:p text:style-name="P25">The following base software elements are required in the test environment for this <text:span text:style-name="Absatz-Standardschriftart"><text:span text:style-name="T5">Test Plan</text:span></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9">Software Element Name</text:p>
            </table:table-cell>
            <table:table-cell table:style-name="Table17.A1" office:value-type="string">
              <text:p text:style-name="P8">Version</text:p>
            </table:table-cell>
            <table:table-cell table:style-name="Table17.A1" office:value-type="string">
              <text:p text:style-name="P8">Type and Other Notes</text:p>
            </table:table-cell>
          </table:table-row>
        </table:table-header-rows>
        <table:table-row>
          <table:table-cell table:style-name="Table17.A2" office:value-type="string">
            <text:p text:style-name="Textkörper">Godot</text:p>
          </table:table-cell>
          <table:table-cell table:style-name="Table17.B2" office:value-type="string">
            <text:p text:style-name="P17">4</text:p>
          </table:table-cell>
          <table:table-cell table:style-name="Table17.C2" office:value-type="string">
            <text:p text:style-name="Textkörper">Game engine</text:p>
          </table:table-cell>
        </table:table-row>
        <table:table-row>
          <table:table-cell table:style-name="Table17.A3" office:value-type="string">
            <text:p text:style-name="Textkörper">GUT</text:p>
          </table:table-cell>
          <table:table-cell table:style-name="Table17.B3" office:value-type="string">
            <text:p text:style-name="P17">9</text:p>
          </table:table-cell>
          <table:table-cell table:style-name="Table17.C3" office:value-type="string">
            <text:p text:style-name="Textkörper">Godot unit testing framework</text:p>
          </table:table-cell>
        </table:table-row>
        <table:table-row>
          <table:table-cell table:style-name="Table17.A4" office:value-type="string">
            <text:p text:style-name="Textkörper">Play Store</text:p>
          </table:table-cell>
          <table:table-cell table:style-name="Table17.B4" office:value-type="string">
            <text:p text:style-name="P17"/>
          </table:table-cell>
          <table:table-cell table:style-name="Table17.C4" office:value-type="string">
            <text:p text:style-name="Textkörper">Store for smartphone applications</text:p>
          </table:table-cell>
        </table:table-row>
      </table:table>
      <text:p text:style-name="Text_20_body"/>
      <text:h text:style-name="Überschrift_20_2" text:outline-level="2"><text:bookmark-start text:name="__RefHeading___Toc524537182"/>Productivity and Support Tools<text:bookmark-end text:name="__RefHeading___Toc524537182"/></text:h>
      <text:p text:style-name="P25">The following tools will be employed to support the test process for this <text:span text:style-name="Absatz-Standardschriftart"><text:span text:style-name="T5">Test Plan</text:span></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9">Tool Category or Type</text:p>
            </table:table-cell>
            <table:table-cell table:style-name="Table18.A1" office:value-type="string">
              <text:p text:style-name="P8">Tool Brand Name</text:p>
            </table:table-cell>
            <table:table-cell table:style-name="Table18.A1" office:value-type="string">
              <text:p text:style-name="P8">Vendor or In-house</text:p>
            </table:table-cell>
            <table:table-cell table:style-name="Table18.A1" office:value-type="string">
              <text:p text:style-name="P8">Version</text:p>
            </table:table-cell>
          </table:table-row>
        </table:table-header-rows>
        <table:table-row>
          <table:table-cell table:style-name="Table18.A2" office:value-type="string">
            <text:p text:style-name="Textkörper">Youtrack</text:p>
          </table:table-cell>
          <table:table-cell table:style-name="Table18.B2" office:value-type="string">
            <text:p text:style-name="P17">JetBrains</text:p>
          </table:table-cell>
          <table:table-cell table:style-name="Table18.C2" office:value-type="string">
            <text:p text:style-name="P17"/>
          </table:table-cell>
          <table:table-cell table:style-name="Table18.D2" office:value-type="string">
            <text:p text:style-name="P17"/>
          </table:table-cell>
        </table:table-row>
        <table:table-row>
          <table:table-cell table:style-name="Table18.A3" office:value-type="string">
            <text:p text:style-name="Textkörper">GitHub and GitHub Actions</text:p>
          </table:table-cell>
          <table:table-cell table:style-name="Table18.B3" office:value-type="string">
            <text:p text:style-name="P17">GitHub</text:p>
          </table:table-cell>
          <table:table-cell table:style-name="Table18.C3" office:value-type="string">
            <text:p text:style-name="P17"/>
          </table:table-cell>
          <table:table-cell table:style-name="Table18.D3" office:value-type="string">
            <text:p text:style-name="P17"/>
          </table:table-cell>
        </table:table-row>
      </table:table>
      <text:h text:style-name="Überschrift_20_1" text:outline-level="1"/>
      <text:h text:style-name="Überschrift_20_2" text:outline-level="2"><text:bookmark-start text:name="__RefHeading___Toc524537183"/>Test Environment Configurations<text:bookmark-end text:name="__RefHeading___Toc524537183"/></text:h>
      <text:p text:style-name="P25">The following Test Environment Configurations needs to be provided and supported for this projec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9">Configuration Name</text:p>
            </table:table-cell>
            <table:table-cell table:style-name="Table19.A1" office:value-type="string">
              <text:p text:style-name="P8">Description</text:p>
            </table:table-cell>
            <table:table-cell table:style-name="Table19.A1" office:value-type="string">
              <text:p text:style-name="P8">Implemented in Physical Configuration</text:p>
            </table:table-cell>
          </table:table-row>
        </table:table-header-rows>
        <table:table-row>
          <table:table-cell table:style-name="Table19.A2" office:value-type="string">
            <text:p text:style-name="Textkörper">Average user configuration</text:p>
          </table:table-cell>
          <table:table-cell table:style-name="Table19.B2" office:value-type="string">
            <text:p text:style-name="P17"/>
          </table:table-cell>
          <table:table-cell table:style-name="Table19.C2" office:value-type="string">
            <text:p text:style-name="P17"/>
          </table:table-cell>
        </table:table-row>
        <table:table-row>
          <table:table-cell table:style-name="Table19.A3" office:value-type="string">
            <text:p text:style-name="Textkörper">Minimal configuration supported</text:p>
          </table:table-cell>
          <table:table-cell table:style-name="Table19.B3" office:value-type="string">
            <text:p text:style-name="P17"/>
          </table:table-cell>
          <table:table-cell table:style-name="Table19.C3" office:value-type="string">
            <text:p text:style-name="P17"/>
          </table:table-cell>
        </table:table-row>
        <table:table-row>
          <table:table-cell table:style-name="Table19.A4" office:value-type="string">
            <text:p text:style-name="Textkörper">Visually and mobility challenged</text:p>
          </table:table-cell>
          <table:table-cell table:style-name="Table19.B4" office:value-type="string">
            <text:p text:style-name="P17"/>
          </table:table-cell>
          <table:table-cell table:style-name="Table19.C4" office:value-type="string">
            <text:p text:style-name="P17"/>
          </table:table-cell>
        </table:table-row>
        <table:table-row>
          <table:table-cell table:style-name="Table19.A5" office:value-type="string">
            <text:p text:style-name="Textkörper">International Double Byte OS</text:p>
          </table:table-cell>
          <table:table-cell table:style-name="Table19.B5" office:value-type="string">
            <text:p text:style-name="P17"/>
          </table:table-cell>
          <table:table-cell table:style-name="Table19.C5" office:value-type="string">
            <text:p text:style-name="P17"/>
          </table:table-cell>
        </table:table-row>
        <table:table-row>
          <table:table-cell table:style-name="Table19.A6" office:value-type="string">
            <text:p text:style-name="Textkörper">Network installation (not client)</text:p>
          </table:table-cell>
          <table:table-cell table:style-name="Table19.B6" office:value-type="string">
            <text:p text:style-name="P17"/>
          </table:table-cell>
          <table:table-cell table:style-name="Table19.C6" office:value-type="string">
            <text:p text:style-name="P17"/>
          </table:table-cell>
        </table:table-row>
      </table:table>
      <text:p text:style-name="Standard"/>
      <text:h text:style-name="Überschrift_20_1" text:outline-level="1"><text:bookmark-start text:name="_Ref524434117"/><text:bookmark-start text:name="__RefHeading___Toc524537184"/><text:bookmark-start text:name="_Ref524433573"/><text:soft-page-break/>Responsibilities, Staffing, and Training Needs<text:bookmark-end text:name="_Ref524434117"/><text:bookmark-end text:name="__RefHeading___Toc524537184"/><text:bookmark-end text:name="_Ref524433573"/></text:h>
      <text:h text:style-name="Überschrift_20_2" text:outline-level="2"><text:bookmark-start text:name="__RefHeading___Toc524537185"/>People and Roles<text:bookmark-end text:name="__RefHeading___Toc524537185"/></text:h>
      <text:p text:style-name="P28">This table shows the staffing assumptions for the test effort.</text:p>
      <text:p text:style-name="Text_20_body"/>
      <table:table table:name="Table20" table:style-name="Table20">
        <table:table-column table:style-name="Table20.A"/>
        <table:table-column table:style-name="Table20.B"/>
        <table:table-column table:style-name="Table20.C"/>
        <table:table-header-rows>
          <table:table-row>
            <table:table-cell table:style-name="Table20.A1" table:number-columns-spanned="3" office:value-type="string">
              <text:p text:style-name="P8">Human Resources</text:p>
            </table:table-cell>
            <table:covered-table-cell/>
            <table:covered-table-cell/>
          </table:table-row>
          <table:table-row>
            <table:table-cell table:style-name="Table20.A1" office:value-type="string">
              <text:p text:style-name="P8">Role</text:p>
            </table:table-cell>
            <table:table-cell table:style-name="Table20.A1" office:value-type="string">
              <text:p text:style-name="P8">Minimum Resources Recommended</text:p>
              <text:p text:style-name="P34">(number of full-time roles allocated)</text:p>
            </table:table-cell>
            <table:table-cell table:style-name="Table20.A1" office:value-type="string">
              <text:p text:style-name="P8">Specific Responsibilities or Comments</text:p>
            </table:table-cell>
          </table:table-row>
        </table:table-header-rows>
        <table:table-row>
          <table:table-cell table:style-name="Table20.A3" office:value-type="string">
            <text:p text:style-name="Textkörper">Test Manager</text:p>
          </table:table-cell>
          <table:table-cell table:style-name="Table20.B3" office:value-type="string">
            <text:p text:style-name="P23"/>
          </table:table-cell>
          <table:table-cell table:style-name="Table20.C3" office:value-type="string">
            <text:p text:style-name="Textkörper">Provides management oversight.</text:p>
            <text:p text:style-name="Textkörper">Responsibilities include:</text:p>
            <text:list text:style-name="WW8Num37">
              <text:list-item>
                <text:p text:style-name="P96">planning and logistics</text:p>
              </text:list-item>
              <text:list-item>
                <text:p text:style-name="P96">agree mission</text:p>
              </text:list-item>
              <text:list-item>
                <text:p text:style-name="P96">identify motivators</text:p>
              </text:list-item>
              <text:list-item>
                <text:p text:style-name="P96">acquire appropriate resources</text:p>
              </text:list-item>
              <text:list-item>
                <text:p text:style-name="P96">present management reporting</text:p>
              </text:list-item>
              <text:list-item>
                <text:p text:style-name="P96">advocate the interests of test</text:p>
              </text:list-item>
              <text:list-item>
                <text:p text:style-name="P96">evaluate effectiveness of test effort</text:p>
              </text:list-item>
            </text:list>
          </table:table-cell>
        </table:table-row>
        <table:table-row>
          <table:table-cell table:style-name="Table20.A4" office:value-type="string">
            <text:p text:style-name="Textkörper">Test Analyst</text:p>
            <text:p text:style-name="Textkörper"/>
          </table:table-cell>
          <table:table-cell table:style-name="Table20.B4" office:value-type="string">
            <text:p text:style-name="P23"/>
          </table:table-cell>
          <table:table-cell table:style-name="Table20.C4" office:value-type="string">
            <text:p text:style-name="Textkörper">Identifies and defines the specific tests to be conducted.</text:p>
            <text:p text:style-name="Textkörper">Responsibilities include:</text:p>
            <text:list xml:id="list2322624366" text:style-name="WW8Num25">
              <text:list-item>
                <text:p text:style-name="P97">identify test ideas</text:p>
              </text:list-item>
              <text:list-item>
                <text:p text:style-name="P97">define test details</text:p>
              </text:list-item>
              <text:list-item>
                <text:p text:style-name="P97">determine test results</text:p>
              </text:list-item>
              <text:list-item>
                <text:p text:style-name="P97">document change requests</text:p>
              </text:list-item>
              <text:list-item>
                <text:p text:style-name="P97">evaluate product quality</text:p>
              </text:list-item>
            </text:list>
          </table:table-cell>
        </table:table-row>
        <table:table-row>
          <table:table-cell table:style-name="Table20.A5" office:value-type="string">
            <text:p text:style-name="Textkörper">Test Designer</text:p>
            <text:p text:style-name="Textkörper"/>
          </table:table-cell>
          <table:table-cell table:style-name="Table20.B5" office:value-type="string">
            <text:p text:style-name="P23"/>
          </table:table-cell>
          <table:table-cell table:style-name="Table20.C5" office:value-type="string">
            <text:p text:style-name="Textkörper">Defines the technical approach to the implementation of the test effort.</text:p>
            <text:p text:style-name="Textkörper">Responsibilities include:</text:p>
            <text:list xml:id="list201730829253321" text:continue-numbering="true" text:style-name="WW8Num25">
              <text:list-item>
                <text:p text:style-name="P97">define test approach</text:p>
              </text:list-item>
              <text:list-item>
                <text:p text:style-name="P97">define test automation architecture</text:p>
              </text:list-item>
              <text:list-item>
                <text:p text:style-name="P97">verify test techniques</text:p>
              </text:list-item>
              <text:list-item>
                <text:p text:style-name="P97">define testability elements</text:p>
              </text:list-item>
              <text:list-item>
                <text:p text:style-name="P97">structure test implementation</text:p>
              </text:list-item>
            </text:list>
          </table:table-cell>
        </table:table-row>
        <table:table-row table:style-name="Table20.6">
          <table:table-cell table:style-name="Table20.A6" office:value-type="string">
            <text:p text:style-name="Textkörper">Tester</text:p>
          </table:table-cell>
          <table:table-cell table:style-name="Table20.B6" office:value-type="string">
            <text:p text:style-name="P23"/>
          </table:table-cell>
          <table:table-cell table:style-name="Table20.C6" office:value-type="string">
            <text:p text:style-name="Textkörper">Implements and executes the tests.</text:p>
            <text:p text:style-name="Textkörper">Responsibilities include:</text:p>
            <text:list text:style-name="WW8Num113">
              <text:list-item>
                <text:p text:style-name="P98">implement tests and test suites</text:p>
              </text:list-item>
              <text:list-item>
                <text:p text:style-name="P98"><text:soft-page-break/>execute test suites</text:p>
              </text:list-item>
              <text:list-item>
                <text:p text:style-name="P98">log results</text:p>
              </text:list-item>
              <text:list-item>
                <text:p text:style-name="P98">analyze and recover from test failures</text:p>
              </text:list-item>
              <text:list-item>
                <text:p text:style-name="P98">document incidents</text:p>
              </text:list-item>
            </text:list>
          </table:table-cell>
        </table:table-row>
        <table:table-row>
          <table:table-cell table:style-name="Table20.A7" office:value-type="string">
            <text:p text:style-name="Textkörper">Test System Administrator</text:p>
          </table:table-cell>
          <table:table-cell table:style-name="Table20.B7" office:value-type="string">
            <text:p text:style-name="P23"/>
          </table:table-cell>
          <table:table-cell table:style-name="Table20.C7" office:value-type="string">
            <text:p text:style-name="Textkörper">Ensures test environment and assets are managed and maintained.</text:p>
            <text:p text:style-name="Textkörper">Responsibilities include:</text:p>
            <text:list text:style-name="WW8Num99">
              <text:list-item>
                <text:p text:style-name="P99">administer test management system</text:p>
              </text:list-item>
              <text:list-item>
                <text:p text:style-name="P99">install and support access to, and recovery of, test environment configurations and test labs</text:p>
              </text:list-item>
            </text:list>
          </table:table-cell>
        </table:table-row>
        <table:table-row>
          <table:table-cell table:style-name="Table20.A8" office:value-type="string">
            <text:p text:style-name="Textkörper">Database Administrator, Database Manager</text:p>
          </table:table-cell>
          <table:table-cell table:style-name="Table20.B8" office:value-type="string">
            <text:p text:style-name="P23"/>
          </table:table-cell>
          <table:table-cell table:style-name="Table20.C8" office:value-type="string">
            <text:p text:style-name="Textkörper">Ensures test data (database) environment and assets are managed and maintained.</text:p>
            <text:p text:style-name="Textkörper">Responsibilities include:</text:p>
            <text:list text:style-name="WW8Num24">
              <text:list-item>
                <text:p text:style-name="P100">support the administration of test data and test beds (database).</text:p>
              </text:list-item>
            </text:list>
          </table:table-cell>
        </table:table-row>
        <table:table-row>
          <table:table-cell table:style-name="Table20.A9" office:value-type="string">
            <text:p text:style-name="Textkörper">Designer</text:p>
          </table:table-cell>
          <table:table-cell table:style-name="Table20.B9" office:value-type="string">
            <text:p text:style-name="P23"/>
          </table:table-cell>
          <table:table-cell table:style-name="Table20.C9" office:value-type="string">
            <text:p text:style-name="Textkörper">Identifies and defines the operations, attributes, and associations of the test classes.</text:p>
            <text:p text:style-name="Textkörper">Responsibilities include:</text:p>
            <text:list xml:id="list2882780873" text:style-name="WW8Num47">
              <text:list-item>
                <text:p text:style-name="P101">defines the test classes required to support testability requirements as defined by the test team</text:p>
              </text:list-item>
            </text:list>
          </table:table-cell>
        </table:table-row>
        <table:table-row>
          <table:table-cell table:style-name="Table20.A10" office:value-type="string">
            <text:p text:style-name="Textkörper">Implementer</text:p>
          </table:table-cell>
          <table:table-cell table:style-name="Table20.B10" office:value-type="string">
            <text:p text:style-name="P23"/>
          </table:table-cell>
          <table:table-cell table:style-name="Table20.C10" office:value-type="string">
            <text:p text:style-name="Textkörper">Implements and unit tests the test classes and test packages.</text:p>
            <text:p text:style-name="Textkörper">Responsibilities include:</text:p>
            <text:list text:style-name="WW8Num112">
              <text:list-item>
                <text:p text:style-name="P102">creates the test components required to support testability requirements as defined by the designer</text:p>
              </text:list-item>
            </text:list>
          </table:table-cell>
        </table:table-row>
      </table:table>
      <text:p text:style-name="Text_20_body"/>
      <text:h text:style-name="Überschrift_20_2" text:outline-level="2"><text:bookmark-start text:name="__RefHeading___Toc524537186"/>Staffing and Training Needs<text:bookmark-end text:name="__RefHeading___Toc524537186"/></text:h>
      <text:p text:style-name="P29">This section outlines how to approach staffing and training the test roles for the project.</text:p>
      <text:p text:style-name="P51">If new members are acquired → Intro into Godot</text:p>
      <text:h text:style-name="Überschrift_20_1" text:outline-level="1"><text:bookmark-start text:name="__RefHeading___Toc524537187"/>Iteration Milestones<text:bookmark-end text:name="__RefHeading___Toc524537187"/></text:h>
      <text:p text:style-name="Text_20_body"/>
      <table:table table:name="Table21" table:style-name="Table21">
        <table:table-column table:style-name="Table21.A"/>
        <table:table-column table:style-name="Table21.B" table:number-columns-repeated="3"/>
        <table:table-column table:style-name="Table21.E"/>
        <table:table-header-rows>
          <text:soft-page-break/>
          <table:table-row>
            <table:table-cell table:style-name="Table21.A1" office:value-type="string">
              <text:p text:style-name="P10">Milestone</text:p>
            </table:table-cell>
            <table:table-cell table:style-name="Table21.A1" office:value-type="string">
              <text:p text:style-name="P10">Planned <text:s text:c="5"/>Start Date</text:p>
            </table:table-cell>
            <table:table-cell table:style-name="Table21.A1" office:value-type="string">
              <text:p text:style-name="P10">Actual <text:s text:c="8"/>Start Date</text:p>
            </table:table-cell>
            <table:table-cell table:style-name="Table21.A1" office:value-type="string">
              <text:p text:style-name="P10">Planned <text:s text:c="7"/>End Date</text:p>
            </table:table-cell>
            <table:table-cell table:style-name="Table21.A1" office:value-type="string">
              <text:p text:style-name="P10">Actual <text:s text:c="10"/>End Date</text:p>
            </table:table-cell>
          </table:table-row>
        </table:table-header-rows>
        <table:table-row>
          <table:table-cell table:style-name="Table21.A2" office:value-type="string">
            <text:p text:style-name="Textkörper">Iteration Plan agreed</text:p>
          </table:table-cell>
          <table:table-cell table:style-name="Table21.B2" office:value-type="string">
            <text:p text:style-name="P23"/>
          </table:table-cell>
          <table:table-cell table:style-name="Table21.C2" office:value-type="string">
            <text:p text:style-name="P23"/>
          </table:table-cell>
          <table:table-cell table:style-name="Table21.D2" office:value-type="string">
            <text:p text:style-name="P23"/>
          </table:table-cell>
          <table:table-cell table:style-name="Table21.E2" office:value-type="string">
            <text:p text:style-name="P23"/>
          </table:table-cell>
        </table:table-row>
        <table:table-row>
          <table:table-cell table:style-name="Table21.A3" office:value-type="string">
            <text:p text:style-name="Textkörper">Iteration starts</text:p>
          </table:table-cell>
          <table:table-cell table:style-name="Table21.B3" office:value-type="string">
            <text:p text:style-name="P23"/>
          </table:table-cell>
          <table:table-cell table:style-name="Table21.C3" office:value-type="string">
            <text:p text:style-name="P23"/>
          </table:table-cell>
          <table:table-cell table:style-name="Table21.D3" office:value-type="string">
            <text:p text:style-name="P23"/>
          </table:table-cell>
          <table:table-cell table:style-name="Table21.E3" office:value-type="string">
            <text:p text:style-name="P23"/>
          </table:table-cell>
        </table:table-row>
        <table:table-row>
          <table:table-cell table:style-name="Table21.A4" office:value-type="string">
            <text:p text:style-name="Textkörper">Requirements baselined</text:p>
          </table:table-cell>
          <table:table-cell table:style-name="Table21.B4" office:value-type="string">
            <text:p text:style-name="P23"/>
          </table:table-cell>
          <table:table-cell table:style-name="Table21.C4" office:value-type="string">
            <text:p text:style-name="P23"/>
          </table:table-cell>
          <table:table-cell table:style-name="Table21.D4" office:value-type="string">
            <text:p text:style-name="P23"/>
          </table:table-cell>
          <table:table-cell table:style-name="Table21.E4" office:value-type="string">
            <text:p text:style-name="P23"/>
          </table:table-cell>
        </table:table-row>
        <table:table-row>
          <table:table-cell table:style-name="Table21.A5" office:value-type="string">
            <text:p text:style-name="Textkörper">Architecture baselined</text:p>
          </table:table-cell>
          <table:table-cell table:style-name="Table21.B5" office:value-type="string">
            <text:p text:style-name="P23"/>
          </table:table-cell>
          <table:table-cell table:style-name="Table21.C5" office:value-type="string">
            <text:p text:style-name="P23"/>
          </table:table-cell>
          <table:table-cell table:style-name="Table21.D5" office:value-type="string">
            <text:p text:style-name="P23"/>
          </table:table-cell>
          <table:table-cell table:style-name="Table21.E5" office:value-type="string">
            <text:p text:style-name="P23"/>
          </table:table-cell>
        </table:table-row>
        <table:table-row>
          <table:table-cell table:style-name="Table21.A6" office:value-type="string">
            <text:p text:style-name="Textkörper">User Interface baselined</text:p>
          </table:table-cell>
          <table:table-cell table:style-name="Table21.B6" office:value-type="string">
            <text:p text:style-name="P23"/>
          </table:table-cell>
          <table:table-cell table:style-name="Table21.C6" office:value-type="string">
            <text:p text:style-name="P23"/>
          </table:table-cell>
          <table:table-cell table:style-name="Table21.D6" office:value-type="string">
            <text:p text:style-name="P23"/>
          </table:table-cell>
          <table:table-cell table:style-name="Table21.E6" office:value-type="string">
            <text:p text:style-name="P23"/>
          </table:table-cell>
        </table:table-row>
        <table:table-row>
          <table:table-cell table:style-name="Table21.A7" office:value-type="string">
            <text:p text:style-name="Textkörper">First Build delivered to test</text:p>
          </table:table-cell>
          <table:table-cell table:style-name="Table21.B7" office:value-type="string">
            <text:p text:style-name="P23"/>
          </table:table-cell>
          <table:table-cell table:style-name="Table21.C7" office:value-type="string">
            <text:p text:style-name="P23"/>
          </table:table-cell>
          <table:table-cell table:style-name="Table21.D7" office:value-type="string">
            <text:p text:style-name="P23"/>
          </table:table-cell>
          <table:table-cell table:style-name="Table21.E7" office:value-type="string">
            <text:p text:style-name="P23"/>
          </table:table-cell>
        </table:table-row>
        <table:table-row>
          <table:table-cell table:style-name="Table21.A8" office:value-type="string">
            <text:p text:style-name="Textkörper">First Build accepted into test</text:p>
          </table:table-cell>
          <table:table-cell table:style-name="Table21.B8" office:value-type="string">
            <text:p text:style-name="P23"/>
          </table:table-cell>
          <table:table-cell table:style-name="Table21.C8" office:value-type="string">
            <text:p text:style-name="P23"/>
          </table:table-cell>
          <table:table-cell table:style-name="Table21.D8" office:value-type="string">
            <text:p text:style-name="P23"/>
          </table:table-cell>
          <table:table-cell table:style-name="Table21.E8" office:value-type="string">
            <text:p text:style-name="P23"/>
          </table:table-cell>
        </table:table-row>
        <table:table-row>
          <table:table-cell table:style-name="Table21.A9" office:value-type="string">
            <text:p text:style-name="Textkörper">First Build test cycle finishes</text:p>
          </table:table-cell>
          <table:table-cell table:style-name="Table21.B9" office:value-type="string">
            <text:p text:style-name="P23"/>
          </table:table-cell>
          <table:table-cell table:style-name="Table21.C9" office:value-type="string">
            <text:p text:style-name="P23"/>
          </table:table-cell>
          <table:table-cell table:style-name="Table21.D9" office:value-type="string">
            <text:p text:style-name="P23"/>
          </table:table-cell>
          <table:table-cell table:style-name="Table21.E9" office:value-type="string">
            <text:p text:style-name="P23"/>
          </table:table-cell>
        </table:table-row>
        <table:table-row>
          <table:table-cell table:style-name="Table21.A10" office:value-type="string">
            <text:p text:style-name="Textkörper">[Build Two will not be tested]</text:p>
          </table:table-cell>
          <table:table-cell table:style-name="Table21.B10" office:value-type="string">
            <text:p text:style-name="P23"/>
          </table:table-cell>
          <table:table-cell table:style-name="Table21.C10" office:value-type="string">
            <text:p text:style-name="P23"/>
          </table:table-cell>
          <table:table-cell table:style-name="Table21.D10" office:value-type="string">
            <text:p text:style-name="P23"/>
          </table:table-cell>
          <table:table-cell table:style-name="Table21.E10" office:value-type="string">
            <text:p text:style-name="P23"/>
          </table:table-cell>
        </table:table-row>
        <table:table-row>
          <table:table-cell table:style-name="Table21.A11" office:value-type="string">
            <text:p text:style-name="Textkörper">Third Build delivered to test</text:p>
          </table:table-cell>
          <table:table-cell table:style-name="Table21.B11" office:value-type="string">
            <text:p text:style-name="P23"/>
          </table:table-cell>
          <table:table-cell table:style-name="Table21.C11" office:value-type="string">
            <text:p text:style-name="P23"/>
          </table:table-cell>
          <table:table-cell table:style-name="Table21.D11" office:value-type="string">
            <text:p text:style-name="P23"/>
          </table:table-cell>
          <table:table-cell table:style-name="Table21.E11" office:value-type="string">
            <text:p text:style-name="P23"/>
          </table:table-cell>
        </table:table-row>
        <table:table-row>
          <table:table-cell table:style-name="Table21.A12" office:value-type="string">
            <text:p text:style-name="Textkörper">Third Build accepted into test</text:p>
          </table:table-cell>
          <table:table-cell table:style-name="Table21.B12" office:value-type="string">
            <text:p text:style-name="P23"/>
          </table:table-cell>
          <table:table-cell table:style-name="Table21.C12" office:value-type="string">
            <text:p text:style-name="P23"/>
          </table:table-cell>
          <table:table-cell table:style-name="Table21.D12" office:value-type="string">
            <text:p text:style-name="P23"/>
          </table:table-cell>
          <table:table-cell table:style-name="Table21.E12" office:value-type="string">
            <text:p text:style-name="P23"/>
          </table:table-cell>
        </table:table-row>
        <table:table-row>
          <table:table-cell table:style-name="Table21.A13" office:value-type="string">
            <text:p text:style-name="Textkörper">Third Build test cycle finishes</text:p>
          </table:table-cell>
          <table:table-cell table:style-name="Table21.B13" office:value-type="string">
            <text:p text:style-name="P23"/>
          </table:table-cell>
          <table:table-cell table:style-name="Table21.C13" office:value-type="string">
            <text:p text:style-name="P23"/>
          </table:table-cell>
          <table:table-cell table:style-name="Table21.D13" office:value-type="string">
            <text:p text:style-name="P23"/>
          </table:table-cell>
          <table:table-cell table:style-name="Table21.E13" office:value-type="string">
            <text:p text:style-name="P23"/>
          </table:table-cell>
        </table:table-row>
        <table:table-row>
          <table:table-cell table:style-name="Table21.A14" office:value-type="string">
            <text:p text:style-name="Textkörper">Fourth Build delivered to test</text:p>
          </table:table-cell>
          <table:table-cell table:style-name="Table21.B14" office:value-type="string">
            <text:p text:style-name="P23"/>
          </table:table-cell>
          <table:table-cell table:style-name="Table21.C14" office:value-type="string">
            <text:p text:style-name="P23"/>
          </table:table-cell>
          <table:table-cell table:style-name="Table21.D14" office:value-type="string">
            <text:p text:style-name="P23"/>
          </table:table-cell>
          <table:table-cell table:style-name="Table21.E14" office:value-type="string">
            <text:p text:style-name="P23"/>
          </table:table-cell>
        </table:table-row>
        <table:table-row>
          <table:table-cell table:style-name="Table21.A15" office:value-type="string">
            <text:p text:style-name="Textkörper">Fourth Build accepted into test</text:p>
          </table:table-cell>
          <table:table-cell table:style-name="Table21.B15" office:value-type="string">
            <text:p text:style-name="P23"/>
          </table:table-cell>
          <table:table-cell table:style-name="Table21.C15" office:value-type="string">
            <text:p text:style-name="P23"/>
          </table:table-cell>
          <table:table-cell table:style-name="Table21.D15" office:value-type="string">
            <text:p text:style-name="P23"/>
          </table:table-cell>
          <table:table-cell table:style-name="Table21.E15" office:value-type="string">
            <text:p text:style-name="P23"/>
          </table:table-cell>
        </table:table-row>
        <table:table-row>
          <table:table-cell table:style-name="Table21.A16" office:value-type="string">
            <text:p text:style-name="Textkörper">Iteration Assessment review</text:p>
          </table:table-cell>
          <table:table-cell table:style-name="Table21.B16" office:value-type="string">
            <text:p text:style-name="P23"/>
          </table:table-cell>
          <table:table-cell table:style-name="Table21.C16" office:value-type="string">
            <text:p text:style-name="P23"/>
          </table:table-cell>
          <table:table-cell table:style-name="Table21.D16" office:value-type="string">
            <text:p text:style-name="P23"/>
          </table:table-cell>
          <table:table-cell table:style-name="Table21.E16" office:value-type="string">
            <text:p text:style-name="P23"/>
          </table:table-cell>
        </table:table-row>
        <table:table-row>
          <table:table-cell table:style-name="Table21.A17" office:value-type="string">
            <text:p text:style-name="Textkörper">Iteration ends</text:p>
          </table:table-cell>
          <table:table-cell table:style-name="Table21.B17" office:value-type="string">
            <text:p text:style-name="P23"/>
          </table:table-cell>
          <table:table-cell table:style-name="Table21.C17" office:value-type="string">
            <text:p text:style-name="P23"/>
          </table:table-cell>
          <table:table-cell table:style-name="Table21.D17" office:value-type="string">
            <text:p text:style-name="P23"/>
          </table:table-cell>
          <table:table-cell table:style-name="Table21.E17" office:value-type="string">
            <text:p text:style-name="P23"/>
          </table:table-cell>
        </table:table-row>
      </table:table>
      <text:p text:style-name="Text_20_body"/>
      <text:h text:style-name="Überschrift_20_1" text:outline-level="1"><text:bookmark-start text:name="__RefHeading___Toc524537188"/>Risks, Dependencies, Assumptions, and Constraints<text:bookmark-end text:name="__RefHeading___Toc524537188"/></text:h>
      <text:p text:style-name="Standard"/>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1">Risk</text:p>
            </table:table-cell>
            <table:table-cell table:style-name="Table22.A1" office:value-type="string">
              <text:p text:style-name="P11">Mitigation Strategy</text:p>
            </table:table-cell>
            <table:table-cell table:style-name="Table22.A1" office:value-type="string">
              <text:p text:style-name="P11">Contingency (Risk is realized)</text:p>
            </table:table-cell>
          </table:table-row>
        </table:table-header-rows>
        <table:table-row>
          <table:table-cell table:style-name="Table22.A2" office:value-type="string">
            <text:p text:style-name="P69">Tests on CI platform can’t be run</text:p>
          </table:table-cell>
          <table:table-cell table:style-name="Table22.B2" office:value-type="string">
            <text:p text:style-name="P71">&lt;Test System Administrator&gt; <text:span text:style-name="T19"><text:s/>will monitor the behaviour of the platform </text:span></text:p>
            <text:p text:style-name="P71"/>
            <text:p text:style-name="P35">&lt;<text:span text:style-name="T19">Tester&gt; will make sure that tests are runnable outside of the CI</text:span></text:p>
          </table:table-cell>
          <table:table-cell table:style-name="Table22.C2" office:value-type="string">
            <text:list xml:id="list201729755789201" text:continue-list="list2882780873" text:style-name="WW8Num47">
              <text:list-item>
                <text:p text:style-name="P70">Consider rewriting the tests</text:p>
              </text:list-item>
              <text:list-item>
                <text:p text:style-name="P70">Search for an alternative CI soulution</text:p>
              </text:list-item>
            </text:list>
          </table:table-cell>
        </table:table-row>
        <table:table-row>
          <table:table-cell table:style-name="Table22.A3" office:value-type="string">
            <text:p text:style-name="P35">Test data proves to be inadequate.</text:p>
          </table:table-cell>
          <table:table-cell table:style-name="Table22.B3" office:value-type="string">
            <text:p text:style-name="P35">&lt;<text:span text:style-name="T19">Developer</text:span>&gt; will ensure a full set of suitable and protected test data is available.</text:p>
            <text:p text:style-name="P69"/>
            <text:p text:style-name="P35">&lt;Tester&gt; will indicate what is required and will verify the suitability of test data.</text:p>
          </table:table-cell>
          <table:table-cell table:style-name="Table22.C3" office:value-type="string">
            <text:list text:style-name="WW8Num18">
              <text:list-item>
                <text:p text:style-name="P68">Redefine test data</text:p>
              </text:list-item>
              <text:list-item>
                <text:p text:style-name="P68">Review Test Plan and modify</text:p>
              </text:list-item>
              <text:list-item>
                <text:p text:style-name="P68"><text:span text:style-name="T19">C</text:span>omponents (that is, scripts)</text:p>
              </text:list-item>
            </text:list>
          </table:table-cell>
        </table:table-row>
        <table:table-row>
          <table:table-cell table:style-name="Table22.A4" office:value-type="string">
            <text:p text:style-name="P73">Android System can’t run the game</text:p>
          </table:table-cell>
          <table:table-cell table:style-name="Table22.B4" office:value-type="string">
            <text:p text:style-name="P35">&lt;System Admin&gt; will <text:span text:style-name="T20">ensure that the right configurations are implemented and that the target system meets the requirements. </text:span></text:p>
          </table:table-cell>
          <table:table-cell table:style-name="Table22.C4" office:value-type="string">
            <text:list xml:id="list2376479528" text:style-name="WW8Num76">
              <text:list-item>
                <text:p text:style-name="P74">Try to run the game on another target system</text:p>
              </text:list-item>
              <text:list-item>
                <text:p text:style-name="P74">Make optimizations</text:p>
              </text:list-item>
            </text:list>
          </table:table-cell>
        </table:table-row>
      </table:table>
      <text:p text:style-name="InfoBlue"/>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Dependency between</text:p>
            </table:table-cell>
            <table:table-cell table:style-name="Table23.A1" office:value-type="string">
              <text:p text:style-name="P12">Potential Impact of Dependency</text:p>
            </table:table-cell>
            <table:table-cell table:style-name="Table23.A1" office:value-type="string">
              <text:p text:style-name="P12">Owners</text:p>
            </table:table-cell>
          </table:table-row>
        </table:table-header-rows>
        <table:table-row>
          <table:table-cell table:style-name="Table23.A2" office:value-type="string">
            <text:p text:style-name="P65">Game engine</text:p>
          </table:table-cell>
          <table:table-cell table:style-name="Table23.B2" office:value-type="string">
            <text:p text:style-name="P75">Altering the behaviour of the CI platform</text:p>
          </table:table-cell>
          <table:table-cell table:style-name="Table23.C2" office:value-type="string">
            <text:p text:style-name="P36">&lt;<text:span text:style-name="T21">Team&gt;</text:span></text:p>
          </table:table-cell>
        </table:table-row>
        <table:table-row>
          <table:table-cell table:style-name="Table23.A3" office:value-type="string">
            <text:p text:style-name="P75">CI platform</text:p>
          </table:table-cell>
          <table:table-cell table:style-name="Table23.B3" office:value-type="string">
            <text:p text:style-name="P75">No support for the game engine</text:p>
          </table:table-cell>
          <table:table-cell table:style-name="Table23.C3" office:value-type="string">
            <text:p text:style-name="P36">&lt;<text:span text:style-name="T21">Team&gt;</text:span></text:p>
          </table:table-cell>
        </table:table-row>
      </table:table>
      <text:p text:style-name="Text_20_body"/>
      <text:p text:style-name="Text_20_body"><text:soft-page-break/></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2"/>
              <text:p text:style-name="P12">Assumption to be proven</text:p>
            </table:table-cell>
            <table:table-cell table:style-name="Table24.A1" office:value-type="string">
              <text:p text:style-name="P12">Impact of Assumption being incorrect</text:p>
            </table:table-cell>
            <table:table-cell table:style-name="Table24.A1" office:value-type="string">
              <text:p text:style-name="P12">Owners</text:p>
            </table:table-cell>
          </table:table-row>
        </table:table-header-rows>
        <table:table-row>
          <table:table-cell table:style-name="Table24.A2" office:value-type="string">
            <text:p text:style-name="P66">The game starts on the target system</text:p>
          </table:table-cell>
          <table:table-cell table:style-name="Table24.B2" office:value-type="string">
            <text:p text:style-name="P76">States that the game is still in an unplayable stage, thus delaying the release </text:p>
          </table:table-cell>
          <table:table-cell table:style-name="Table24.C2" office:value-type="string">
            <text:p text:style-name="P36"/>
          </table:table-cell>
        </table:table-row>
        <table:table-row>
          <table:table-cell table:style-name="Table24.A3" office:value-type="string">
            <text:p text:style-name="P76">The tests are running in CI</text:p>
          </table:table-cell>
          <table:table-cell table:style-name="Table24.B3" office:value-type="string">
            <text:p text:style-name="P76">Failing CI and thus <text:span text:style-name="T22">more effort in testing</text:span></text:p>
          </table:table-cell>
          <table:table-cell table:style-name="Table24.C3" office:value-type="string">
            <text:p text:style-name="P36"/>
          </table:table-cell>
        </table:table-row>
      </table:table>
      <text:p text:style-name="Text_20_body"/>
      <text:p text:style-name="InfoBlue">[List any constraints placed on the test effort that have had a negative effect on the way in which this <text:span text:style-name="Absatz-Standardschriftart"><text:span text:style-name="T4">Test Plan</text:span></text:span> has been approached.] ? </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2">Constraint on</text:p>
            </table:table-cell>
            <table:table-cell table:style-name="Table25.A1" office:value-type="string">
              <text:p text:style-name="P12">Impact Constraint has on test effort</text:p>
            </table:table-cell>
            <table:table-cell table:style-name="Table25.A1" office:value-type="string">
              <text:p text:style-name="P12">Owners</text:p>
            </table:table-cell>
          </table:table-row>
        </table:table-header-rows>
        <table:table-row>
          <table:table-cell table:style-name="Table25.A2" office:value-type="string">
            <text:p text:style-name="P13"/>
          </table:table-cell>
          <table:table-cell table:style-name="Table25.B2" office:value-type="string">
            <text:p text:style-name="P36"/>
          </table:table-cell>
          <table:table-cell table:style-name="Table25.C2" office:value-type="string">
            <text:p text:style-name="P36"/>
          </table:table-cell>
        </table:table-row>
        <table:table-row>
          <table:table-cell table:style-name="Table25.A3" office:value-type="string">
            <text:p text:style-name="P36"/>
          </table:table-cell>
          <table:table-cell table:style-name="Table25.B3" office:value-type="string">
            <text:p text:style-name="P36"/>
          </table:table-cell>
          <table:table-cell table:style-name="Table25.C3" office:value-type="string">
            <text:p text:style-name="P36"/>
          </table:table-cell>
        </table:table-row>
        <table:table-row>
          <table:table-cell table:style-name="Table25.A4" office:value-type="string">
            <text:p text:style-name="P36"/>
          </table:table-cell>
          <table:table-cell table:style-name="Table25.B4" office:value-type="string">
            <text:p text:style-name="P36"/>
          </table:table-cell>
          <table:table-cell table:style-name="Table25.C4" office:value-type="string">
            <text:p text:style-name="P36"/>
          </table:table-cell>
        </table:table-row>
      </table:table>
      <text:p text:style-name="Text_20_body"/>
      <text:h text:style-name="Überschrift_20_1" text:outline-level="1"><text:bookmark-start text:name="__RefHeading___Toc524537189"/>Management Process and Procedures<text:bookmark-end text:name="__RefHeading___Toc524537189"/></text:h>
      <text:p text:style-name="P53">Repetition. If any problems occur while processing the test plan, the according spot may be repeated until fixed. </text:p>
      <text:h text:style-name="Überschrift_20_2" text:outline-level="2"><text:bookmark-start text:name="__RefHeading___Toc524537190"/>Measuring and Assessing the Extent of Testing<text:bookmark-end text:name="__RefHeading___Toc524537190"/></text:h>
      <text:p text:style-name="P90">The Extent of Testing is based on the amount of work to be done in the backlog until the end of the project. If the crucial components in <text:bookmark-ref text:reference-format="text" text:ref-name="__RefHeading___Toc524537138">Target Test Items</text:bookmark-ref><text:s/>are tested, then the main goal is achieved. Further testing is considered excessive. </text:p>
      <text:h text:style-name="Überschrift_20_2" text:outline-level="2"><text:bookmark-start text:name="__RefHeading___Toc524537191"/>Assessing the Deliverables of this Test Plan<text:bookmark-end text:name="__RefHeading___Toc524537191"/></text:h>
      <text:p text:style-name="P91"><text:span text:style-name="T16">The Deliverables are assessed after completion. </text:span></text:p>
      <text:h text:style-name="Überschrift_20_2" text:outline-level="2"><text:bookmark-start text:name="__RefHeading___Toc524537192"/>Problem Reporting, Escalation, and Issue Resolution<text:bookmark-end text:name="__RefHeading___Toc524537192"/></text:h>
      <text:p text:style-name="P92">Every problem is discussed in the team itself. If there are any escalations, then these will be forwarded to the next highest power. In our case, the professor. </text:p>
      <text:h text:style-name="Überschrift_20_2" text:outline-level="2"><text:bookmark-start text:name="__RefHeading___Toc524537193"/>Managing Test Cycles<text:bookmark-end text:name="__RefHeading___Toc524537193"/></text:h>
      <text:p text:style-name="P93">Test Cycles are managed automatically on GitHub Actions.</text:p>
      <text:h text:style-name="Überschrift_20_2" text:outline-level="2"><text:bookmark-start text:name="__RefHeading___Toc524537194"/>Traceability Strategies<text:bookmark-end text:name="__RefHeading___Toc524537194"/></text:h>
      <text:list xml:id="list1498769757" text:style-name="WW8Num89">
        <text:list-item>
          <text:p text:style-name="P94">The components are traced in the backlog of the project and therefore they are to be maintained on the project management platform</text:p>
          <text:list>
            <text:list-item>
              <text:p text:style-name="P86">Basic implementation of a task is sufficient, if the requirements are met</text:p>
            </text:list-item>
            <text:list-item>
              <text:p text:style-name="P86">Improvements are to be assessed and tested accordingly</text:p>
            </text:list-item>
          </text:list>
        </text:list-item>
        <text:list-item>
          <text:p text:style-name="P95">Motivation</text:p>
          <text:list>
            <text:list-item>
              <text:p text:style-name="P86">Getting a new component fully functioning</text:p>
            </text:list-item>
            <text:list-item>
              <text:p text:style-name="P85"><text:span text:style-name="T17">Ensuring that </text:span><text:span text:style-name="T18">Alpha</text:span><text:span text:style-name="T17"> </text:span><text:span text:style-name="T18">Tests</text:span><text:span text:style-name="T17"> </text:span><text:span text:style-name="T18">handle</text:span><text:span text:style-name="T17"> the appropriate bugs / fixes</text:span></text:p>
            </text:list-item>
          </text:list>
        </text:list-item>
      </text:list>
      <text:h text:style-name="Überschrift_20_2" text:outline-level="2"><text:bookmark-start text:name="__RefHeading___Toc524537195"/>Approval and Signoff<text:bookmark-end text:name="__RefHeading___Toc524537195"/></text:h>
      <text:p text:style-name="InfoBlu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Überschrift_20_1" style:display-name="Überschrift 1" style:family="paragraph" style:parent-style-name="Standard" style:next-style-name="Standard" style:default-outline-level="1">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Überschrift_20_2" style:display-name="Überschrift 2" style:family="paragraph" style:parent-style-name="Überschrift_20_1" style:next-style-name="Standard" style:default-outline-level="2">
      <style:paragraph-properties fo:hyphenation-ladder-count="no-limit"/>
      <style:text-properties fo:font-size="10pt" style:font-size-asian="10pt" fo:hyphenate="false" loext:hyphenation-no-caps="false" loext:hyphenation-no-last-word="false" loext:hyphenation-word-char-count="no-limit" loext:hyphenation-zone="no-limit"/>
    </style:style>
    <style:style style:name="Überschrift_20_3" style:display-name="Überschrift 3" style:family="paragraph" style:parent-style-name="Überschrift_20_1" style:next-style-name="Standard" style:default-outline-level="3">
      <style:paragraph-properties fo:hyphenation-ladder-count="no-limit"/>
      <style:text-properties fo:font-size="10pt" fo:font-style="italic" fo:font-weight="normal" style:font-size-asian="10pt" style:font-style-asian="italic" style:font-weight-asian="normal" fo:hyphenate="false" loext:hyphenation-no-caps="false" loext:hyphenation-no-last-word="false" loext:hyphenation-word-char-count="no-limit" loext:hyphenation-zone="no-limit"/>
    </style:style>
    <style:style style:name="Überschrift_20_4" style:display-name="Überschrift 4" style:family="paragraph" style:parent-style-name="Überschrift_20_1" style:next-style-name="Standard" style:default-outline-level="4">
      <style:paragraph-properties fo:hyphenation-ladder-count="no-limit"/>
      <style:text-properties fo:font-size="10pt" fo:font-weight="normal" style:font-size-asian="10pt" style:font-weight-asian="normal" fo:hyphenate="false" loext:hyphenation-no-caps="false" loext:hyphenation-no-last-word="false" loext:hyphenation-word-char-count="no-limit" loext:hyphenation-zone="no-limit"/>
    </style:style>
    <style:style style:name="Überschrift_20_5" style:display-name="Überschrift 5" style:family="paragraph" style:parent-style-name="Standard" style:next-style-name="Standard" style:default-outline-level="5">
      <style:paragraph-properties fo:margin-top="0.423cm" fo:margin-bottom="0.106cm" style:contextual-spacing="false" fo:hyphenation-ladder-count="no-limit"/>
      <style:text-properties fo:font-size="11pt" style:font-size-asian="11pt" fo:hyphenate="false" loext:hyphenation-no-caps="false" loext:hyphenation-no-last-word="false" loext:hyphenation-word-char-count="no-limit" loext:hyphenation-zone="no-limit"/>
    </style:style>
    <style:style style:name="Überschrift_20_6" style:display-name="Überschrift 6" style:family="paragraph" style:parent-style-name="Standard" style:next-style-name="Standard" style:default-outline-level="6">
      <style:paragraph-properties fo:margin-top="0.423cm" fo:margin-bottom="0.106cm" style:contextual-spacing="false" fo:hyphenation-ladder-count="no-limit"/>
      <style:text-properties fo:font-size="11pt" fo:font-style="italic" style:font-size-asian="11pt" style:font-style-asian="italic" fo:hyphenate="false" loext:hyphenation-no-caps="false" loext:hyphenation-no-last-word="false" loext:hyphenation-word-char-count="no-limit" loext:hyphenation-zone="no-limit"/>
    </style:style>
    <style:style style:name="Überschrift_20_7" style:display-name="Überschrift 7" style:family="paragraph" style:parent-style-name="Standard" style:next-style-name="Standard" style:default-outline-level="7">
      <style:paragraph-properties fo:margin-top="0.423cm" fo:margin-bottom="0.106cm" style:contextual-spacing="false" fo:hyphenation-ladder-count="no-limit"/>
      <style:text-properties fo:hyphenate="false" loext:hyphenation-no-caps="false" loext:hyphenation-no-last-word="false" loext:hyphenation-word-char-count="no-limit" loext:hyphenation-zone="no-limit"/>
    </style:style>
    <style:style style:name="Überschrift_20_8" style:display-name="Überschrift 8" style:family="paragraph" style:parent-style-name="Standard" style:next-style-name="Standard" style:default-outline-level="8">
      <style:paragraph-properties fo:margin-top="0.423cm" fo:margin-bottom="0.106cm"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Überschrift_20_9" style:display-name="Überschrift 9" style:family="paragraph" style:parent-style-name="Standard" style:next-style-name="Standard" style:default-outline-level="9">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635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language="en" fo:country="AU" fo:hyphenate="false" loext:hyphenation-no-caps="false" loext:hyphenation-no-last-word="false" loext:hyphenation-word-char-count="no-limit" loext:hyphenation-zone="no-limit"/>
    </style:style>
    <style:style style:name="Untertitel" style:family="paragraph" style:parent-style-name="Heading">
      <style:paragraph-properties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Standardeinzug"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Bullet1" style:family="paragraph" style:parent-style-name="Standard" style:list-style-name="WW8StyleNum">
      <style:paragraph-properties fo:hyphenation-ladder-count="no-limit"/>
      <style:text-properties fo:hyphenate="false" loext:hyphenation-no-caps="false" loext:hyphenation-no-last-word="false" loext:hyphenation-word-char-count="no-limit" loext:hyphenation-zone="no-limit"/>
    </style:style>
    <style:style style:name="Bullet2" style:family="paragraph" style:parent-style-name="Standard" style:list-style-name="WW8StyleNum1">
      <style:paragraph-properties fo:hyphenation-ladder-count="no-limit"/>
      <style:text-properties fo:color="#000080" loext:opacity="100%" fo:hyphenate="false" loext:hyphenation-no-caps="false" loext:hyphenation-no-last-word="false" loext:hyphenation-word-char-count="no-limit" loext:hyphenation-zone="no-limit"/>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loext:hyphenation-no-last-word="false" loext:hyphenation-word-char-count="no-limit" loext:hyphenation-zone="no-limit"/>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loext:hyphenation-no-last-word="false" loext:hyphenation-word-char-count="no-limit" loext:hyphenation-zone="no-limit"/>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körper_20_2" style:display-name="Textkörper 2" style:family="paragraph" style:parent-style-name="Standard">
      <style:paragraph-properties fo:hyphenation-ladder-count="no-limit"/>
      <style:text-properties fo:color="#0000ff" loext:opacity="100%" fo:font-style="italic" style:font-style-asian="italic" fo:hyphenate="false" loext:hyphenation-no-caps="false" loext:hyphenation-no-last-word="false" loext:hyphenation-word-char-count="no-limit" loext:hyphenation-zone="no-limit"/>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loext:hyphenation-no-last-word="false" loext:hyphenation-word-char-count="no-limit" loext:hyphenation-zone="no-limit"/>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Bullet" style:family="paragraph" style:parent-style-name="Standard" style:list-style-name="WW8Num57">
      <style:paragraph-properties fo:margin-left="0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2.54cm"/>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InfoBlue" style:family="paragraph" style:parent-style-name="Standard" style:next-style-name="Text_20_body">
      <style:paragraph-properties fo:margin-left="0.672cm" fo:margin-right="0cm" fo:margin-top="0cm" fo:margin-bottom="0.212cm" style:contextual-spacing="false" fo:hyphenation-ladder-count="no-limit" fo:text-indent="0cm" style:auto-text-indent="false">
        <style:tab-stops>
          <style:tab-stop style:position="0.672cm"/>
        </style:tab-stops>
      </style:paragraph-properties>
      <style:text-properties fo:color="#0000ff" loext:opacity="100%" fo:font-style="italic" style:font-style-asian="italic" fo:hyphenate="false" loext:hyphenation-no-caps="false" loext:hyphenation-no-last-word="false" loext:hyphenation-word-char-count="no-limit" loext:hyphenation-zone="no-limit"/>
    </style:style>
    <style:style style:name="RevisionHis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Datum"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Hierarchy" style:family="paragraph" style:parent-style-name="Standard">
      <style:paragraph-properties fo:margin-left="0cm" fo:margin-right="-6.096cm" fo:margin-top="0cm" fo:margin-bottom="0.212cm" style:contextual-spacing="false" fo:line-height="100%" fo:orphans="2" fo:widows="2" fo:hyphenation-ladder-count="no-limit"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fo:font-family="'Tms Rmn'" style:font-family-generic="roman" style:font-pitch="variable" style:font-name-asian="Tms Rmn" style:font-family-asian="'Tms Rmn'" style:font-family-generic-asian="roman" style:font-pitch-asian="variable" style:font-name-complex="Tms Rmn" style:font-family-complex="'Tms Rmn'" style:font-family-generic-complex="roman" style:font-pitch-complex="variable" fo:hyphenate="false" loext:hyphenation-no-caps="false" loext:hyphenation-no-last-word="false" loext:hyphenation-word-char-count="no-limit" loext:hyphenation-zone="no-limit"/>
    </style:style>
    <style:style style:name="Textkörper" style:family="paragraph">
      <style:paragraph-properties fo:margin-top="0cm" fo:margin-bottom="0.212cm" style:contextual-spacing="false" style:line-height-at-least="0.388cm" fo:keep-together="always" fo:orphans="2" fo:widows="2" fo:hyphenation-ladder-count="no-limi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Nur_20_Text" style:display-name="Nur Text" style:family="paragraph" style:parent-style-name="Standard">
      <style:paragraph-properties fo:line-height="100%" fo:orphans="2" fo:widows="2"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Project"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mpanyName"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foblue" style:family="paragraph" style:parent-style-name="Standard">
      <style:paragraph-properties fo:margin-left="0.794cm" fo:margin-right="0cm" fo:margin-top="0cm" fo:margin-bottom="0.212cm" style:contextual-spacing="false" fo:orphans="2" fo:widows="2" fo:hyphenation-ladder-count="no-limit" fo:text-indent="0cm" style:auto-text-indent="false">
        <style:tab-stops/>
      </style:paragraph-properties>
      <style:text-properties fo:color="#0000ff"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5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5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6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6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7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9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8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4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8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8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88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8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4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9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2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0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1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St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Seitenzahl" style:family="text" style:parent-style-name="Absatz-Standardschriftart"/>
    <style:style style:name="Footnote_20_Symbol" style:display-name="Footnote Symbol" style:family="text" style:parent-style-name="Absatz-Standardschriftart">
      <style:text-properties style:text-position="super 65%" fo:font-size="10pt" style:font-size-asian="10pt"/>
    </style:style>
    <style:style style:name="Internet_20_link" style:display-name="Internet 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Absatz-Standardschriftart">
      <style:text-properties fo:font-size="8pt" style:font-size-asian="8pt"/>
    </style:style>
    <style:style style:name="Visited_20_Internet_20_Link" style:display-name="Visited Internet 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1" style:display-name="WW_CharLFO2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1" style:display-name="WW_CharLFO3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4" style:display-name="WW_CharLFO3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7" style:display-name="WW_CharLFO3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4LVL1" style:display-name="WW_CharLFO3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1" style:display-name="WW_CharLFO3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4" style:display-name="WW_CharLFO3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7" style:display-name="WW_CharLFO3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1" style:display-name="WW_CharLFO3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4" style:display-name="WW_CharLFO3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7" style:display-name="WW_CharLFO3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9LVL1" style:display-name="WW_CharLFO3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1" style:display-name="WW_CharLFO4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4" style:display-name="WW_CharLFO4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7" style:display-name="WW_CharLFO4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1" style:display-name="WW_CharLFO4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4" style:display-name="WW_CharLFO4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7" style:display-name="WW_CharLFO4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1" style:display-name="WW_CharLFO4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4" style:display-name="WW_CharLFO4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7" style:display-name="WW_CharLFO4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1" style:display-name="WW_CharLFO4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4" style:display-name="WW_CharLFO4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7" style:display-name="WW_CharLFO4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1" style:display-name="WW_CharLFO4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4" style:display-name="WW_CharLFO4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7" style:display-name="WW_CharLFO4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1" style:display-name="WW_CharLFO4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4" style:display-name="WW_CharLFO4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7" style:display-name="WW_CharLFO4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7LVL1" style:display-name="WW_CharLFO4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8LVL1" style:display-name="WW_CharLFO4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49LVL1" style:display-name="WW_CharLFO4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0LVL1" style:display-name="WW_CharLFO5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1LVL1" style:display-name="WW_CharLFO5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1" style:display-name="WW_CharLFO5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2" style:display-name="WW_CharLFO5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3" style:display-name="WW_CharLFO5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4" style:display-name="WW_CharLFO5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7" style:display-name="WW_CharLFO5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3LVL1" style:display-name="WW_CharLFO5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4LVL1" style:display-name="WW_CharLFO5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1" style:display-name="WW_CharLFO5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4" style:display-name="WW_CharLFO5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7" style:display-name="WW_CharLFO5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6LVL1" style:display-name="WW_CharLFO5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1" style:display-name="WW_CharLFO5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4" style:display-name="WW_CharLFO5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7" style:display-name="WW_CharLFO5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8LVL1" style:display-name="WW_CharLFO5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59LVL1" style:display-name="WW_CharLFO5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60LVL1" style:display-name="WW_CharLFO6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2LVL1" style:display-name="WW_CharLFO62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63LVL1" style:display-name="WW_CharLFO6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64LVL1" style:display-name="WW_CharLFO6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2" style:display-name="WW_CharLFO6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3" style:display-name="WW_CharLFO6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4" style:display-name="WW_CharLFO6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5" style:display-name="WW_CharLFO6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6" style:display-name="WW_CharLFO6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7" style:display-name="WW_CharLFO6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8" style:display-name="WW_CharLFO6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9" style:display-name="WW_CharLFO6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5LVL1" style:display-name="WW_CharLFO6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1" style:display-name="WW_CharLFO6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2" style:display-name="WW_CharLFO6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3" style:display-name="WW_CharLFO6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4" style:display-name="WW_CharLFO6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5" style:display-name="WW_CharLFO6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6" style:display-name="WW_CharLFO6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7" style:display-name="WW_CharLFO6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8" style:display-name="WW_CharLFO6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9" style:display-name="WW_CharLFO6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1" style:display-name="WW_CharLFO6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2" style:display-name="WW_CharLFO6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3" style:display-name="WW_CharLFO6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4" style:display-name="WW_CharLFO6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5" style:display-name="WW_CharLFO6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6" style:display-name="WW_CharLFO6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7" style:display-name="WW_CharLFO6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8" style:display-name="WW_CharLFO6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9" style:display-name="WW_CharLFO6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8LVL1" style:display-name="WW_CharLFO6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9LVL1" style:display-name="WW_CharLFO6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0LVL1" style:display-name="WW_CharLFO7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1" style:display-name="WW_CharLFO7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4" style:display-name="WW_CharLFO7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7" style:display-name="WW_CharLFO7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1" style:display-name="WW_CharLFO7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4" style:display-name="WW_CharLFO7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5" style:display-name="WW_CharLFO7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6" style:display-name="WW_CharLFO7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7" style:display-name="WW_CharLFO7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8" style:display-name="WW_CharLFO7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9" style:display-name="WW_CharLFO7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3LVL1" style:display-name="WW_CharLFO7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74LVL1" style:display-name="WW_CharLFO7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2" style:display-name="WW_CharLFO7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3" style:display-name="WW_CharLFO7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4" style:display-name="WW_CharLFO7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5" style:display-name="WW_CharLFO7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6" style:display-name="WW_CharLFO7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7" style:display-name="WW_CharLFO7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8" style:display-name="WW_CharLFO7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9" style:display-name="WW_CharLFO7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5LVL1" style:display-name="WW_CharLFO7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1" style:display-name="WW_CharLFO7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2" style:display-name="WW_CharLFO7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3" style:display-name="WW_CharLFO7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4" style:display-name="WW_CharLFO7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5" style:display-name="WW_CharLFO7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6" style:display-name="WW_CharLFO7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7" style:display-name="WW_CharLFO7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8" style:display-name="WW_CharLFO7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9" style:display-name="WW_CharLFO7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1" style:display-name="WW_CharLFO7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2" style:display-name="WW_CharLFO7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3" style:display-name="WW_CharLFO7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4" style:display-name="WW_CharLFO7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5" style:display-name="WW_CharLFO7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6" style:display-name="WW_CharLFO7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7" style:display-name="WW_CharLFO7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8" style:display-name="WW_CharLFO7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9" style:display-name="WW_CharLFO7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1" style:display-name="WW_CharLFO7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2" style:display-name="WW_CharLFO7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3" style:display-name="WW_CharLFO7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4" style:display-name="WW_CharLFO7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5" style:display-name="WW_CharLFO7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6" style:display-name="WW_CharLFO7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7" style:display-name="WW_CharLFO7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8" style:display-name="WW_CharLFO7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9" style:display-name="WW_CharLFO7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0LVL1" style:display-name="WW_CharLFO8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1LVL1" style:display-name="WW_CharLFO81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83LVL1" style:display-name="WW_CharLFO8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2" style:display-name="WW_CharLFO8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3" style:display-name="WW_CharLFO8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4" style:display-name="WW_CharLFO8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5" style:display-name="WW_CharLFO8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6" style:display-name="WW_CharLFO8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7" style:display-name="WW_CharLFO8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8" style:display-name="WW_CharLFO8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9" style:display-name="WW_CharLFO8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4LVL1" style:display-name="WW_CharLFO8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1" style:display-name="WW_CharLFO8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2" style:display-name="WW_CharLFO8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3" style:display-name="WW_CharLFO8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4" style:display-name="WW_CharLFO8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5" style:display-name="WW_CharLFO8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6" style:display-name="WW_CharLFO8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7" style:display-name="WW_CharLFO8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8" style:display-name="WW_CharLFO8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9" style:display-name="WW_CharLFO8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6LVL1" style:display-name="WW_CharLFO86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87LVL1" style:display-name="WW_CharLFO8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2" style:display-name="WW_CharLFO8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3" style:display-name="WW_CharLFO8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4" style:display-name="WW_CharLFO8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5" style:display-name="WW_CharLFO8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6" style:display-name="WW_CharLFO8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7" style:display-name="WW_CharLFO8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8" style:display-name="WW_CharLFO8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9" style:display-name="WW_CharLFO8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1" style:display-name="WW_CharLFO8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2" style:display-name="WW_CharLFO8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3" style:display-name="WW_CharLFO8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4" style:display-name="WW_CharLFO8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5" style:display-name="WW_CharLFO8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6" style:display-name="WW_CharLFO8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7" style:display-name="WW_CharLFO8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8" style:display-name="WW_CharLFO8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9" style:display-name="WW_CharLFO8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1" style:display-name="WW_CharLFO8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2" style:display-name="WW_CharLFO8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3" style:display-name="WW_CharLFO8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4" style:display-name="WW_CharLFO8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5" style:display-name="WW_CharLFO8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6" style:display-name="WW_CharLFO8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7" style:display-name="WW_CharLFO8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8" style:display-name="WW_CharLFO8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9" style:display-name="WW_CharLFO8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0LVL1" style:display-name="WW_CharLFO90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0LVL2" style:display-name="WW_CharLFO90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90LVL3" style:display-name="WW_CharLFO90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4" style:display-name="WW_CharLFO90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5" style:display-name="WW_CharLFO90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6" style:display-name="WW_CharLFO90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7" style:display-name="WW_CharLFO90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8" style:display-name="WW_CharLFO90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9" style:display-name="WW_CharLFO90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1LVL1" style:display-name="WW_CharLFO9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2" style:display-name="WW_CharLFO9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3" style:display-name="WW_CharLFO9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4" style:display-name="WW_CharLFO9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5" style:display-name="WW_CharLFO9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6" style:display-name="WW_CharLFO9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7" style:display-name="WW_CharLFO9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8" style:display-name="WW_CharLFO9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9" style:display-name="WW_CharLFO9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1" style:display-name="WW_CharLFO9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2" style:display-name="WW_CharLFO9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3" style:display-name="WW_CharLFO9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4" style:display-name="WW_CharLFO9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5" style:display-name="WW_CharLFO9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6" style:display-name="WW_CharLFO9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7" style:display-name="WW_CharLFO9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8" style:display-name="WW_CharLFO9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9" style:display-name="WW_CharLFO9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1" style:display-name="WW_CharLFO9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2" style:display-name="WW_CharLFO9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3" style:display-name="WW_CharLFO9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4" style:display-name="WW_CharLFO9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5" style:display-name="WW_CharLFO9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6" style:display-name="WW_CharLFO9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7" style:display-name="WW_CharLFO9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8" style:display-name="WW_CharLFO9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9" style:display-name="WW_CharLFO9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1" style:display-name="WW_CharLFO9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2" style:display-name="WW_CharLFO9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3" style:display-name="WW_CharLFO9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4" style:display-name="WW_CharLFO9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5" style:display-name="WW_CharLFO9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6" style:display-name="WW_CharLFO9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7" style:display-name="WW_CharLFO9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8" style:display-name="WW_CharLFO9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9" style:display-name="WW_CharLFO9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1" style:display-name="WW_CharLFO9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2" style:display-name="WW_CharLFO9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3" style:display-name="WW_CharLFO9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4" style:display-name="WW_CharLFO9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5" style:display-name="WW_CharLFO9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6" style:display-name="WW_CharLFO9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7" style:display-name="WW_CharLFO9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8" style:display-name="WW_CharLFO9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9" style:display-name="WW_CharLFO9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6LVL1" style:display-name="WW_CharLFO96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97LVL1" style:display-name="WW_CharLFO9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1" style:display-name="WW_CharLFO9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2" style:display-name="WW_CharLFO9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3" style:display-name="WW_CharLFO9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4" style:display-name="WW_CharLFO9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5" style:display-name="WW_CharLFO9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6" style:display-name="WW_CharLFO9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7" style:display-name="WW_CharLFO9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8" style:display-name="WW_CharLFO9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9" style:display-name="WW_CharLFO9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1" style:display-name="WW_CharLFO9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2" style:display-name="WW_CharLFO9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3" style:display-name="WW_CharLFO9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4" style:display-name="WW_CharLFO9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5" style:display-name="WW_CharLFO9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6" style:display-name="WW_CharLFO9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7" style:display-name="WW_CharLFO9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8" style:display-name="WW_CharLFO9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9" style:display-name="WW_CharLFO9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1" style:display-name="WW_CharLFO10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2" style:display-name="WW_CharLFO10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3" style:display-name="WW_CharLFO10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4" style:display-name="WW_CharLFO10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5" style:display-name="WW_CharLFO10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6" style:display-name="WW_CharLFO10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7" style:display-name="WW_CharLFO10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8" style:display-name="WW_CharLFO10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9" style:display-name="WW_CharLFO10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1LVL1" style:display-name="WW_CharLFO10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2LVL1" style:display-name="WW_CharLFO10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3LVL1" style:display-name="WW_CharLFO10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4LVL1" style:display-name="WW_CharLFO104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05LVL1" style:display-name="WW_CharLFO10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2" style:display-name="WW_CharLFO10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3" style:display-name="WW_CharLFO10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4" style:display-name="WW_CharLFO10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5" style:display-name="WW_CharLFO10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6" style:display-name="WW_CharLFO10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7" style:display-name="WW_CharLFO10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8" style:display-name="WW_CharLFO10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9" style:display-name="WW_CharLFO10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6LVL1" style:display-name="WW_CharLFO10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1" style:display-name="WW_CharLFO10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2" style:display-name="WW_CharLFO10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3" style:display-name="WW_CharLFO10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4" style:display-name="WW_CharLFO10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5" style:display-name="WW_CharLFO10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6" style:display-name="WW_CharLFO10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7" style:display-name="WW_CharLFO10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8" style:display-name="WW_CharLFO10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9" style:display-name="WW_CharLFO10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8LVL1" style:display-name="WW_CharLFO10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9LVL1" style:display-name="WW_CharLFO10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0LVL1" style:display-name="WW_CharLFO1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1" style:display-name="WW_CharLFO1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2" style:display-name="WW_CharLFO1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3" style:display-name="WW_CharLFO1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4" style:display-name="WW_CharLFO1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5" style:display-name="WW_CharLFO1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6" style:display-name="WW_CharLFO1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7" style:display-name="WW_CharLFO1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8" style:display-name="WW_CharLFO1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9" style:display-name="WW_CharLFO1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1" style:display-name="WW_CharLFO1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2" style:display-name="WW_CharLFO1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3" style:display-name="WW_CharLFO1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4" style:display-name="WW_CharLFO1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5" style:display-name="WW_CharLFO1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6" style:display-name="WW_CharLFO1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7" style:display-name="WW_CharLFO1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8" style:display-name="WW_CharLFO1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9" style:display-name="WW_CharLFO1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1" style:display-name="WW_CharLFO1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2" style:display-name="WW_CharLFO1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3" style:display-name="WW_CharLFO1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4" style:display-name="WW_CharLFO1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5" style:display-name="WW_CharLFO1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6" style:display-name="WW_CharLFO1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7" style:display-name="WW_CharLFO1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8" style:display-name="WW_CharLFO1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9" style:display-name="WW_CharLFO1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4LVL1" style:display-name="WW_CharLFO1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5LVL1" style:display-name="WW_CharLFO1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6LVL1" style:display-name="WW_CharLFO1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7LVL1" style:display-name="WW_CharLFO1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9LVL1" style:display-name="WW_CharLFO11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20LVL1" style:display-name="WW_CharLFO1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2" style:display-name="WW_CharLFO1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3" style:display-name="WW_CharLFO1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4" style:display-name="WW_CharLFO1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5" style:display-name="WW_CharLFO1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6" style:display-name="WW_CharLFO1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7" style:display-name="WW_CharLFO1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8" style:display-name="WW_CharLFO1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9" style:display-name="WW_CharLFO1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1" style:display-name="WW_CharLFO1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2" style:display-name="WW_CharLFO1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3" style:display-name="WW_CharLFO1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4" style:display-name="WW_CharLFO1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5" style:display-name="WW_CharLFO1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6" style:display-name="WW_CharLFO1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7" style:display-name="WW_CharLFO1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8" style:display-name="WW_CharLFO1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9" style:display-name="WW_CharLFO1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1" style:display-name="WW_CharLFO1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2" style:display-name="WW_CharLFO1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3" style:display-name="WW_CharLFO1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4" style:display-name="WW_CharLFO1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5" style:display-name="WW_CharLFO1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6" style:display-name="WW_CharLFO1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7" style:display-name="WW_CharLFO1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8" style:display-name="WW_CharLFO1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9" style:display-name="WW_CharLFO1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4LVL1" style:display-name="WW_CharLFO124LVL1" style:family="text">
      <style:text-properties style:font-name="Symbol" fo:font-family="Symbol" style:font-family-generic="roman" style:font-pitch="variable" style:font-charset="x-symbol"/>
    </style:style>
    <style:style style:name="WW_5f_CharLFO125LVL1" style:display-name="WW_CharLFO1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2" style:display-name="WW_CharLFO1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3" style:display-name="WW_CharLFO1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4" style:display-name="WW_CharLFO1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5" style:display-name="WW_CharLFO1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6" style:display-name="WW_CharLFO1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7" style:display-name="WW_CharLFO1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8" style:display-name="WW_CharLFO1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9" style:display-name="WW_CharLFO1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6LVL1" style:display-name="WW_CharLFO126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6LVL2" style:display-name="WW_CharLFO1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3" style:display-name="WW_CharLFO126LVL3" style:family="text">
      <style:text-properties style:font-name="Wingdings" fo:font-family="Wingdings" style:font-family-generic="system" style:font-pitch="variable" style:font-charset="x-symbol"/>
    </style:style>
    <style:style style:name="WW_5f_CharLFO126LVL4" style:display-name="WW_CharLFO126LVL4" style:family="text">
      <style:text-properties style:font-name="Symbol" fo:font-family="Symbol" style:font-family-generic="roman" style:font-pitch="variable" style:font-charset="x-symbol"/>
    </style:style>
    <style:style style:name="WW_5f_CharLFO126LVL5" style:display-name="WW_CharLFO1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6" style:display-name="WW_CharLFO126LVL6" style:family="text">
      <style:text-properties style:font-name="Wingdings" fo:font-family="Wingdings" style:font-family-generic="system" style:font-pitch="variable" style:font-charset="x-symbol"/>
    </style:style>
    <style:style style:name="WW_5f_CharLFO126LVL7" style:display-name="WW_CharLFO126LVL7" style:family="text">
      <style:text-properties style:font-name="Symbol" fo:font-family="Symbol" style:font-family-generic="roman" style:font-pitch="variable" style:font-charset="x-symbol"/>
    </style:style>
    <style:style style:name="WW_5f_CharLFO126LVL8" style:display-name="WW_CharLFO1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9" style:display-name="WW_CharLFO126LVL9" style:family="text">
      <style:text-properties style:font-name="Wingdings" fo:font-family="Wingdings" style:font-family-generic="system" style:font-pitch="variable" style:font-charset="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loext:num-list-format="%1%" text:bullet-char="o">
        <style:list-level-properties text:list-level-position-and-space-mode="label-alignment">
          <style:list-level-label-alignment text:label-followed-by="listtab" fo:text-indent="-0.635cm" fo:margin-left="1.307cm"/>
        </style:list-level-properties>
        <style:text-properties style:font-name="Courier New"/>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3LVL1" loext:num-list-format="%1%" text:bullet-char="">
        <style:list-level-properties text:list-level-position-and-space-mode="label-alignment">
          <style:list-level-label-alignment text:label-followed-by="listtab" fo:text-indent="-0.635cm" fo:margin-left="1.148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418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688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4.95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228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498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768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038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30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3.053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4.323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593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863cm"/>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8.133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9.403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673cm"/>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9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32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32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32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_5f_CharLFO4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_5f_CharLFO4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3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3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3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44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_5f_CharLFO4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_5f_CharLFO4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_5f_CharLFO4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_5f_CharLFO5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_5f_CharLFO5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_5f_CharLFO5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_5f_CharLFO5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_5f_CharLFO5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_5f_CharLFO5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6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_5f_CharLFO62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_5f_CharLFO6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6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6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6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_5f_CharLFO6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6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_5f_CharLFO6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_5f_CharLFO6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_5f_CharLFO7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_5f_CharLFO7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_5f_CharLFO7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8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_5f_CharLFO81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_5f_CharLFO83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83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83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83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83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83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83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83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83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_5f_CharLFO8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_5f_CharLFO85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5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5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5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5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5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5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5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5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_5f_CharLFO86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_5f_CharLFO8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_5f_CharLFO8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_5f_CharLFO89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89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89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89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89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89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89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89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89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_5f_CharLFO9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_5f_CharLFO91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1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1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1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1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1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1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1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1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_5f_CharLFO9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_5f_CharLFO9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_5f_CharLFO94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4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4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4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4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4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4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4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4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_5f_CharLFO9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9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_5f_CharLFO96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_5f_CharLFO9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_5f_CharLFO9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_5f_CharLFO9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_5f_CharLFO10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_5f_CharLFO10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_5f_CharLFO10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_5f_CharLFO10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text:style-name="WW_5f_CharLFO104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_5f_CharLFO10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_5f_CharLFO10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_5f_CharLFO10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10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10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10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10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10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10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10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10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_5f_CharLFO10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_5f_CharLFO10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_5f_CharLFO11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_5f_CharLFO1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_5f_CharLFO112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_5f_CharLFO113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_5f_CharLFO1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_5f_CharLFO1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_5f_CharLFO11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_5f_CharLFO11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text:style-name="WW_5f_CharLFO11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_5f_CharLFO120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20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20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20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20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20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20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20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20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_5f_CharLFO1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_5f_CharLFO12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2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2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2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2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2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2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2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WW_5f_CharLFO1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year number:style="long"/>
    </number:date-style>
    <style:default-page-layout>
      <style:page-layout-properties fo:border="none" fo:padding="0cm" style:writing-mode="lr-tb" style:layout-grid-standard-mode="true"/>
    </style:default-page-layout>
  </office:styles>
  <office:automatic-styles>
    <style:style style:name="Table1" style:family="table">
      <style:table-properties style:width="16.859cm" fo:margin-left="-0.191cm" table:align="left"/>
    </style:style>
    <style:style style:name="Table1.A" style:family="table-column">
      <style:table-column-properties style:column-width="11.252cm"/>
    </style:style>
    <style:style style:name="Table1.B" style:family="table-column">
      <style:table-column-properties style:column-width="5.607cm"/>
    </style:style>
    <style:style style:name="Table1.A1" style:family="table-cell">
      <style:table-cell-properties fo:padding-left="0.191cm" fo:padding-right="0.191cm" fo:padding-top="0cm" fo:padding-bottom="0cm" fo:border="0.75pt solid #000000" style:writing-mode="lr-tb"/>
    </style:style>
    <style:style style:name="Table2" style:family="table">
      <style:table-properties style:width="16.732cm" fo:margin-left="-0.191cm" table:align="left"/>
    </style:style>
    <style:style style:name="Table2.A" style:family="table-column">
      <style:table-column-properties style:column-width="5.577cm"/>
    </style:style>
    <style:style style:name="Table2.A1" style:family="table-cell">
      <style:table-cell-properties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Kopfzeile">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ext:p text:style-name="MP2"/>
        <text:p text:style-name="MP3"/>
        <text:p text:style-name="MP4"/>
        <text:p text:style-name="MP5"/>
      </style:header>
    </style:master-page>
    <style:master-page style:name="MP1" style:page-layout-name="Mpm3" draw:style-name="Mdp1">
      <style:header>
        <table:table table:name="Table1" table:style-name="Table1">
          <table:table-column table:style-name="Table1.A"/>
          <table:table-column table:style-name="Table1.B"/>
          <table:table-row>
            <table:table-cell table:style-name="Table1.A1" office:value-type="string">
              <text:p text:style-name="Standard"><text:subject>Project Highrise</text:subject></text:p>
            </table:table-cell>
            <table:table-cell table:style-name="Table1.A1" office:value-type="string">
              <text:p text:style-name="MP6"><text:s text:c="2"/>Version: <text:s text:c="10"/>&lt;1.0&gt;</text:p>
            </table:table-cell>
          </table:table-row>
          <table:table-row>
            <table:table-cell table:style-name="Table1.A1" office:value-type="string">
              <text:p text:style-name="Standard"><text:title>Iteration Test Plan</text:title></text:p>
            </table:table-cell>
            <table:table-cell table:style-name="Table1.A1" office:value-type="string">
              <text:p text:style-name="Standard"><text:s text:c="2"/>Date: <text:s/>&lt;dd/mmm/yy&gt;</text:p>
            </table:table-cell>
          </table:table-row>
          <table:table-row>
            <table:table-cell table:style-name="Table1.A1" table:number-columns-spanned="2" office:value-type="string">
              <text:p text:style-name="Standard">&lt;document identifier&gt;</text:p>
            </table:table-cell>
            <table:covered-table-cell/>
          </table:table-row>
        </table:table>
        <text:p text:style-name="Kopfzeile"/>
      </style:header>
      <style:footer>
        <table:table table:name="Table2" table:style-name="Table2">
          <table:table-column table:style-name="Table2.A" table:number-columns-repeated="3"/>
          <table:table-row>
            <table:table-cell table:style-name="Table2.A1" office:value-type="string">
              <text:p text:style-name="MP7">Confidential</text:p>
            </table:table-cell>
            <table:table-cell table:style-name="Table2.A1" office:value-type="string">
              <text:p text:style-name="MP8"><text:span text:style-name="Absatz-Standardschriftart"><text:span text:style-name="MT1"></text:span></text:span>, <text:date style:data-style-name="N10129" text:date-value="2023-06-06T20:17:29.042647378">2023</text:date></text:p>
            </table:table-cell>
            <table:table-cell table:style-name="Table2.A1" office:value-type="string">
              <text:p text:style-name="MP9">Page <text:span text:style-name="Seitenzahl"><text:page-number text:select-page="current">14</text:page-number></text:span></text:p>
            </table:table-cell>
          </table:table-row>
        </table:table>
        <text:p text:style-name="Fußzei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title>Iteration Test Plan</dc:title>
    <dc:subject>Project Highrise</dc:subject>
    <meta:creation-date>2023-04-26T09:50:00Z</meta:creation-date>
    <dc:date>2023-06-06T20:17:28.846301932</dc:date>
    <meta:print-date>2001-09-06T23:54:00Z</meta:print-date>
    <meta:editing-cycles>60</meta:editing-cycles>
    <meta:editing-duration>PT2H38M17S</meta:editing-duration>
    <meta:document-statistic meta:table-count="15" meta:image-count="0" meta:object-count="0" meta:page-count="14" meta:paragraph-count="403" meta:word-count="3297" meta:character-count="20259" meta:non-whitespace-character-count="17397"/>
    <meta:template xlink:type="simple" xlink:actuate="onRequest" xlink:title="" xlink:href="Normal.dotm"/>
  </office:meta>
</office:document-meta>
</file>